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Symbol" svg:font-family="Symbol" style:font-charset="x-symbol"/>
    <style:font-face style:name="OpenSymbol1" svg:font-family="OpenSymbol" style:font-adornments="Regular" style:font-pitch="variable" style:font-charset="x-symbol"/>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OpenSymbol2" svg:font-family="OpenSymbol" style:font-family-generic="system" style:font-pitch="variable"/>
    <style:font-face style:name="Symbol1" svg:font-family="Symbol" style:font-family-generic="system" style:font-pitch="variable"/>
  </office:font-face-decls>
  <office:automatic-styles>
    <style:style style:name="P1"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fo:font-size="12pt" fo:language="pt" fo:country="BR" style:font-size-asian="12pt" style:font-size-complex="12pt"/>
    </style:style>
    <style:style style:name="P2"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fo:font-size="12pt" fo:language="pt" fo:country="BR" officeooo:paragraph-rsid="0262f101" style:font-size-asian="12pt" style:font-size-complex="12pt"/>
    </style:style>
    <style:style style:name="P3"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fo:font-size="12pt" fo:language="pt" fo:country="BR" fo:font-weight="bold" style:font-size-asian="12pt" style:font-weight-asian="bold" style:font-size-complex="12pt" style:font-weight-complex="bold"/>
    </style:style>
    <style:style style:name="P4" style:family="paragraph" style:parent-style-name="Standard">
      <style:paragraph-properties fo:margin-left="0cm" fo:margin-right="0cm" fo:margin-top="0cm" fo:margin-bottom="0cm" loext:contextual-spacing="false" fo:line-height="150%" fo:text-align="justify" style:justify-single-word="false" fo:orphans="2" fo:widows="2" fo:hyphenation-ladder-count="no-limit" fo:text-indent="2cm" style:auto-text-indent="false" style:punctuation-wrap="simple" style:writing-mode="lr-tb"/>
      <style:text-properties fo:font-size="12pt" fo:language="pt" fo:country="BR" fo:font-weight="bold" style:font-size-asian="12pt" style:font-weight-asian="bold" style:font-size-complex="12pt" style:font-weight-complex="bold" fo:hyphenate="false" fo:hyphenation-remain-char-count="2" fo:hyphenation-push-char-count="2" loext:hyphenation-no-caps="false"/>
    </style:style>
    <style:style style:name="P5"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fo:font-size="12pt" fo:language="pt" fo:country="BR" fo:font-weight="bold" fo:background-color="#ffff00" style:font-size-asian="12pt" style:font-weight-asian="bold" style:font-size-complex="12pt" style:font-weight-complex="bold"/>
    </style:style>
    <style:style style:name="P6"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fo:font-size="12pt" fo:language="pt" fo:country="BR" fo:font-weight="bold" officeooo:rsid="011614df" officeooo:paragraph-rsid="011614df" fo:background-color="#ffff00" style:font-size-asian="12pt" style:font-weight-asian="bold" style:font-size-complex="12pt" style:font-weight-complex="bold"/>
    </style:style>
    <style:style style:name="P7"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fo:font-size="12pt" fo:language="pt" fo:country="BR" fo:font-weight="bold" officeooo:rsid="011614df" officeooo:paragraph-rsid="011614df" fo:background-color="transparent" style:font-size-asian="12pt" style:font-weight-asian="bold" style:font-size-complex="12pt" style:font-weight-complex="bold"/>
    </style:style>
    <style:style style:name="P8"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fo:font-size="12pt" fo:language="pt" fo:country="BR" fo:font-weight="normal" style:font-size-asian="12pt" style:font-weight-asian="normal" style:font-size-complex="12pt" style:font-weight-complex="normal"/>
    </style:style>
    <style:style style:name="P9"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fo:font-size="12pt" fo:language="pt" fo:country="BR" fo:font-weight="normal" officeooo:rsid="00db247e" officeooo:paragraph-rsid="00db247e" style:font-size-asian="12pt" style:font-weight-asian="normal" style:font-size-complex="12pt" style:font-weight-complex="normal"/>
    </style:style>
    <style:style style:name="P10"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fo:font-size="12pt" fo:language="pt" fo:country="BR" fo:font-weight="normal" fo:background-color="#ffff00" style:font-size-asian="12pt" style:font-weight-asian="normal" style:font-size-complex="12pt" style:font-weight-complex="normal"/>
    </style:style>
    <style:style style:name="P11" style:family="paragraph" style:parent-style-name="Standard">
      <style:paragraph-properties fo:margin-left="0cm" fo:margin-right="0cm" fo:margin-top="0cm" fo:margin-bottom="0cm" loext:contextual-spacing="false" fo:line-height="150%" fo:text-align="justify" style:justify-single-word="false" fo:orphans="2" fo:widows="2" fo:hyphenation-ladder-count="no-limit" fo:text-indent="2cm" style:auto-text-indent="false" style:punctuation-wrap="simple" style:writing-mode="lr-tb"/>
      <style:text-properties fo:font-size="12pt" fo:language="pt" fo:country="BR" fo:font-style="normal" fo:font-weight="normal" style:font-size-asian="12pt" style:font-style-asian="normal" style:font-weight-asian="normal" style:font-size-complex="12pt" style:font-style-complex="normal" style:font-weight-complex="normal" fo:hyphenate="false" fo:hyphenation-remain-char-count="2" fo:hyphenation-push-char-count="2" loext:hyphenation-no-caps="false"/>
    </style:style>
    <style:style style:name="P12"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fo:color="#000000" fo:font-size="12pt" fo:language="pt" fo:country="BR" style:letter-kerning="true" fo:background-color="#ffff00" style:font-name-asian="Noto Sans CJK SC Regular" style:font-size-asian="12pt" style:language-asian="zh" style:country-asian="CN" style:font-name-complex="FreeSans" style:font-size-complex="12pt" style:language-complex="hi" style:country-complex="IN"/>
    </style:style>
    <style:style style:name="P13"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fo:color="#000000" fo:font-size="12pt" fo:language="pt" fo:country="BR" officeooo:paragraph-rsid="026a47ea" style:letter-kerning="true" fo:background-color="#ffff00" style:font-name-asian="Noto Sans CJK SC Regular" style:font-size-asian="12pt" style:language-asian="zh" style:country-asian="CN" style:font-name-complex="FreeSans" style:font-size-complex="12pt" style:language-complex="hi" style:country-complex="IN"/>
    </style:style>
    <style:style style:name="P14"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fo:color="#000000" fo:font-size="12pt" fo:language="pt" fo:country="BR" style:letter-kerning="true" style:font-name-asian="Noto Sans CJK SC Regular" style:font-size-asian="12pt" style:language-asian="zh" style:country-asian="CN" style:font-name-complex="FreeSans" style:font-size-complex="12pt" style:language-complex="hi" style:country-complex="IN"/>
    </style:style>
    <style:style style:name="P15"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fo:color="#000000" fo:font-size="12pt" fo:language="pt" fo:country="BR" fo:font-weight="normal" style:letter-kerning="true" fo:background-color="#ffff00" style:font-name-asian="Noto Sans CJK SC Regular" style:font-size-asian="12pt" style:language-asian="zh" style:country-asian="CN" style:font-weight-asian="normal" style:font-name-complex="FreeSans" style:font-size-complex="12pt" style:language-complex="hi" style:country-complex="IN" style:font-weight-complex="normal"/>
    </style:style>
    <style:style style:name="P16"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fo:color="#000000" fo:font-size="12pt" fo:language="pt" fo:country="BR" fo:font-weight="normal" officeooo:rsid="01c23517" officeooo:paragraph-rsid="01c23517" style:letter-kerning="true" fo:background-color="transparent" style:font-name-asian="Noto Sans CJK SC Regular" style:font-size-asian="12pt" style:language-asian="zh" style:country-asian="CN" style:font-weight-asian="normal" style:font-name-complex="FreeSans" style:font-size-complex="12pt" style:language-complex="hi" style:country-complex="IN" style:font-weight-complex="normal"/>
    </style:style>
    <style:style style:name="P17"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fo:color="#000000" fo:font-size="12pt" fo:language="pt" fo:country="BR" fo:font-weight="normal" style:letter-kerning="true" fo:background-color="transparent" style:font-name-asian="Noto Sans CJK SC Regular" style:font-size-asian="12pt" style:language-asian="zh" style:country-asian="CN" style:font-weight-asian="normal" style:font-name-complex="FreeSans" style:font-size-complex="12pt" style:language-complex="hi" style:country-complex="IN" style:font-weight-complex="normal"/>
    </style:style>
    <style:style style:name="P18"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fo:color="#000000" style:font-name="Liberation Serif" fo:font-size="12pt" fo:language="pt" fo:country="BR" officeooo:rsid="02890e1c" officeooo:paragraph-rsid="02890e1c" style:letter-kerning="true" fo:background-color="#ffff00" style:font-name-asian="Noto Sans CJK SC Regular" style:font-size-asian="12pt" style:language-asian="zh" style:country-asian="CN" style:font-name-complex="FreeSans" style:font-size-complex="12pt" style:language-complex="hi" style:country-complex="IN"/>
    </style:style>
    <style:style style:name="P19"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style:use-window-font-color="true" fo:font-size="12pt" fo:language="pt" fo:country="BR" fo:font-weight="bold" style:letter-kerning="true" style:font-name-asian="Noto Sans CJK SC Regular" style:font-size-asian="12pt" style:language-asian="zh" style:country-asian="CN" style:font-weight-asian="bold" style:font-name-complex="FreeSans" style:font-size-complex="12pt" style:language-complex="hi" style:country-complex="IN" style:font-weight-complex="bold"/>
    </style:style>
    <style:style style:name="P20"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style:use-window-font-color="true" fo:font-size="12pt" fo:language="pt" fo:country="BR" fo:font-weight="bold" style:letter-kerning="true" fo:background-color="#ffff00" style:font-name-asian="Noto Sans CJK SC Regular" style:font-size-asian="12pt" style:language-asian="zh" style:country-asian="CN" style:font-weight-asian="bold" style:font-name-complex="FreeSans" style:font-size-complex="12pt" style:language-complex="hi" style:country-complex="IN" style:font-weight-complex="bold"/>
    </style:style>
    <style:style style:name="P21"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style:use-window-font-color="true" fo:font-size="12pt" fo:language="pt" fo:country="BR" fo:font-weight="normal" style:letter-kerning="true" style:font-name-asian="Noto Sans CJK SC Regular" style:font-size-asian="12pt" style:language-asian="zh" style:country-asian="CN" style:font-weight-asian="normal" style:font-name-complex="FreeSans" style:font-size-complex="12pt" style:language-complex="hi" style:country-complex="IN" style:font-weight-complex="normal"/>
    </style:style>
    <style:style style:name="P22"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style:use-window-font-color="true" fo:font-size="12pt" fo:language="pt" fo:country="BR" fo:font-weight="normal" officeooo:paragraph-rsid="02590a7f" style:letter-kerning="true" style:font-name-asian="Noto Sans CJK SC Regular" style:font-size-asian="12pt" style:language-asian="zh" style:country-asian="CN" style:font-weight-asian="normal" style:font-name-complex="FreeSans" style:font-size-complex="12pt" style:language-complex="hi" style:country-complex="IN" style:font-weight-complex="normal"/>
    </style:style>
    <style:style style:name="P23"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style:use-window-font-color="true" fo:font-size="12pt" fo:language="pt" fo:country="BR" officeooo:rsid="001d85f6" officeooo:paragraph-rsid="018e32fb" style:letter-kerning="true" fo:background-color="transparent" style:font-name-asian="Noto Sans CJK SC Regular" style:font-size-asian="12pt" style:language-asian="zh" style:country-asian="CN" style:font-name-complex="FreeSans" style:font-size-complex="12pt" style:language-complex="hi" style:country-complex="IN"/>
    </style:style>
    <style:style style:name="P24"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style:use-window-font-color="true" style:font-name="Liberation Serif" fo:font-size="12pt" fo:language="pt" fo:country="BR" fo:font-weight="normal" style:letter-kerning="true" style:font-name-asian="Noto Sans CJK SC Regular" style:font-size-asian="12pt" style:language-asian="zh" style:country-asian="CN" style:font-weight-asian="normal" style:font-name-complex="FreeSans" style:font-size-complex="12pt" style:language-complex="hi" style:country-complex="IN" style:font-weight-complex="normal"/>
    </style:style>
    <style:style style:name="P25"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style>
    <style:style style:name="P26"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officeooo:paragraph-rsid="00db247e"/>
    </style:style>
    <style:style style:name="P27"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officeooo:paragraph-rsid="00dc535c"/>
    </style:style>
    <style:style style:name="P28"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officeooo:paragraph-rsid="012a5591"/>
    </style:style>
    <style:style style:name="P29"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officeooo:paragraph-rsid="0140969c"/>
    </style:style>
    <style:style style:name="P30"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officeooo:paragraph-rsid="015552cf"/>
    </style:style>
    <style:style style:name="P31"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officeooo:paragraph-rsid="0169badc"/>
    </style:style>
    <style:style style:name="P32"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officeooo:paragraph-rsid="005e4d14"/>
    </style:style>
    <style:style style:name="P33"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officeooo:paragraph-rsid="00748ee2"/>
    </style:style>
    <style:style style:name="P34"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officeooo:paragraph-rsid="0083433f"/>
    </style:style>
    <style:style style:name="P35"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officeooo:paragraph-rsid="00b2914a"/>
    </style:style>
    <style:style style:name="P36"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officeooo:paragraph-rsid="00a6a237"/>
    </style:style>
    <style:style style:name="P37"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officeooo:paragraph-rsid="0182b36a"/>
    </style:style>
    <style:style style:name="P38"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officeooo:paragraph-rsid="01244e8f"/>
    </style:style>
    <style:style style:name="P39"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officeooo:paragraph-rsid="018e32fb"/>
    </style:style>
    <style:style style:name="P40"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officeooo:paragraph-rsid="019d3caa"/>
    </style:style>
    <style:style style:name="P41"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officeooo:paragraph-rsid="01d4d3b0"/>
    </style:style>
    <style:style style:name="P42"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officeooo:paragraph-rsid="01e70da0"/>
    </style:style>
    <style:style style:name="P43"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officeooo:paragraph-rsid="01ade3b0"/>
    </style:style>
    <style:style style:name="P44"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officeooo:paragraph-rsid="021a062d"/>
    </style:style>
    <style:style style:name="P45"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officeooo:paragraph-rsid="019815e6"/>
    </style:style>
    <style:style style:name="P46"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officeooo:paragraph-rsid="02284930"/>
    </style:style>
    <style:style style:name="P47"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officeooo:paragraph-rsid="023065b5"/>
    </style:style>
    <style:style style:name="P48"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officeooo:paragraph-rsid="02369368"/>
    </style:style>
    <style:style style:name="P49"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officeooo:paragraph-rsid="01f2a2bb"/>
    </style:style>
    <style:style style:name="P50"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officeooo:paragraph-rsid="024047ca"/>
    </style:style>
    <style:style style:name="P51"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officeooo:paragraph-rsid="0100076b"/>
    </style:style>
    <style:style style:name="P52"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officeooo:paragraph-rsid="024556a8"/>
    </style:style>
    <style:style style:name="P53"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officeooo:paragraph-rsid="024e1b87"/>
    </style:style>
    <style:style style:name="P54"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officeooo:paragraph-rsid="0198a3ce"/>
    </style:style>
    <style:style style:name="P55"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officeooo:paragraph-rsid="025aaf9d"/>
    </style:style>
    <style:style style:name="P56"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officeooo:paragraph-rsid="026f2b1b"/>
    </style:style>
    <style:style style:name="P57"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officeooo:paragraph-rsid="01c23517"/>
    </style:style>
    <style:style style:name="P58"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officeooo:paragraph-rsid="028244a9"/>
    </style:style>
    <style:style style:name="P59"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fo:language="pt" fo:country="BR"/>
    </style:style>
    <style:style style:name="P60" style:family="paragraph" style:parent-style-name="Standard">
      <style:paragraph-properties fo:margin-left="0cm" fo:margin-right="0cm" fo:margin-top="0cm" fo:margin-bottom="0cm" loext:contextual-spacing="false" fo:line-height="150%" fo:text-align="justify" style:justify-single-word="false" fo:orphans="2" fo:widows="2" fo:hyphenation-ladder-count="no-limit" fo:text-indent="2cm" style:auto-text-indent="false" style:punctuation-wrap="simple" style:writing-mode="lr-tb"/>
      <style:text-properties fo:language="pt" fo:country="BR" fo:hyphenate="false" fo:hyphenation-remain-char-count="2" fo:hyphenation-push-char-count="2" loext:hyphenation-no-caps="false"/>
    </style:style>
    <style:style style:name="P61"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fo:language="pt" fo:country="BR" officeooo:paragraph-rsid="00374d14"/>
    </style:style>
    <style:style style:name="P62"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fo:language="pt" fo:country="BR" officeooo:paragraph-rsid="003d96d3"/>
    </style:style>
    <style:style style:name="P63"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fo:language="pt" fo:country="BR" officeooo:paragraph-rsid="00f908e4"/>
    </style:style>
    <style:style style:name="P64"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fo:language="pt" fo:country="BR" officeooo:paragraph-rsid="004e4ae6"/>
    </style:style>
    <style:style style:name="P65"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fo:language="pt" fo:country="BR" officeooo:paragraph-rsid="0262f101"/>
    </style:style>
    <style:style style:name="P66"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fo:language="pt" fo:country="BR" fo:background-color="#ffff00"/>
    </style:style>
    <style:style style:name="P67"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officeooo:rsid="01c23517" officeooo:paragraph-rsid="01c23517" fo:background-color="transparent"/>
    </style:style>
    <style:style style:name="P68"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fo:background-color="transparent"/>
    </style:style>
    <style:style style:name="P69"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officeooo:paragraph-rsid="026a47ea" fo:background-color="transparent"/>
    </style:style>
    <style:style style:name="P70"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fo:font-weight="normal" officeooo:paragraph-rsid="01962d29" fo:background-color="transparent" style:font-weight-asian="normal" style:font-weight-complex="normal"/>
    </style:style>
    <style:style style:name="P71" style:family="paragraph" style:parent-style-name="Standard">
      <style:paragraph-properties fo:margin-left="0cm" fo:margin-right="0cm" fo:margin-top="0cm" fo:margin-bottom="0cm" loext:contextual-spacing="false" fo:line-height="150%" fo:text-align="justify" style:justify-single-word="false" fo:text-indent="2cm" style:auto-text-indent="false" fo:break-before="page" style:writing-mode="lr-tb"/>
      <style:text-properties style:use-window-font-color="true" fo:font-size="12pt" fo:language="pt" fo:country="BR" fo:font-weight="bold" style:letter-kerning="true" style:font-name-asian="Noto Sans CJK SC Regular" style:font-size-asian="12pt" style:language-asian="zh" style:country-asian="CN" style:font-weight-asian="bold" style:font-name-complex="FreeSans" style:font-size-complex="12pt" style:language-complex="hi" style:country-complex="IN" style:font-weight-complex="bold"/>
    </style:style>
    <style:style style:name="P72" style:family="paragraph" style:parent-style-name="Standard">
      <style:paragraph-properties fo:margin-left="0cm" fo:margin-right="0cm" fo:margin-top="0cm" fo:margin-bottom="0cm" loext:contextual-spacing="false" fo:line-height="150%" fo:text-align="justify" style:justify-single-word="false" fo:text-indent="2cm" style:auto-text-indent="false" fo:break-before="page" style:writing-mode="lr-tb"/>
      <style:text-properties fo:font-size="12pt" fo:language="pt" fo:country="BR" fo:font-weight="bold" style:font-size-asian="12pt" style:font-weight-asian="bold" style:font-size-complex="12pt" style:font-weight-complex="bold"/>
    </style:style>
    <style:style style:name="P73" style:family="paragraph" style:parent-style-name="Standard">
      <style:paragraph-properties fo:margin-left="0cm" fo:margin-right="0cm" fo:margin-top="0cm" fo:margin-bottom="0cm" loext:contextual-spacing="false" fo:line-height="150%" fo:text-align="justify" style:justify-single-word="false" fo:text-indent="2cm" style:auto-text-indent="false" fo:break-before="page" style:writing-mode="lr-tb"/>
      <style:text-properties fo:font-size="12pt" fo:language="pt" fo:country="BR" fo:font-weight="bold" officeooo:paragraph-rsid="00220baa" style:font-size-asian="12pt" style:font-weight-asian="bold" style:font-size-complex="12pt" style:font-weight-complex="bold"/>
    </style:style>
    <style:style style:name="P74" style:family="paragraph" style:parent-style-name="Standard">
      <style:paragraph-properties fo:margin-left="0cm" fo:margin-right="0cm" fo:margin-top="0cm" fo:margin-bottom="0cm" loext:contextual-spacing="false" fo:line-height="150%" fo:text-align="justify" style:justify-single-word="false" fo:text-indent="2cm" style:auto-text-indent="false" fo:break-before="page" style:writing-mode="lr-tb"/>
      <style:text-properties fo:language="pt" fo:country="BR"/>
    </style:style>
    <style:style style:name="P75" style:family="paragraph" style:parent-style-name="Standard">
      <style:paragraph-properties fo:margin-left="0cm" fo:margin-right="0cm" fo:margin-top="0cm" fo:margin-bottom="0cm" loext:contextual-spacing="false" fo:line-height="150%" fo:text-align="justify" style:justify-single-word="false" fo:text-indent="2cm" style:auto-text-indent="false"/>
      <style:text-properties style:use-window-font-color="true" fo:font-size="12pt" fo:language="pt" fo:country="BR" fo:font-weight="bold" style:letter-kerning="true" style:font-name-asian="Noto Sans CJK SC Regular" style:font-size-asian="12pt" style:language-asian="zh" style:country-asian="CN" style:font-weight-asian="bold" style:font-name-complex="FreeSans" style:font-size-complex="12pt" style:language-complex="hi" style:country-complex="IN" style:font-weight-complex="bold"/>
    </style:style>
    <style:style style:name="P76" style:family="paragraph" style:parent-style-name="Standard">
      <style:paragraph-properties fo:margin-left="0cm" fo:margin-right="0cm" fo:margin-top="0cm" fo:margin-bottom="0cm" loext:contextual-spacing="false" fo:line-height="150%" fo:text-indent="2cm" style:auto-text-indent="false"/>
      <style:text-properties fo:language="pt" fo:country="BR"/>
    </style:style>
    <style:style style:name="P77" style:family="paragraph" style:parent-style-name="Standard">
      <style:paragraph-properties fo:margin-left="0cm" fo:margin-right="0cm" fo:margin-top="0cm" fo:margin-bottom="0cm" loext:contextual-spacing="false" fo:line-height="150%" fo:text-align="justify" style:justify-single-word="false" fo:text-indent="2cm" style:auto-text-indent="false"/>
      <style:text-properties fo:language="pt" fo:country="BR"/>
    </style:style>
    <style:style style:name="P78" style:family="paragraph" style:parent-style-name="Standard" style:master-page-name="">
      <loext:graphic-properties draw:fill="none"/>
      <style:paragraph-properties fo:margin-left="4.001cm" fo:margin-right="0cm" fo:margin-top="0cm" fo:margin-bottom="0cm" loext:contextual-spacing="false" fo:line-height="150%" fo:text-align="justify" style:justify-single-word="false" fo:orphans="2" fo:widows="2" fo:hyphenation-ladder-count="no-limit" fo:text-indent="2cm" style:auto-text-indent="false" style:page-number="auto" fo:background-color="transparent" style:punctuation-wrap="simple" style:writing-mode="lr-tb"/>
      <style:text-properties fo:font-size="12pt" fo:language="pt" fo:country="BR" officeooo:paragraph-rsid="00bc855b" style:font-size-asian="12pt" style:font-size-complex="12pt" fo:hyphenate="false" fo:hyphenation-remain-char-count="2" fo:hyphenation-push-char-count="2" loext:hyphenation-no-caps="false"/>
    </style:style>
    <style:style style:name="P79" style:family="paragraph" style:parent-style-name="Standard" style:master-page-name="Standard">
      <style:paragraph-properties fo:margin-left="0cm" fo:margin-right="0cm" fo:margin-top="0cm" fo:margin-bottom="0cm" loext:contextual-spacing="false" fo:line-height="150%" fo:text-align="center" style:justify-single-word="false" fo:text-indent="2cm" style:auto-text-indent="false" style:page-number="auto" style:writing-mode="lr-tb"/>
      <style:text-properties fo:language="pt" fo:country="BR" fo:font-weight="bold" style:font-weight-asian="bold" style:font-weight-complex="bold"/>
    </style:style>
    <style:style style:name="P80" style:family="paragraph" style:parent-style-name="Standard" style:list-style-name="WWNum1">
      <style:paragraph-properties fo:margin-left="0cm" fo:margin-right="0cm" fo:margin-top="0cm" fo:margin-bottom="0cm" loext:contextual-spacing="false" fo:line-height="150%" fo:text-align="justify" style:justify-single-word="false" fo:text-indent="2cm" style:auto-text-indent="false" style:writing-mode="lr-tb"/>
      <style:text-properties fo:language="pt" fo:country="BR"/>
    </style:style>
    <style:style style:name="P81" style:family="paragraph" style:parent-style-name="Standard" style:list-style-name="WWNum2">
      <style:paragraph-properties fo:margin-left="0cm" fo:margin-right="0cm" fo:margin-top="0cm" fo:margin-bottom="0cm" loext:contextual-spacing="false" fo:line-height="150%" fo:text-align="justify" style:justify-single-word="false" fo:text-indent="2cm" style:auto-text-indent="false" style:writing-mode="lr-tb"/>
      <style:text-properties fo:language="pt" fo:country="BR"/>
    </style:style>
    <style:style style:name="P82" style:family="paragraph" style:parent-style-name="Standard" style:list-style-name="WWNum3">
      <style:paragraph-properties fo:margin-left="0cm" fo:margin-right="0cm" fo:margin-top="0cm" fo:margin-bottom="0cm" loext:contextual-spacing="false" fo:line-height="150%" fo:text-align="justify" style:justify-single-word="false" fo:text-indent="2cm" style:auto-text-indent="false" style:writing-mode="lr-tb"/>
      <style:text-properties fo:language="pt" fo:country="BR"/>
    </style:style>
    <style:style style:name="P83" style:family="paragraph" style:parent-style-name="Standard" style:list-style-name="WWNum4">
      <style:paragraph-properties fo:margin-left="0cm" fo:margin-right="0cm" fo:margin-top="0cm" fo:margin-bottom="0cm" loext:contextual-spacing="false" fo:line-height="150%" fo:text-align="justify" style:justify-single-word="false" fo:text-indent="2cm" style:auto-text-indent="false" style:writing-mode="lr-tb"/>
      <style:text-properties fo:language="pt" fo:country="BR"/>
    </style:style>
    <style:style style:name="P84" style:family="paragraph" style:parent-style-name="Standard" style:list-style-name="WWNum3">
      <style:paragraph-properties fo:margin-left="0cm" fo:margin-right="0cm" fo:margin-top="0cm" fo:margin-bottom="0cm" loext:contextual-spacing="false" fo:line-height="150%" fo:text-align="justify" style:justify-single-word="false" fo:text-indent="2cm" style:auto-text-indent="false" style:writing-mode="lr-tb"/>
      <style:text-properties fo:font-size="12pt" fo:language="pt" fo:country="BR" officeooo:rsid="0279760c" officeooo:paragraph-rsid="0279760c" style:font-size-asian="12pt" style:font-size-complex="12pt"/>
    </style:style>
    <style:style style:name="P85" style:family="paragraph" style:parent-style-name="Standard" style:list-style-name="WWNum4">
      <style:paragraph-properties fo:margin-left="0cm" fo:margin-right="0cm" fo:margin-top="0cm" fo:margin-bottom="0cm" loext:contextual-spacing="false" fo:line-height="150%" fo:text-align="justify" style:justify-single-word="false" fo:text-indent="2cm" style:auto-text-indent="false" style:writing-mode="lr-tb"/>
      <style:text-properties fo:font-size="12pt" fo:language="pt" fo:country="BR" fo:font-weight="normal" style:font-size-asian="12pt" style:font-weight-asian="normal" style:font-size-complex="12pt" style:font-weight-complex="normal"/>
    </style:style>
    <style:style style:name="P86" style:family="paragraph" style:parent-style-name="Standard" style:list-style-name="WWNum5">
      <style:paragraph-properties fo:margin-left="0cm" fo:margin-right="0cm" fo:margin-top="0cm" fo:margin-bottom="0cm" loext:contextual-spacing="false" fo:line-height="150%" fo:text-align="justify" style:justify-single-word="false" fo:text-indent="2cm" style:auto-text-indent="false" style:writing-mode="lr-tb"/>
      <style:text-properties fo:font-size="12pt" fo:language="pt" fo:country="BR" fo:font-weight="normal" style:font-size-asian="12pt" style:font-weight-asian="normal" style:font-size-complex="12pt" style:font-weight-complex="normal"/>
    </style:style>
    <style:style style:name="P87" style:family="paragraph" style:parent-style-name="Standard" style:list-style-name="WWNum4">
      <style:paragraph-properties fo:margin-left="0cm" fo:margin-right="0cm" fo:margin-top="0cm" fo:margin-bottom="0cm" loext:contextual-spacing="false" fo:line-height="150%" fo:text-align="justify" style:justify-single-word="false" fo:text-indent="2cm" style:auto-text-indent="false" style:writing-mode="lr-tb"/>
      <style:text-properties style:use-window-font-color="true" fo:font-size="12pt" fo:language="pt" fo:country="BR" fo:font-weight="normal" style:letter-kerning="true" style:font-name-asian="Noto Sans CJK SC Regular" style:font-size-asian="12pt" style:language-asian="zh" style:country-asian="CN" style:font-weight-asian="normal" style:font-name-complex="FreeSans" style:font-size-complex="12pt" style:language-complex="hi" style:country-complex="IN" style:font-weight-complex="normal"/>
    </style:style>
    <style:style style:name="P88"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fo:color="#000000" fo:font-size="12pt" fo:language="pt" fo:country="BR" fo:font-weight="normal" officeooo:rsid="01c23517" officeooo:paragraph-rsid="01c23517" style:letter-kerning="true" fo:background-color="transparent" style:font-name-asian="Noto Sans CJK SC Regular" style:font-size-asian="12pt" style:language-asian="zh" style:country-asian="CN" style:font-weight-asian="normal" style:font-name-complex="FreeSans" style:font-size-complex="12pt" style:language-complex="hi" style:country-complex="IN" style:font-weight-complex="normal"/>
    </style:style>
    <style:style style:name="P89"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officeooo:paragraph-rsid="0292bcad"/>
    </style:style>
    <style:style style:name="P90"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officeooo:rsid="02982c5e" officeooo:paragraph-rsid="02982c5e" fo:background-color="transparent"/>
    </style:style>
    <style:style style:name="P91" style:family="paragraph" style:parent-style-name="Standard" style:list-style-name="WWNum1">
      <style:paragraph-properties fo:margin-left="3cm" fo:margin-right="0cm" fo:margin-top="0cm" fo:margin-bottom="0cm" loext:contextual-spacing="false" fo:line-height="150%" fo:text-align="justify" style:justify-single-word="false" fo:orphans="2" fo:widows="2" fo:hyphenation-ladder-count="no-limit" fo:text-indent="-0.499cm" style:auto-text-indent="false" style:punctuation-wrap="simple" style:writing-mode="lr-tb"/>
      <style:text-properties fo:language="pt" fo:country="BR" fo:hyphenate="false" fo:hyphenation-remain-char-count="2" fo:hyphenation-push-char-count="2" loext:hyphenation-no-caps="false"/>
    </style:style>
    <style:style style:name="P92" style:family="paragraph" style:parent-style-name="Standard" style:list-style-name="WWNum1">
      <style:paragraph-properties fo:margin-left="3cm" fo:margin-right="0cm" fo:margin-top="0cm" fo:margin-bottom="0cm" loext:contextual-spacing="false" fo:line-height="150%" fo:text-align="justify" style:justify-single-word="false" fo:orphans="2" fo:widows="2" fo:hyphenation-ladder-count="no-limit" fo:text-indent="-0.499cm" style:auto-text-indent="false" style:punctuation-wrap="simple" style:writing-mode="lr-tb"/>
      <style:text-properties fo:font-size="12pt" fo:language="pt" fo:country="BR" style:font-size-asian="12pt" style:font-size-complex="12pt" fo:hyphenate="false" fo:hyphenation-remain-char-count="2" fo:hyphenation-push-char-count="2" loext:hyphenation-no-caps="false"/>
    </style:style>
    <style:style style:name="P93" style:family="paragraph" style:parent-style-name="Standard" style:list-style-name="WWNum2">
      <style:paragraph-properties fo:margin-left="2.6cm" fo:margin-right="0cm" fo:margin-top="0cm" fo:margin-bottom="0cm" loext:contextual-spacing="false" fo:line-height="150%" fo:text-align="justify" style:justify-single-word="false" fo:orphans="2" fo:widows="2" fo:hyphenation-ladder-count="no-limit" fo:text-indent="-0.6cm" style:auto-text-indent="false" style:punctuation-wrap="simple" style:writing-mode="lr-tb"/>
      <style:text-properties fo:language="pt" fo:country="BR" fo:hyphenate="false" fo:hyphenation-remain-char-count="2" fo:hyphenation-push-char-count="2" loext:hyphenation-no-caps="false"/>
    </style:style>
    <style:style style:name="P94" style:family="paragraph" style:parent-style-name="Standard" style:list-style-name="WWNum6">
      <style:paragraph-properties fo:margin-left="2.6cm" fo:margin-right="0cm" fo:margin-top="0cm" fo:margin-bottom="0cm" loext:contextual-spacing="false" fo:line-height="150%" fo:text-align="justify" style:justify-single-word="false" fo:orphans="2" fo:widows="2" fo:hyphenation-ladder-count="no-limit" fo:text-indent="-0.6cm" style:auto-text-indent="false" style:punctuation-wrap="simple" style:writing-mode="lr-tb"/>
      <style:text-properties fo:font-size="12pt" fo:language="pt" fo:country="BR" style:font-size-asian="12pt" style:font-size-complex="12pt" fo:hyphenate="false" fo:hyphenation-remain-char-count="2" fo:hyphenation-push-char-count="2" loext:hyphenation-no-caps="false"/>
    </style:style>
    <style:style style:name="P95" style:family="paragraph" style:parent-style-name="Standard" style:list-style-name="WWNum6">
      <style:paragraph-properties fo:margin-left="2.6cm" fo:margin-right="0cm" fo:margin-top="0cm" fo:margin-bottom="0cm" loext:contextual-spacing="false" fo:line-height="150%" fo:text-align="justify" style:justify-single-word="false" fo:orphans="2" fo:widows="2" fo:hyphenation-ladder-count="no-limit" fo:text-indent="-0.6cm" style:auto-text-indent="false" style:punctuation-wrap="simple" style:writing-mode="lr-tb"/>
      <style:text-properties fo:font-size="12pt" fo:language="pt" fo:country="BR" officeooo:rsid="00dde17e" officeooo:paragraph-rsid="00dde17e" style:font-size-asian="12pt" style:font-size-complex="12pt" fo:hyphenate="false" fo:hyphenation-remain-char-count="2" fo:hyphenation-push-char-count="2" loext:hyphenation-no-caps="false"/>
    </style:style>
    <style:style style:name="P96" style:family="paragraph" style:parent-style-name="Standard" style:list-style-name="WWNum2">
      <style:paragraph-properties fo:margin-left="3cm" fo:margin-right="0cm" fo:margin-top="0cm" fo:margin-bottom="0cm" loext:contextual-spacing="false" fo:line-height="150%" fo:text-align="justify" style:justify-single-word="false" fo:orphans="2" fo:widows="2" fo:hyphenation-ladder-count="no-limit" fo:text-indent="-0.6cm" style:auto-text-indent="false" style:punctuation-wrap="simple" style:writing-mode="lr-tb"/>
      <style:text-properties fo:language="pt" fo:country="BR" fo:hyphenate="false" fo:hyphenation-remain-char-count="2" fo:hyphenation-push-char-count="2" loext:hyphenation-no-caps="false"/>
    </style:style>
    <style:style style:name="P97" style:family="paragraph" style:parent-style-name="Standard" style:list-style-name="WWNum2">
      <style:paragraph-properties fo:margin-left="3.6cm" fo:margin-right="0cm" fo:margin-top="0cm" fo:margin-bottom="0cm" loext:contextual-spacing="false" fo:line-height="150%" fo:text-align="justify" style:justify-single-word="false" fo:orphans="2" fo:widows="2" fo:hyphenation-ladder-count="no-limit" fo:text-indent="-0.6cm" style:auto-text-indent="false" style:punctuation-wrap="simple" style:writing-mode="lr-tb"/>
      <style:text-properties fo:language="pt" fo:country="BR" fo:hyphenate="false" fo:hyphenation-remain-char-count="2" fo:hyphenation-push-char-count="2" loext:hyphenation-no-caps="false"/>
    </style:style>
    <style:style style:name="P98" style:family="paragraph" style:parent-style-name="Standard" style:list-style-name="WWNum2">
      <style:paragraph-properties fo:margin-left="4.099cm" fo:margin-right="0cm" fo:margin-top="0cm" fo:margin-bottom="0cm" loext:contextual-spacing="false" fo:line-height="150%" fo:text-align="justify" style:justify-single-word="false" fo:orphans="2" fo:widows="2" fo:hyphenation-ladder-count="no-limit" fo:text-indent="-0.6cm" style:auto-text-indent="false" style:punctuation-wrap="simple" style:writing-mode="lr-tb"/>
      <style:text-properties fo:hyphenate="false" fo:hyphenation-remain-char-count="2" fo:hyphenation-push-char-count="2" loext:hyphenation-no-caps="false"/>
    </style:style>
    <style:style style:name="T1" style:family="text">
      <style:text-properties fo:font-size="12pt" fo:language="pt" fo:country="BR" fo:font-weight="normal" style:font-size-asian="12pt" style:font-weight-asian="normal" style:font-size-complex="12pt" style:font-weight-complex="normal"/>
    </style:style>
    <style:style style:name="T2" style:family="text">
      <style:text-properties fo:font-size="12pt" fo:language="pt" fo:country="BR" fo:font-weight="normal" officeooo:rsid="00db247e" style:font-size-asian="12pt" style:font-weight-asian="normal" style:font-size-complex="12pt" style:font-weight-complex="normal"/>
    </style:style>
    <style:style style:name="T3" style:family="text">
      <style:text-properties fo:font-size="12pt" fo:language="pt" fo:country="BR" fo:font-weight="normal" officeooo:rsid="0108c763" style:font-size-asian="12pt" style:font-weight-asian="normal" style:font-size-complex="12pt" style:font-weight-complex="normal"/>
    </style:style>
    <style:style style:name="T4" style:family="text">
      <style:text-properties fo:font-size="12pt" fo:language="pt" fo:country="BR" style:font-size-asian="12pt" style:font-size-complex="12pt"/>
    </style:style>
    <style:style style:name="T5" style:family="text">
      <style:text-properties fo:font-size="12pt" fo:language="pt" fo:country="BR" officeooo:rsid="01962d29" style:font-size-asian="12pt" style:font-size-complex="12pt"/>
    </style:style>
    <style:style style:name="T6" style:family="text">
      <style:text-properties fo:font-size="12pt" fo:language="pt" fo:country="BR" fo:font-style="normal" fo:background-color="#ffff00" loext:char-shading-value="0" style:font-size-asian="12pt" style:font-style-asian="normal" style:font-size-complex="12pt" style:font-style-complex="normal"/>
    </style:style>
    <style:style style:name="T7" style:family="text">
      <style:text-properties fo:font-size="12pt" style:font-size-asian="12pt" style:font-size-complex="12pt"/>
    </style:style>
    <style:style style:name="T8" style:family="text">
      <style:text-properties fo:font-size="12pt" fo:font-weight="bold" style:font-size-asian="12pt" style:font-weight-asian="bold" style:font-size-complex="12pt" style:font-weight-complex="bold"/>
    </style:style>
    <style:style style:name="T9" style:family="text">
      <style:text-properties fo:font-size="12pt" fo:font-weight="normal" style:font-size-asian="12pt" style:font-weight-asian="normal" style:font-size-complex="12pt" style:font-weight-complex="normal"/>
    </style:style>
    <style:style style:name="T10" style:family="text">
      <style:text-properties fo:font-size="12pt" fo:font-weight="normal" officeooo:rsid="00d375a2" style:font-size-asian="12pt" style:font-weight-asian="normal" style:font-size-complex="12pt" style:font-weight-complex="normal"/>
    </style:style>
    <style:style style:name="T11" style:family="text">
      <style:text-properties fo:font-size="12pt" fo:font-weight="normal" fo:background-color="#ffff00" loext:char-shading-value="0" style:font-size-asian="12pt" style:font-weight-asian="normal" style:font-size-complex="12pt" style:font-weight-complex="normal"/>
    </style:style>
    <style:style style:name="T12" style:family="text">
      <style:text-properties fo:font-size="12pt" fo:font-style="normal" fo:font-weight="bold" style:font-size-asian="12pt" style:font-style-asian="normal" style:font-weight-asian="bold" style:font-size-complex="12pt" style:font-style-complex="normal" style:font-weight-complex="bold"/>
    </style:style>
    <style:style style:name="T13" style:family="text">
      <style:text-properties fo:font-size="12pt" fo:font-style="normal" style:font-size-asian="12pt" style:font-style-asian="normal" style:font-size-complex="12pt" style:font-style-complex="normal"/>
    </style:style>
    <style:style style:name="T14" style:family="text">
      <style:text-properties fo:font-size="12pt" fo:font-style="normal" officeooo:rsid="00d375a2" style:font-size-asian="12pt" style:font-style-asian="normal" style:font-size-complex="12pt" style:font-style-complex="normal"/>
    </style:style>
    <style:style style:name="T15" style:family="text">
      <style:text-properties style:use-window-font-color="true" fo:font-size="12pt" fo:language="pt" fo:country="BR" style:letter-kerning="true" style:font-name-asian="Noto Sans CJK SC Regular" style:font-size-asian="12pt" style:language-asian="zh" style:country-asian="CN" style:font-name-complex="FreeSans" style:font-size-complex="12pt" style:language-complex="hi" style:country-complex="IN"/>
    </style:style>
    <style:style style:name="T16" style:family="text">
      <style:text-properties style:use-window-font-color="true" fo:font-size="12pt" fo:language="pt" fo:country="BR" officeooo:rsid="0112e161" style:letter-kerning="true" style:font-name-asian="Noto Sans CJK SC Regular" style:font-size-asian="12pt" style:language-asian="zh" style:country-asian="CN" style:font-name-complex="FreeSans" style:font-size-complex="12pt" style:language-complex="hi" style:country-complex="IN"/>
    </style:style>
    <style:style style:name="T17" style:family="text">
      <style:text-properties style:use-window-font-color="true" fo:font-size="12pt" fo:language="pt" fo:country="BR" officeooo:rsid="00e207dd" style:letter-kerning="true" style:font-name-asian="Noto Sans CJK SC Regular" style:font-size-asian="12pt" style:language-asian="zh" style:country-asian="CN" style:font-name-complex="FreeSans" style:font-size-complex="12pt" style:language-complex="hi" style:country-complex="IN"/>
    </style:style>
    <style:style style:name="T18" style:family="text">
      <style:text-properties style:use-window-font-color="true" fo:font-size="12pt" fo:language="pt" fo:country="BR" officeooo:rsid="00e6a249" style:letter-kerning="true" style:font-name-asian="Noto Sans CJK SC Regular" style:font-size-asian="12pt" style:language-asian="zh" style:country-asian="CN" style:font-name-complex="FreeSans" style:font-size-complex="12pt" style:language-complex="hi" style:country-complex="IN"/>
    </style:style>
    <style:style style:name="T19" style:family="text">
      <style:text-properties style:use-window-font-color="true" fo:font-size="12pt" fo:language="pt" fo:country="BR" officeooo:rsid="00dfcad9" style:letter-kerning="true" style:font-name-asian="Noto Sans CJK SC Regular" style:font-size-asian="12pt" style:language-asian="zh" style:country-asian="CN" style:font-name-complex="FreeSans" style:font-size-complex="12pt" style:language-complex="hi" style:country-complex="IN"/>
    </style:style>
    <style:style style:name="T20" style:family="text">
      <style:text-properties style:use-window-font-color="true" fo:font-size="12pt" fo:language="pt" fo:country="BR" officeooo:rsid="00e983ac" style:letter-kerning="true" style:font-name-asian="Noto Sans CJK SC Regular" style:font-size-asian="12pt" style:language-asian="zh" style:country-asian="CN" style:font-name-complex="FreeSans" style:font-size-complex="12pt" style:language-complex="hi" style:country-complex="IN"/>
    </style:style>
    <style:style style:name="T21" style:family="text">
      <style:text-properties style:use-window-font-color="true" fo:font-size="12pt" fo:language="pt" fo:country="BR" officeooo:rsid="00e8431d" style:letter-kerning="true" style:font-name-asian="Noto Sans CJK SC Regular" style:font-size-asian="12pt" style:language-asian="zh" style:country-asian="CN" style:font-name-complex="FreeSans" style:font-size-complex="12pt" style:language-complex="hi" style:country-complex="IN"/>
    </style:style>
    <style:style style:name="T22" style:family="text">
      <style:text-properties style:use-window-font-color="true" fo:font-size="12pt" fo:language="pt" fo:country="BR" officeooo:rsid="01962d29" style:letter-kerning="true" style:font-name-asian="Noto Sans CJK SC Regular" style:font-size-asian="12pt" style:language-asian="zh" style:country-asian="CN" style:font-name-complex="FreeSans" style:font-size-complex="12pt" style:language-complex="hi" style:country-complex="IN"/>
    </style:style>
    <style:style style:name="T23" style:family="text">
      <style:text-properties style:use-window-font-color="true" fo:font-size="12pt" fo:language="pt" fo:country="BR" officeooo:rsid="00e6a249"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4" style:family="text">
      <style:text-properties style:use-window-font-color="true" fo:font-size="12pt" fo:language="pt" fo:country="BR" officeooo:rsid="013bcd67"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5" style:family="text">
      <style:text-properties style:use-window-font-color="true" fo:font-size="12pt" fo:language="pt" fo:country="BR" officeooo:rsid="013bd59f"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6" style:family="text">
      <style:text-properties style:use-window-font-color="true" fo:font-size="12pt" fo:language="pt" fo:country="BR" officeooo:rsid="00294420"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7" style:family="text">
      <style:text-properties style:use-window-font-color="true" fo:font-size="12pt" fo:language="pt" fo:country="BR" officeooo:rsid="01cf7d72"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8" style:family="text">
      <style:text-properties style:use-window-font-color="true" fo:font-size="12pt" fo:language="pt" fo:country="BR" officeooo:rsid="001d85f6"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9" style:family="text">
      <style:text-properties style:use-window-font-color="true" fo:font-size="12pt" fo:language="pt" fo:country="BR" officeooo:rsid="018e32fb"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30" style:family="text">
      <style:text-properties style:use-window-font-color="true" fo:font-size="12pt" fo:font-weight="normal" style:letter-kerning="true" style:font-name-asian="Noto Sans CJK SC Regular" style:font-size-asian="12pt" style:language-asian="zh" style:country-asian="CN" style:font-weight-asian="normal" style:font-name-complex="FreeSans" style:font-size-complex="12pt" style:language-complex="hi" style:country-complex="IN" style:font-weight-complex="normal"/>
    </style:style>
    <style:style style:name="T31" style:family="text">
      <style:text-properties style:use-window-font-color="true" fo:font-size="12pt" fo:font-weight="normal" officeooo:rsid="00d705a2" style:letter-kerning="true" style:font-name-asian="Noto Sans CJK SC Regular" style:font-size-asian="12pt" style:language-asian="zh" style:country-asian="CN" style:font-weight-asian="normal" style:font-name-complex="FreeSans" style:font-size-complex="12pt" style:language-complex="hi" style:country-complex="IN" style:font-weight-complex="normal"/>
    </style:style>
    <style:style style:name="T32" style:family="text">
      <style:text-properties style:use-window-font-color="true" fo:font-size="12pt" fo:font-weight="normal" style:letter-kerning="true" fo:background-color="#ffff00" loext:char-shading-value="0" style:font-name-asian="Noto Sans CJK SC Regular" style:font-size-asian="12pt" style:language-asian="zh" style:country-asian="CN" style:font-weight-asian="normal" style:font-name-complex="FreeSans" style:font-size-complex="12pt" style:language-complex="hi" style:country-complex="IN" style:font-weight-complex="normal"/>
    </style:style>
    <style:style style:name="T33" style:family="text">
      <style:text-properties style:use-window-font-color="true" fo:font-size="12pt" style:letter-kerning="true" style:font-name-asian="Noto Sans CJK SC Regular" style:font-size-asian="12pt" style:language-asian="zh" style:country-asian="CN" style:font-name-complex="FreeSans" style:font-size-complex="12pt" style:language-complex="hi" style:country-complex="IN"/>
    </style:style>
    <style:style style:name="T34" style:family="text">
      <style:text-properties style:use-window-font-color="true" fo:font-size="12pt" officeooo:rsid="00d375a2" style:letter-kerning="true" style:font-name-asian="Noto Sans CJK SC Regular" style:font-size-asian="12pt" style:language-asian="zh" style:country-asian="CN" style:font-name-complex="FreeSans" style:font-size-complex="12pt" style:language-complex="hi" style:country-complex="IN"/>
    </style:style>
    <style:style style:name="T35" style:family="text">
      <style:text-properties style:use-window-font-color="true" fo:font-size="12pt" officeooo:rsid="00374d14" style:letter-kerning="true" style:font-name-asian="Noto Sans CJK SC Regular" style:font-size-asian="12pt" style:language-asian="zh" style:country-asian="CN" style:font-name-complex="FreeSans" style:font-size-complex="12pt" style:language-complex="hi" style:country-complex="IN"/>
    </style:style>
    <style:style style:name="T36" style:family="text">
      <style:text-properties style:use-window-font-color="true" fo:font-size="12pt" officeooo:rsid="00f7a975" style:letter-kerning="true" style:font-name-asian="Noto Sans CJK SC Regular" style:font-size-asian="12pt" style:language-asian="zh" style:country-asian="CN" style:font-name-complex="FreeSans" style:font-size-complex="12pt" style:language-complex="hi" style:country-complex="IN"/>
    </style:style>
    <style:style style:name="T37" style:family="text">
      <style:text-properties style:use-window-font-color="true" fo:font-size="12pt" fo:font-weight="bold" style:letter-kerning="true" style:font-name-asian="Noto Sans CJK SC Regular" style:font-size-asian="12pt" style:language-asian="zh" style:country-asian="CN" style:font-weight-asian="bold" style:font-name-complex="FreeSans" style:font-size-complex="12pt" style:language-complex="hi" style:country-complex="IN" style:font-weight-complex="bold"/>
    </style:style>
    <style:style style:name="T38" style:family="text">
      <style:text-properties style:use-window-font-color="true" fo:font-size="12pt" fo:font-style="normal" style:letter-kerning="true" style:font-name-asian="Noto Sans CJK SC Regular" style:font-size-asian="12pt" style:language-asian="zh" style:country-asian="CN" style:font-style-asian="normal" style:font-name-complex="FreeSans" style:font-size-complex="12pt" style:language-complex="hi" style:country-complex="IN" style:font-style-complex="normal"/>
    </style:style>
    <style:style style:name="T39" style:family="text">
      <style:text-properties style:use-window-font-color="true" fo:font-size="12pt" fo:font-style="normal" fo:font-weight="bold" style:letter-kerning="true" style:font-name-asian="Noto Sans CJK SC Regular" style:font-size-asian="12pt" style:language-asian="zh" style:country-asian="CN" style:font-style-asian="normal" style:font-weight-asian="bold" style:font-name-complex="FreeSans" style:font-size-complex="12pt" style:language-complex="hi" style:country-complex="IN" style:font-style-complex="normal" style:font-weight-complex="bold"/>
    </style:style>
    <style:style style:name="T40" style:family="text">
      <style:text-properties style:use-window-font-color="true" style:font-name="Liberation Serif" fo:font-size="12pt" fo:language="pt" fo:country="BR" officeooo:rsid="0112e161" style:letter-kerning="true" style:font-name-asian="Noto Sans CJK SC Regular" style:font-size-asian="12pt" style:language-asian="zh" style:country-asian="CN" style:font-name-complex="FreeSans" style:font-size-complex="12pt" style:language-complex="hi" style:country-complex="IN"/>
    </style:style>
    <style:style style:name="T41" style:family="text">
      <style:text-properties style:use-window-font-color="true" style:font-name="Liberation Serif" fo:font-size="12pt" fo:language="pt" fo:country="BR" officeooo:rsid="00e8431d" style:letter-kerning="true" style:font-name-asian="Noto Sans CJK SC Regular" style:font-size-asian="12pt" style:language-asian="zh" style:country-asian="CN" style:font-name-complex="FreeSans" style:font-size-complex="12pt" style:language-complex="hi" style:country-complex="IN"/>
    </style:style>
    <style:style style:name="T42" style:family="text">
      <style:text-properties style:use-window-font-color="true" style:font-name="Liberation Serif" fo:font-size="12pt" fo:language="pt" fo:country="BR" officeooo:rsid="00e983ac" style:letter-kerning="true" style:font-name-asian="Noto Sans CJK SC Regular" style:font-size-asian="12pt" style:language-asian="zh" style:country-asian="CN" style:font-name-complex="FreeSans" style:font-size-complex="12pt" style:language-complex="hi" style:country-complex="IN"/>
    </style:style>
    <style:style style:name="T43" style:family="text">
      <style:text-properties style:use-window-font-color="true" style:font-name="Liberation Serif" fo:font-size="12pt" fo:language="pt" fo:country="BR" officeooo:rsid="01962d29" style:letter-kerning="true" style:font-name-asian="Noto Sans CJK SC Regular" style:font-size-asian="12pt" style:language-asian="zh" style:country-asian="CN" style:font-name-complex="FreeSans" style:font-size-complex="12pt" style:language-complex="hi" style:country-complex="IN"/>
    </style:style>
    <style:style style:name="T44" style:family="text">
      <style:text-properties style:use-window-font-color="true" style:font-name="Liberation Serif" fo:font-size="12pt" fo:language="pt" fo:country="BR" officeooo:rsid="00397f29"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45" style:family="text">
      <style:text-properties style:use-window-font-color="true" style:font-name="Liberation Serif" fo:font-size="12pt" fo:language="pt" fo:country="BR" officeooo:rsid="00a17dcf"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46" style:family="text">
      <style:text-properties style:use-window-font-color="true" style:font-name="Liberation Serif" fo:font-size="12pt" fo:language="pt" fo:country="BR" officeooo:rsid="00bdc0c6"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47" style:family="text">
      <style:text-properties style:use-window-font-color="true" style:font-name="Liberation Serif" fo:font-size="12pt" fo:language="pt" fo:country="BR" officeooo:rsid="00acd7fc"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48" style:family="text">
      <style:text-properties style:use-window-font-color="true" style:font-name="Liberation Serif" fo:font-size="12pt" fo:language="pt" fo:country="BR" officeooo:rsid="00b63461"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49" style:family="text">
      <style:text-properties style:use-window-font-color="true" style:font-name="Liberation Serif" fo:font-size="12pt" fo:language="pt" fo:country="BR" officeooo:rsid="00baa672"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50" style:family="text">
      <style:text-properties style:use-window-font-color="true" style:font-name="Liberation Serif" fo:font-size="12pt" fo:language="pt" fo:country="BR" officeooo:rsid="00b79d61"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51" style:family="text">
      <style:text-properties style:use-window-font-color="true" style:font-name="Liberation Serif" fo:font-size="12pt" fo:language="pt" fo:country="BR" officeooo:rsid="00bc855b"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52" style:family="text">
      <style:text-properties style:use-window-font-color="true" style:font-name="Liberation Serif" fo:font-size="12pt" fo:language="pt" fo:country="BR" officeooo:rsid="00bfa5ec"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53" style:family="text">
      <style:text-properties style:use-window-font-color="true" style:font-name="Liberation Serif" fo:font-size="12pt" fo:language="pt" fo:country="BR" officeooo:rsid="00c1c602"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54" style:family="text">
      <style:text-properties style:use-window-font-color="true" style:font-name="Liberation Serif" fo:font-size="12pt" fo:language="pt" fo:country="BR" officeooo:rsid="00cbcaf1"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55" style:family="text">
      <style:text-properties style:use-window-font-color="true" style:font-name="Liberation Serif" fo:font-size="12pt" fo:language="pt" fo:country="BR" officeooo:rsid="00dba0d9"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56" style:family="text">
      <style:text-properties style:use-window-font-color="true" style:font-name="Liberation Serif" fo:font-size="12pt" fo:language="pt" fo:country="BR" officeooo:rsid="00dc535c"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57" style:family="text">
      <style:text-properties style:use-window-font-color="true" style:font-name="Liberation Serif" fo:font-size="12pt" fo:language="pt" fo:country="BR" officeooo:rsid="00e2c084"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58" style:family="text">
      <style:text-properties style:use-window-font-color="true" style:font-name="Liberation Serif" fo:font-size="12pt" fo:language="pt" fo:country="BR" officeooo:rsid="011f4676"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59" style:family="text">
      <style:text-properties style:use-window-font-color="true" style:font-name="Liberation Serif" fo:font-size="12pt" fo:language="pt" fo:country="BR" officeooo:rsid="00dfcad9"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60" style:family="text">
      <style:text-properties style:use-window-font-color="true" style:font-name="Liberation Serif" fo:font-size="12pt" fo:language="pt" fo:country="BR" officeooo:rsid="0132e7b8"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61" style:family="text">
      <style:text-properties style:use-window-font-color="true" style:font-name="Liberation Serif" fo:font-size="12pt" fo:language="pt" fo:country="BR" officeooo:rsid="015552cf"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62" style:family="text">
      <style:text-properties style:use-window-font-color="true" style:font-name="Liberation Serif" fo:font-size="12pt" fo:language="pt" fo:country="BR" officeooo:rsid="00294420"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63" style:family="text">
      <style:text-properties style:use-window-font-color="true" style:font-name="Liberation Serif" fo:font-size="12pt" fo:language="pt" fo:country="BR" officeooo:rsid="00466f3a"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64" style:family="text">
      <style:text-properties style:use-window-font-color="true" style:font-name="Liberation Serif" fo:font-size="12pt" fo:language="pt" fo:country="BR" officeooo:rsid="0048025a"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65" style:family="text">
      <style:text-properties style:use-window-font-color="true" style:font-name="Liberation Serif" fo:font-size="12pt" fo:language="pt" fo:country="BR" officeooo:rsid="004900f6"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66" style:family="text">
      <style:text-properties style:use-window-font-color="true" style:font-name="Liberation Serif" fo:font-size="12pt" fo:language="pt" fo:country="BR" officeooo:rsid="003e93ef"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67" style:family="text">
      <style:text-properties style:use-window-font-color="true" style:font-name="Liberation Serif" fo:font-size="12pt" fo:language="pt" fo:country="BR" officeooo:rsid="0053244d"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68" style:family="text">
      <style:text-properties style:use-window-font-color="true" style:font-name="Liberation Serif" fo:font-size="12pt" fo:language="pt" fo:country="BR" officeooo:rsid="005a79c3"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69" style:family="text">
      <style:text-properties style:use-window-font-color="true" style:font-name="Liberation Serif" fo:font-size="12pt" fo:language="pt" fo:country="BR" officeooo:rsid="005d6485"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70" style:family="text">
      <style:text-properties style:use-window-font-color="true" style:font-name="Liberation Serif" fo:font-size="12pt" fo:language="pt" fo:country="BR" officeooo:rsid="017a2e94"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71" style:family="text">
      <style:text-properties style:use-window-font-color="true" style:font-name="Liberation Serif" fo:font-size="12pt" fo:language="pt" fo:country="BR" officeooo:rsid="005cbca6"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72" style:family="text">
      <style:text-properties style:use-window-font-color="true" style:font-name="Liberation Serif" fo:font-size="12pt" fo:language="pt" fo:country="BR" officeooo:rsid="005e4d14"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73" style:family="text">
      <style:text-properties style:use-window-font-color="true" style:font-name="Liberation Serif" fo:font-size="12pt" fo:language="pt" fo:country="BR" officeooo:rsid="00601ac6"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74" style:family="text">
      <style:text-properties style:use-window-font-color="true" style:font-name="Liberation Serif" fo:font-size="12pt" fo:language="pt" fo:country="BR" officeooo:rsid="00619f6c"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75" style:family="text">
      <style:text-properties style:use-window-font-color="true" style:font-name="Liberation Serif" fo:font-size="12pt" fo:language="pt" fo:country="BR" officeooo:rsid="0064f4cd"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76" style:family="text">
      <style:text-properties style:use-window-font-color="true" style:font-name="Liberation Serif" fo:font-size="12pt" fo:language="pt" fo:country="BR" officeooo:rsid="0068b18b"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77" style:family="text">
      <style:text-properties style:use-window-font-color="true" style:font-name="Liberation Serif" fo:font-size="12pt" fo:language="pt" fo:country="BR" officeooo:rsid="006f8d13"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78" style:family="text">
      <style:text-properties style:use-window-font-color="true" style:font-name="Liberation Serif" fo:font-size="12pt" fo:language="pt" fo:country="BR" officeooo:rsid="00784501"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79" style:family="text">
      <style:text-properties style:use-window-font-color="true" style:font-name="Liberation Serif" fo:font-size="12pt" fo:language="pt" fo:country="BR" officeooo:rsid="007d18b1"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80" style:family="text">
      <style:text-properties style:use-window-font-color="true" style:font-name="Liberation Serif" fo:font-size="12pt" fo:language="pt" fo:country="BR" officeooo:rsid="00812150"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81" style:family="text">
      <style:text-properties style:use-window-font-color="true" style:font-name="Liberation Serif" fo:font-size="12pt" fo:language="pt" fo:country="BR" officeooo:rsid="0083433f"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82" style:family="text">
      <style:text-properties style:use-window-font-color="true" style:font-name="Liberation Serif" fo:font-size="12pt" fo:language="pt" fo:country="BR" officeooo:rsid="009d6b64"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83" style:family="text">
      <style:text-properties style:use-window-font-color="true" style:font-name="Liberation Serif" fo:font-size="12pt" fo:language="pt" fo:country="BR" officeooo:rsid="009e39f0"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84" style:family="text">
      <style:text-properties style:use-window-font-color="true" style:font-name="Liberation Serif" fo:font-size="12pt" fo:language="pt" fo:country="BR" officeooo:rsid="00a783d2"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85" style:family="text">
      <style:text-properties style:use-window-font-color="true" style:font-name="Liberation Serif" fo:font-size="12pt" fo:language="pt" fo:country="BR" officeooo:rsid="017be06f"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86" style:family="text">
      <style:text-properties style:use-window-font-color="true" style:font-name="Liberation Serif" fo:font-size="12pt" fo:language="pt" fo:country="BR" officeooo:rsid="00b2914a"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87" style:family="text">
      <style:text-properties style:use-window-font-color="true" style:font-name="Liberation Serif" fo:font-size="12pt" fo:language="pt" fo:country="BR" officeooo:rsid="007ae96e"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88" style:family="text">
      <style:text-properties style:use-window-font-color="true" style:font-name="Liberation Serif" fo:font-size="12pt" fo:language="pt" fo:country="BR" officeooo:rsid="007c55be"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89" style:family="text">
      <style:text-properties style:use-window-font-color="true" style:font-name="Liberation Serif" fo:font-size="12pt" fo:language="pt" fo:country="BR" officeooo:rsid="008543b4"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90" style:family="text">
      <style:text-properties style:use-window-font-color="true" style:font-name="Liberation Serif" fo:font-size="12pt" fo:language="pt" fo:country="BR" officeooo:rsid="0088a6b8"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91" style:family="text">
      <style:text-properties style:use-window-font-color="true" style:font-name="Liberation Serif" fo:font-size="12pt" fo:language="pt" fo:country="BR" officeooo:rsid="0086c3f1"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92" style:family="text">
      <style:text-properties style:use-window-font-color="true" style:font-name="Liberation Serif" fo:font-size="12pt" fo:language="pt" fo:country="BR" officeooo:rsid="008c0ef1"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93" style:family="text">
      <style:text-properties style:use-window-font-color="true" style:font-name="Liberation Serif" fo:font-size="12pt" fo:language="pt" fo:country="BR" officeooo:rsid="00a6a237"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94" style:family="text">
      <style:text-properties style:use-window-font-color="true" style:font-name="Liberation Serif" fo:font-size="12pt" fo:language="pt" fo:country="BR" officeooo:rsid="008c9c89"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95" style:family="text">
      <style:text-properties style:use-window-font-color="true" style:font-name="Liberation Serif" fo:font-size="12pt" fo:language="pt" fo:country="BR" officeooo:rsid="008e80bc"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96" style:family="text">
      <style:text-properties style:use-window-font-color="true" style:font-name="Liberation Serif" fo:font-size="12pt" fo:language="pt" fo:country="BR" officeooo:rsid="008e06bc"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97" style:family="text">
      <style:text-properties style:use-window-font-color="true" style:font-name="Liberation Serif" fo:font-size="12pt" fo:language="pt" fo:country="BR" officeooo:rsid="0095915f"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98" style:family="text">
      <style:text-properties style:use-window-font-color="true" style:font-name="Liberation Serif" fo:font-size="12pt" fo:language="pt" fo:country="BR" officeooo:rsid="008f8404"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99" style:family="text">
      <style:text-properties style:use-window-font-color="true" style:font-name="Liberation Serif" fo:font-size="12pt" fo:language="pt" fo:country="BR" officeooo:rsid="00920ba0"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100" style:family="text">
      <style:text-properties style:use-window-font-color="true" style:font-name="Liberation Serif" fo:font-size="12pt" fo:language="pt" fo:country="BR" officeooo:rsid="009b9cb1"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101" style:family="text">
      <style:text-properties style:use-window-font-color="true" style:font-name="Liberation Serif" fo:font-size="12pt" fo:language="pt" fo:country="BR" officeooo:rsid="018b1fc7"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102" style:family="text">
      <style:text-properties style:use-window-font-color="true" style:font-name="Liberation Serif" fo:font-size="12pt" fo:language="pt" fo:country="BR" officeooo:rsid="00f5d37e"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103" style:family="text">
      <style:text-properties style:use-window-font-color="true" style:font-name="Liberation Serif" fo:font-size="12pt" fo:language="pt" fo:country="BR" officeooo:rsid="00e207dd"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104" style:family="text">
      <style:text-properties style:use-window-font-color="true" style:font-name="Liberation Serif" fo:font-size="12pt" fo:language="pt" fo:country="BR" officeooo:rsid="002b3e9a"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105" style:family="text">
      <style:text-properties style:use-window-font-color="true" style:font-name="Liberation Serif" fo:font-size="12pt" fo:language="pt" fo:country="BR" officeooo:rsid="01778f0d"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106" style:family="text">
      <style:text-properties style:use-window-font-color="true" style:font-name="Liberation Serif" fo:font-size="12pt" fo:language="pt" fo:country="BR" officeooo:rsid="01cf7d72"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107" style:family="text">
      <style:text-properties style:use-window-font-color="true" style:font-name="Liberation Serif" fo:font-size="12pt" fo:language="pt" fo:country="BR" officeooo:rsid="018e32fb"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108" style:family="text">
      <style:text-properties style:use-window-font-color="true" style:font-name="Liberation Serif" fo:font-size="12pt" fo:language="pt" fo:country="BR" officeooo:rsid="01ce439f"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109" style:family="text">
      <style:text-properties style:use-window-font-color="true" style:font-name="Liberation Serif" fo:font-size="12pt" fo:language="pt" fo:country="BR" officeooo:rsid="0191480c"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110" style:family="text">
      <style:text-properties style:use-window-font-color="true" style:font-name="Liberation Serif" fo:font-size="12pt" fo:language="pt" fo:country="BR" officeooo:rsid="022c6ca8"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111" style:family="text">
      <style:text-properties style:use-window-font-color="true" style:font-name="Liberation Serif" fo:font-size="12pt" fo:language="pt" fo:country="BR" officeooo:rsid="023065b5"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112" style:family="text">
      <style:text-properties style:use-window-font-color="true" style:font-name="Liberation Serif" fo:font-size="12pt" fo:language="pt" fo:country="BR" officeooo:rsid="024047ca"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113" style:family="text">
      <style:text-properties style:use-window-font-color="true" style:font-name="Liberation Serif" fo:font-size="12pt" fo:language="pt" fo:country="BR" officeooo:rsid="0241827b"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114" style:family="text">
      <style:text-properties style:use-window-font-color="true" style:font-name="Liberation Serif" fo:font-size="12pt" fo:language="pt" fo:country="BR" officeooo:rsid="024b6353"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115" style:family="text">
      <style:text-properties style:use-window-font-color="true" style:font-name="Liberation Serif" fo:font-size="12pt" fo:language="pt" fo:country="BR" fo:font-weight="normal" officeooo:rsid="0108c763" style:letter-kerning="true" fo:background-color="#ffff00" loext:char-shading-value="0" style:font-name-asian="Noto Sans CJK SC Regular" style:font-size-asian="12pt" style:language-asian="zh" style:country-asian="CN" style:font-weight-asian="normal" style:font-name-complex="FreeSans" style:font-size-complex="12pt" style:language-complex="hi" style:country-complex="IN" style:font-weight-complex="normal"/>
    </style:style>
    <style:style style:name="T116" style:family="text">
      <style:text-properties style:use-window-font-color="true" style:font-name="Liberation Serif" fo:font-size="12pt" fo:language="pt" fo:country="BR" fo:font-weight="normal" officeooo:rsid="025aaf9d" style:letter-kerning="true" fo:background-color="#ffff00" loext:char-shading-value="0" style:font-name-asian="Noto Sans CJK SC Regular" style:font-size-asian="12pt" style:language-asian="zh" style:country-asian="CN" style:font-weight-asian="normal" style:font-name-complex="FreeSans" style:font-size-complex="12pt" style:language-complex="hi" style:country-complex="IN" style:font-weight-complex="normal"/>
    </style:style>
    <style:style style:name="T117" style:family="text">
      <style:text-properties style:use-window-font-color="true" style:font-name="Liberation Serif" fo:font-size="12pt" fo:language="pt" fo:country="BR" fo:font-weight="normal" officeooo:rsid="025d119f" style:letter-kerning="true" fo:background-color="#ffff00" loext:char-shading-value="0" style:font-name-asian="Noto Sans CJK SC Regular" style:font-size-asian="12pt" style:language-asian="zh" style:country-asian="CN" style:font-weight-asian="normal" style:font-name-complex="FreeSans" style:font-size-complex="12pt" style:language-complex="hi" style:country-complex="IN" style:font-weight-complex="normal"/>
    </style:style>
    <style:style style:name="T118" style:family="text">
      <style:text-properties style:use-window-font-color="true" style:font-name="Liberation Serif" fo:font-size="12pt" fo:language="pt" fo:country="BR" fo:font-weight="normal" officeooo:rsid="025e914a" style:letter-kerning="true" fo:background-color="#ffff00" loext:char-shading-value="0" style:font-name-asian="Noto Sans CJK SC Regular" style:font-size-asian="12pt" style:language-asian="zh" style:country-asian="CN" style:font-weight-asian="normal" style:font-name-complex="FreeSans" style:font-size-complex="12pt" style:language-complex="hi" style:country-complex="IN" style:font-weight-complex="normal"/>
    </style:style>
    <style:style style:name="T119" style:family="text">
      <style:text-properties style:use-window-font-color="true" style:font-name="Liberation Serif" fo:font-size="12pt" fo:language="pt" fo:country="BR" fo:font-weight="normal" officeooo:rsid="026026f9" style:letter-kerning="true" fo:background-color="#ffff00" loext:char-shading-value="0" style:font-name-asian="Noto Sans CJK SC Regular" style:font-size-asian="12pt" style:language-asian="zh" style:country-asian="CN" style:font-weight-asian="normal" style:font-name-complex="FreeSans" style:font-size-complex="12pt" style:language-complex="hi" style:country-complex="IN" style:font-weight-complex="normal"/>
    </style:style>
    <style:style style:name="T120" style:family="text">
      <style:text-properties style:use-window-font-color="true" style:font-name="Liberation Serif" fo:font-size="12pt" fo:language="pt" fo:country="BR" fo:font-weight="normal" officeooo:rsid="0261cff1" style:letter-kerning="true" fo:background-color="#ffff00" loext:char-shading-value="0" style:font-name-asian="Noto Sans CJK SC Regular" style:font-size-asian="12pt" style:language-asian="zh" style:country-asian="CN" style:font-weight-asian="normal" style:font-name-complex="FreeSans" style:font-size-complex="12pt" style:language-complex="hi" style:country-complex="IN" style:font-weight-complex="normal"/>
    </style:style>
    <style:style style:name="T121" style:family="text">
      <style:text-properties style:use-window-font-color="true" style:font-name="Liberation Serif" fo:font-size="12pt" fo:language="pt" fo:country="BR" fo:font-weight="normal" officeooo:rsid="0262f101" style:letter-kerning="true" fo:background-color="#ffff00" loext:char-shading-value="0" style:font-name-asian="Noto Sans CJK SC Regular" style:font-size-asian="12pt" style:language-asian="zh" style:country-asian="CN" style:font-weight-asian="normal" style:font-name-complex="FreeSans" style:font-size-complex="12pt" style:language-complex="hi" style:country-complex="IN" style:font-weight-complex="normal"/>
    </style:style>
    <style:style style:name="T122" style:family="text">
      <style:text-properties style:use-window-font-color="true" style:font-name="Liberation Serif" fo:font-size="12pt" fo:language="pt" fo:country="BR" fo:font-weight="normal" officeooo:rsid="02660782" style:letter-kerning="true" fo:background-color="#ffff00" loext:char-shading-value="0" style:font-name-asian="Noto Sans CJK SC Regular" style:font-size-asian="12pt" style:language-asian="zh" style:country-asian="CN" style:font-weight-asian="normal" style:font-name-complex="FreeSans" style:font-size-complex="12pt" style:language-complex="hi" style:country-complex="IN" style:font-weight-complex="normal"/>
    </style:style>
    <style:style style:name="T123" style:family="text">
      <style:text-properties style:use-window-font-color="true" style:font-name="Liberation Serif" fo:font-size="12pt" fo:language="pt" fo:country="BR" fo:font-weight="normal" officeooo:rsid="026f868e" style:letter-kerning="true" fo:background-color="#ffff00" loext:char-shading-value="0" style:font-name-asian="Noto Sans CJK SC Regular" style:font-size-asian="12pt" style:language-asian="zh" style:country-asian="CN" style:font-weight-asian="normal" style:font-name-complex="FreeSans" style:font-size-complex="12pt" style:language-complex="hi" style:country-complex="IN" style:font-weight-complex="normal"/>
    </style:style>
    <style:style style:name="T124" style:family="text">
      <style:text-properties style:use-window-font-color="true" style:font-name="Liberation Serif" fo:font-size="12pt" fo:language="pt" fo:country="BR" fo:font-weight="normal" officeooo:rsid="0271b3f7" style:letter-kerning="true" fo:background-color="#ffff00" loext:char-shading-value="0" style:font-name-asian="Noto Sans CJK SC Regular" style:font-size-asian="12pt" style:language-asian="zh" style:country-asian="CN" style:font-weight-asian="normal" style:font-name-complex="FreeSans" style:font-size-complex="12pt" style:language-complex="hi" style:country-complex="IN" style:font-weight-complex="normal"/>
    </style:style>
    <style:style style:name="T125" style:family="text">
      <style:text-properties style:use-window-font-color="true" style:font-name="Liberation Serif" fo:font-size="12pt" fo:language="pt" fo:country="BR" fo:font-weight="normal" officeooo:rsid="02766c28" style:letter-kerning="true" fo:background-color="#ffff00" loext:char-shading-value="0" style:font-name-asian="Noto Sans CJK SC Regular" style:font-size-asian="12pt" style:language-asian="zh" style:country-asian="CN" style:font-weight-asian="normal" style:font-name-complex="FreeSans" style:font-size-complex="12pt" style:language-complex="hi" style:country-complex="IN" style:font-weight-complex="normal"/>
    </style:style>
    <style:style style:name="T126" style:family="text">
      <style:text-properties style:use-window-font-color="true" style:font-name="Liberation Serif" fo:font-size="12pt" fo:language="pt" fo:country="BR" fo:font-weight="normal" officeooo:rsid="015aba91" style:letter-kerning="true" style:font-name-asian="Noto Sans CJK SC Regular" style:font-size-asian="12pt" style:language-asian="zh" style:country-asian="CN" style:font-weight-asian="normal" style:font-name-complex="FreeSans" style:font-size-complex="12pt" style:language-complex="hi" style:country-complex="IN" style:font-weight-complex="normal"/>
    </style:style>
    <style:style style:name="T127" style:family="text">
      <style:text-properties style:use-window-font-color="true" style:font-name="Liberation Serif" fo:font-size="12pt" fo:language="pt" fo:country="BR" fo:font-weight="normal" officeooo:rsid="021a062d" style:letter-kerning="true" style:font-name-asian="Noto Sans CJK SC Regular" style:font-size-asian="12pt" style:language-asian="zh" style:country-asian="CN" style:font-weight-asian="normal" style:font-name-complex="FreeSans" style:font-size-complex="12pt" style:language-complex="hi" style:country-complex="IN" style:font-weight-complex="normal"/>
    </style:style>
    <style:style style:name="T128" style:family="text">
      <style:text-properties style:use-window-font-color="true" style:font-name="Liberation Serif" fo:font-size="12pt" fo:language="pt" fo:country="BR" fo:font-weight="normal" officeooo:rsid="021c9cf1" style:letter-kerning="true" style:font-name-asian="Noto Sans CJK SC Regular" style:font-size-asian="12pt" style:language-asian="zh" style:country-asian="CN" style:font-weight-asian="normal" style:font-name-complex="FreeSans" style:font-size-complex="12pt" style:language-complex="hi" style:country-complex="IN" style:font-weight-complex="normal"/>
    </style:style>
    <style:style style:name="T129" style:family="text">
      <style:text-properties style:use-window-font-color="true" style:font-name="Liberation Serif" fo:font-size="12pt" fo:language="pt" fo:country="BR" fo:font-weight="normal" officeooo:rsid="00a6a237" style:letter-kerning="true" fo:background-color="transparent" loext:char-shading-value="0" style:font-name-asian="Noto Sans CJK SC Regular" style:font-size-asian="12pt" style:language-asian="zh" style:country-asian="CN" style:font-weight-asian="normal" style:font-name-complex="FreeSans" style:font-size-complex="12pt" style:language-complex="hi" style:country-complex="IN" style:font-weight-complex="normal"/>
    </style:style>
    <style:style style:name="T130" style:family="text">
      <style:text-properties style:use-window-font-color="true" style:font-name="Liberation Serif" fo:font-size="12pt" fo:language="pt" fo:country="BR" fo:font-weight="normal" officeooo:rsid="01962d29" style:letter-kerning="true" fo:background-color="transparent" loext:char-shading-value="0" style:font-name-asian="Noto Sans CJK SC Regular" style:font-size-asian="12pt" style:language-asian="zh" style:country-asian="CN" style:font-weight-asian="normal" style:font-name-complex="FreeSans" style:font-size-complex="12pt" style:language-complex="hi" style:country-complex="IN" style:font-weight-complex="normal"/>
    </style:style>
    <style:style style:name="T131" style:family="text">
      <style:text-properties style:use-window-font-color="true" style:font-name="Liberation Serif" fo:font-size="12pt" fo:language="pt" fo:country="BR" fo:font-weight="normal" officeooo:rsid="019815e6" style:letter-kerning="true" fo:background-color="transparent" loext:char-shading-value="0" style:font-name-asian="Noto Sans CJK SC Regular" style:font-size-asian="12pt" style:language-asian="zh" style:country-asian="CN" style:font-weight-asian="normal" style:font-name-complex="FreeSans" style:font-size-complex="12pt" style:language-complex="hi" style:country-complex="IN" style:font-weight-complex="normal"/>
    </style:style>
    <style:style style:name="T132" style:family="text">
      <style:text-properties style:use-window-font-color="true" style:font-name="Liberation Serif" fo:font-size="12pt" fo:language="pt" fo:country="BR" fo:font-weight="normal" officeooo:rsid="0224c263" style:letter-kerning="true" fo:background-color="transparent" loext:char-shading-value="0" style:font-name-asian="Noto Sans CJK SC Regular" style:font-size-asian="12pt" style:language-asian="zh" style:country-asian="CN" style:font-weight-asian="normal" style:font-name-complex="FreeSans" style:font-size-complex="12pt" style:language-complex="hi" style:country-complex="IN" style:font-weight-complex="normal"/>
    </style:style>
    <style:style style:name="T133" style:family="text">
      <style:text-properties style:use-window-font-color="true" style:font-name="Liberation Serif" fo:font-size="12pt" fo:language="pt" fo:country="BR" fo:font-weight="normal" officeooo:rsid="0198a3ce" style:letter-kerning="true" fo:background-color="transparent" loext:char-shading-value="0" style:font-name-asian="Noto Sans CJK SC Regular" style:font-size-asian="12pt" style:language-asian="zh" style:country-asian="CN" style:font-weight-asian="normal" style:font-name-complex="FreeSans" style:font-size-complex="12pt" style:language-complex="hi" style:country-complex="IN" style:font-weight-complex="normal"/>
    </style:style>
    <style:style style:name="T134" style:family="text">
      <style:text-properties style:use-window-font-color="true" style:font-name="Liberation Serif" fo:font-size="12pt" fo:language="pt" fo:country="BR" fo:font-weight="normal" officeooo:rsid="024047ca" style:letter-kerning="true" fo:background-color="transparent" loext:char-shading-value="0" style:font-name-asian="Noto Sans CJK SC Regular" style:font-size-asian="12pt" style:language-asian="zh" style:country-asian="CN" style:font-weight-asian="normal" style:font-name-complex="FreeSans" style:font-size-complex="12pt" style:language-complex="hi" style:country-complex="IN" style:font-weight-complex="normal"/>
    </style:style>
    <style:style style:name="T135" style:family="text">
      <style:text-properties style:use-window-font-color="true" style:font-name="Liberation Serif" fo:font-size="12pt" fo:language="pt" fo:country="BR" fo:font-weight="normal" officeooo:rsid="024556a8" style:letter-kerning="true" fo:background-color="transparent" loext:char-shading-value="0" style:font-name-asian="Noto Sans CJK SC Regular" style:font-size-asian="12pt" style:language-asian="zh" style:country-asian="CN" style:font-weight-asian="normal" style:font-name-complex="FreeSans" style:font-size-complex="12pt" style:language-complex="hi" style:country-complex="IN" style:font-weight-complex="normal"/>
    </style:style>
    <style:style style:name="T136" style:family="text">
      <style:text-properties style:use-window-font-color="true" style:font-name="Liberation Serif" fo:font-size="12pt" fo:font-weight="normal" officeooo:rsid="00fe4a80" style:letter-kerning="true" style:font-name-asian="Noto Sans CJK SC Regular" style:font-size-asian="12pt" style:language-asian="zh" style:country-asian="CN" style:font-weight-asian="normal" style:font-name-complex="FreeSans" style:font-size-complex="12pt" style:language-complex="hi" style:country-complex="IN" style:font-weight-complex="normal"/>
    </style:style>
    <style:style style:name="T137" style:family="text">
      <style:text-properties style:use-window-font-color="true" style:font-name="Liberation Serif" fo:font-size="12pt" fo:font-weight="normal" officeooo:rsid="00d577ba" style:letter-kerning="true" style:font-name-asian="Noto Sans CJK SC Regular" style:font-size-asian="12pt" style:language-asian="zh" style:country-asian="CN" style:font-weight-asian="normal" style:font-name-complex="FreeSans" style:font-size-complex="12pt" style:language-complex="hi" style:country-complex="IN" style:font-weight-complex="normal"/>
    </style:style>
    <style:style style:name="T138" style:family="text">
      <style:text-properties style:use-window-font-color="true" style:font-name="Liberation Serif" fo:font-size="12pt" fo:font-weight="normal" officeooo:rsid="00d705a2" style:letter-kerning="true" style:font-name-asian="Noto Sans CJK SC Regular" style:font-size-asian="12pt" style:language-asian="zh" style:country-asian="CN" style:font-weight-asian="normal" style:font-name-complex="FreeSans" style:font-size-complex="12pt" style:language-complex="hi" style:country-complex="IN" style:font-weight-complex="normal"/>
    </style:style>
    <style:style style:name="T139" style:family="text">
      <style:text-properties style:use-window-font-color="true" style:font-name="Liberation Serif" fo:font-size="12pt" fo:font-weight="normal" officeooo:rsid="00397f29" style:letter-kerning="true" fo:background-color="transparent" loext:char-shading-value="0" style:font-name-asian="Noto Sans CJK SC Regular" style:font-size-asian="12pt" style:language-asian="zh" style:country-asian="CN" style:font-weight-asian="normal" style:font-name-complex="FreeSans" style:font-size-complex="12pt" style:language-complex="hi" style:country-complex="IN" style:font-weight-complex="normal"/>
    </style:style>
    <style:style style:name="T140" style:family="text">
      <style:text-properties style:use-window-font-color="true" style:font-name="Liberation Serif" fo:font-size="12pt" fo:font-weight="normal" officeooo:rsid="00374d14" style:letter-kerning="true" fo:background-color="transparent" loext:char-shading-value="0" style:font-name-asian="Noto Sans CJK SC Regular" style:font-size-asian="12pt" style:language-asian="zh" style:country-asian="CN" style:font-weight-asian="normal" style:font-name-complex="FreeSans" style:font-size-complex="12pt" style:language-complex="hi" style:country-complex="IN" style:font-weight-complex="normal"/>
    </style:style>
    <style:style style:name="T141" style:family="text">
      <style:text-properties style:use-window-font-color="true" style:font-name="Liberation Serif" fo:font-size="12pt" fo:font-weight="normal" officeooo:rsid="004e4ae6" style:letter-kerning="true" fo:background-color="transparent" loext:char-shading-value="0" style:font-name-asian="Noto Sans CJK SC Regular" style:font-size-asian="12pt" style:language-asian="zh" style:country-asian="CN" style:font-weight-asian="normal" style:font-name-complex="FreeSans" style:font-size-complex="12pt" style:language-complex="hi" style:country-complex="IN" style:font-weight-complex="normal"/>
    </style:style>
    <style:style style:name="T142" style:family="text">
      <style:text-properties style:use-window-font-color="true" style:font-name="Liberation Serif" fo:font-size="12pt" fo:font-weight="normal" officeooo:rsid="004f6322" style:letter-kerning="true" fo:background-color="transparent" loext:char-shading-value="0" style:font-name-asian="Noto Sans CJK SC Regular" style:font-size-asian="12pt" style:language-asian="zh" style:country-asian="CN" style:font-weight-asian="normal" style:font-name-complex="FreeSans" style:font-size-complex="12pt" style:language-complex="hi" style:country-complex="IN" style:font-weight-complex="normal"/>
    </style:style>
    <style:style style:name="T143" style:family="text">
      <style:text-properties style:use-window-font-color="true" style:font-name="Liberation Serif" fo:font-size="12pt" fo:font-weight="normal" officeooo:rsid="00a783d2" style:letter-kerning="true" fo:background-color="transparent" loext:char-shading-value="0" style:font-name-asian="Noto Sans CJK SC Regular" style:font-size-asian="12pt" style:language-asian="zh" style:country-asian="CN" style:font-weight-asian="normal" style:font-name-complex="FreeSans" style:font-size-complex="12pt" style:language-complex="hi" style:country-complex="IN" style:font-weight-complex="normal"/>
    </style:style>
    <style:style style:name="T144" style:family="text">
      <style:text-properties style:use-window-font-color="true" style:font-name="Liberation Serif" fo:font-size="12pt" fo:font-weight="normal" officeooo:rsid="00c4fe9b" style:letter-kerning="true" fo:background-color="transparent" loext:char-shading-value="0" style:font-name-asian="Noto Sans CJK SC Regular" style:font-size-asian="12pt" style:language-asian="zh" style:country-asian="CN" style:font-weight-asian="normal" style:font-name-complex="FreeSans" style:font-size-complex="12pt" style:language-complex="hi" style:country-complex="IN" style:font-weight-complex="normal"/>
    </style:style>
    <style:style style:name="T145" style:family="text">
      <style:text-properties style:use-window-font-color="true" style:font-name="Liberation Serif" fo:font-size="12pt" fo:font-weight="normal" officeooo:rsid="0103f7a6" style:letter-kerning="true" fo:background-color="transparent" loext:char-shading-value="0" style:font-name-asian="Noto Sans CJK SC Regular" style:font-size-asian="12pt" style:language-asian="zh" style:country-asian="CN" style:font-weight-asian="normal" style:font-name-complex="FreeSans" style:font-size-complex="12pt" style:language-complex="hi" style:country-complex="IN" style:font-weight-complex="normal"/>
    </style:style>
    <style:style style:name="T146" style:family="text">
      <style:text-properties style:use-window-font-color="true" style:font-name="Liberation Serif" fo:font-size="12pt" fo:font-weight="normal" officeooo:rsid="0153c810" style:letter-kerning="true" fo:background-color="transparent" loext:char-shading-value="0" style:font-name-asian="Noto Sans CJK SC Regular" style:font-size-asian="12pt" style:language-asian="zh" style:country-asian="CN" style:font-weight-asian="normal" style:font-name-complex="FreeSans" style:font-size-complex="12pt" style:language-complex="hi" style:country-complex="IN" style:font-weight-complex="normal"/>
    </style:style>
    <style:style style:name="T147" style:family="text">
      <style:text-properties style:use-window-font-color="true" style:font-name="Liberation Serif" fo:font-size="12pt" fo:font-weight="normal" officeooo:rsid="01745550" style:letter-kerning="true" fo:background-color="transparent" loext:char-shading-value="0" style:font-name-asian="Noto Sans CJK SC Regular" style:font-size-asian="12pt" style:language-asian="zh" style:country-asian="CN" style:font-weight-asian="normal" style:font-name-complex="FreeSans" style:font-size-complex="12pt" style:language-complex="hi" style:country-complex="IN" style:font-weight-complex="normal"/>
    </style:style>
    <style:style style:name="T148" style:family="text">
      <style:text-properties style:use-window-font-color="true" style:font-name="Liberation Serif" fo:font-size="12pt" officeooo:rsid="003e93ef" style:letter-kerning="true" style:font-name-asian="Noto Sans CJK SC Regular" style:font-size-asian="12pt" style:language-asian="zh" style:country-asian="CN" style:font-name-complex="FreeSans" style:font-size-complex="12pt" style:language-complex="hi" style:country-complex="IN"/>
    </style:style>
    <style:style style:name="T149" style:family="text">
      <style:text-properties style:use-window-font-color="true" style:font-name="Liberation Serif" fo:font-size="12pt" officeooo:rsid="00374d14" style:letter-kerning="true" style:font-name-asian="Noto Sans CJK SC Regular" style:font-size-asian="12pt" style:language-asian="zh" style:country-asian="CN" style:font-name-complex="FreeSans" style:font-size-complex="12pt" style:language-complex="hi" style:country-complex="IN"/>
    </style:style>
    <style:style style:name="T150" style:family="text">
      <style:text-properties style:use-window-font-color="true" style:font-name="Liberation Serif" fo:font-size="12pt" officeooo:rsid="0044775a" style:letter-kerning="true" style:font-name-asian="Noto Sans CJK SC Regular" style:font-size-asian="12pt" style:language-asian="zh" style:country-asian="CN" style:font-name-complex="FreeSans" style:font-size-complex="12pt" style:language-complex="hi" style:country-complex="IN"/>
    </style:style>
    <style:style style:name="T151" style:family="text">
      <style:text-properties style:use-window-font-color="true" style:font-name="Liberation Serif" fo:font-size="12pt" officeooo:rsid="00397f29" style:letter-kerning="true" style:font-name-asian="Noto Sans CJK SC Regular" style:font-size-asian="12pt" style:language-asian="zh" style:country-asian="CN" style:font-name-complex="FreeSans" style:font-size-complex="12pt" style:language-complex="hi" style:country-complex="IN"/>
    </style:style>
    <style:style style:name="T152" style:family="text">
      <style:text-properties style:use-window-font-color="true" style:font-name="Liberation Serif" fo:font-size="12pt" officeooo:rsid="003af75e" style:letter-kerning="true" style:font-name-asian="Noto Sans CJK SC Regular" style:font-size-asian="12pt" style:language-asian="zh" style:country-asian="CN" style:font-name-complex="FreeSans" style:font-size-complex="12pt" style:language-complex="hi" style:country-complex="IN"/>
    </style:style>
    <style:style style:name="T153" style:family="text">
      <style:text-properties style:use-window-font-color="true" style:font-name="Liberation Serif" fo:font-size="12pt" officeooo:rsid="00391e17" style:letter-kerning="true" style:font-name-asian="Noto Sans CJK SC Regular" style:font-size-asian="12pt" style:language-asian="zh" style:country-asian="CN" style:font-name-complex="FreeSans" style:font-size-complex="12pt" style:language-complex="hi" style:country-complex="IN"/>
    </style:style>
    <style:style style:name="T154" style:family="text">
      <style:text-properties style:use-window-font-color="true" style:font-name="Liberation Serif" fo:font-size="12pt" officeooo:rsid="00f7a975" style:letter-kerning="true" style:font-name-asian="Noto Sans CJK SC Regular" style:font-size-asian="12pt" style:language-asian="zh" style:country-asian="CN" style:font-name-complex="FreeSans" style:font-size-complex="12pt" style:language-complex="hi" style:country-complex="IN"/>
    </style:style>
    <style:style style:name="T155" style:family="text">
      <style:text-properties style:use-window-font-color="true" style:font-name="Liberation Serif" fo:font-size="12pt" officeooo:rsid="00fcdf21" style:letter-kerning="true" style:font-name-asian="Noto Sans CJK SC Regular" style:font-size-asian="12pt" style:language-asian="zh" style:country-asian="CN" style:font-name-complex="FreeSans" style:font-size-complex="12pt" style:language-complex="hi" style:country-complex="IN"/>
    </style:style>
    <style:style style:name="T156" style:family="text">
      <style:text-properties style:use-window-font-color="true" style:font-name="Liberation Serif" fo:font-size="12pt" officeooo:rsid="00f908e4" style:letter-kerning="true" style:font-name-asian="Noto Sans CJK SC Regular" style:font-size-asian="12pt" style:language-asian="zh" style:country-asian="CN" style:font-name-complex="FreeSans" style:font-size-complex="12pt" style:language-complex="hi" style:country-complex="IN"/>
    </style:style>
    <style:style style:name="T157" style:family="text">
      <style:text-properties style:use-window-font-color="true" style:font-name="Liberation Serif" fo:font-size="12pt" officeooo:rsid="00f9858b" style:letter-kerning="true" style:font-name-asian="Noto Sans CJK SC Regular" style:font-size-asian="12pt" style:language-asian="zh" style:country-asian="CN" style:font-name-complex="FreeSans" style:font-size-complex="12pt" style:language-complex="hi" style:country-complex="IN"/>
    </style:style>
    <style:style style:name="T158" style:family="text">
      <style:text-properties style:use-window-font-color="true" style:font-name="Liberation Serif" fo:font-size="12pt" officeooo:rsid="00fe4a80" style:letter-kerning="true" style:font-name-asian="Noto Sans CJK SC Regular" style:font-size-asian="12pt" style:language-asian="zh" style:country-asian="CN" style:font-name-complex="FreeSans" style:font-size-complex="12pt" style:language-complex="hi" style:country-complex="IN"/>
    </style:style>
    <style:style style:name="T159" style:family="text">
      <style:text-properties style:use-window-font-color="true" style:font-name="Liberation Serif" fo:font-size="12pt" officeooo:rsid="00fe72f2" style:letter-kerning="true" style:font-name-asian="Noto Sans CJK SC Regular" style:font-size-asian="12pt" style:language-asian="zh" style:country-asian="CN" style:font-name-complex="FreeSans" style:font-size-complex="12pt" style:language-complex="hi" style:country-complex="IN"/>
    </style:style>
    <style:style style:name="T160" style:family="text">
      <style:text-properties style:use-window-font-color="true" style:font-name="Liberation Serif" fo:font-size="12pt" officeooo:rsid="00faddb7" style:letter-kerning="true" style:font-name-asian="Noto Sans CJK SC Regular" style:font-size-asian="12pt" style:language-asian="zh" style:country-asian="CN" style:font-name-complex="FreeSans" style:font-size-complex="12pt" style:language-complex="hi" style:country-complex="IN"/>
    </style:style>
    <style:style style:name="T161" style:family="text">
      <style:text-properties style:use-window-font-color="true" style:font-name="Liberation Serif" fo:font-size="12pt" officeooo:rsid="00fc7522" style:letter-kerning="true" style:font-name-asian="Noto Sans CJK SC Regular" style:font-size-asian="12pt" style:language-asian="zh" style:country-asian="CN" style:font-name-complex="FreeSans" style:font-size-complex="12pt" style:language-complex="hi" style:country-complex="IN"/>
    </style:style>
    <style:style style:name="T162" style:family="text">
      <style:text-properties style:use-window-font-color="true" style:font-name="Liberation Serif" fo:font-size="12pt" officeooo:rsid="01778f0d" style:letter-kerning="true" style:font-name-asian="Noto Sans CJK SC Regular" style:font-size-asian="12pt" style:language-asian="zh" style:country-asian="CN" style:font-name-complex="FreeSans" style:font-size-complex="12pt" style:language-complex="hi" style:country-complex="IN"/>
    </style:style>
    <style:style style:name="T163" style:family="text">
      <style:text-properties style:use-window-font-color="true" style:font-name="Liberation Serif" fo:font-size="12pt" officeooo:rsid="017be06f" style:letter-kerning="true" style:font-name-asian="Noto Sans CJK SC Regular" style:font-size-asian="12pt" style:language-asian="zh" style:country-asian="CN" style:font-name-complex="FreeSans" style:font-size-complex="12pt" style:language-complex="hi" style:country-complex="IN"/>
    </style:style>
    <style:style style:name="T164" style:family="text">
      <style:text-properties style:use-window-font-color="true" style:font-name="Liberation Serif" fo:font-size="12pt" officeooo:rsid="00391e17"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165" style:family="text">
      <style:text-properties style:use-window-font-color="true" style:font-name="Liberation Serif" fo:font-style="italic" officeooo:rsid="00a17dcf" style:letter-kerning="true" fo:background-color="transparent" loext:char-shading-value="0" style:font-name-asian="Noto Sans CJK SC Regular" style:language-asian="zh" style:country-asian="CN" style:font-style-asian="italic" style:font-name-complex="FreeSans" style:language-complex="hi" style:country-complex="IN" style:font-style-complex="italic"/>
    </style:style>
    <style:style style:name="T166" style:family="text">
      <style:text-properties style:use-window-font-color="true" style:font-name="Liberation Serif" officeooo:rsid="00a17dcf" style:letter-kerning="true" fo:background-color="transparent" loext:char-shading-value="0" style:font-name-asian="Noto Sans CJK SC Regular" style:language-asian="zh" style:country-asian="CN" style:font-name-complex="FreeSans" style:language-complex="hi" style:country-complex="IN"/>
    </style:style>
    <style:style style:name="T167" style:family="text">
      <style:text-properties style:use-window-font-color="true" style:font-name="Liberation Serif" officeooo:rsid="00397f29" style:letter-kerning="true" fo:background-color="transparent" loext:char-shading-value="0" style:font-name-asian="Noto Sans CJK SC Regular" style:language-asian="zh" style:country-asian="CN" style:font-name-complex="FreeSans" style:language-complex="hi" style:country-complex="IN"/>
    </style:style>
    <style:style style:name="T168" style:family="text">
      <style:text-properties style:use-window-font-color="true" style:font-name="Liberation Serif" officeooo:rsid="00bdc0c6" style:letter-kerning="true" fo:background-color="transparent" loext:char-shading-value="0" style:font-name-asian="Noto Sans CJK SC Regular" style:language-asian="zh" style:country-asian="CN" style:font-name-complex="FreeSans" style:language-complex="hi" style:country-complex="IN"/>
    </style:style>
    <style:style style:name="T169" style:family="text">
      <style:text-properties style:use-window-font-color="true" fo:font-weight="normal" style:letter-kerning="true" style:font-name-asian="Noto Sans CJK SC Regular" style:language-asian="zh" style:country-asian="CN" style:font-weight-asian="normal" style:font-name-complex="FreeSans" style:language-complex="hi" style:country-complex="IN" style:font-weight-complex="normal"/>
    </style:style>
    <style:style style:name="T170" style:family="text">
      <style:text-properties fo:color="#000000" fo:font-size="12pt" fo:language="pt" fo:country="BR" officeooo:rsid="00ec388e"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171" style:family="text">
      <style:text-properties fo:color="#000000" fo:font-size="12pt" fo:language="pt" fo:country="BR" officeooo:rsid="012f55f1"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172" style:family="text">
      <style:text-properties fo:color="#000000" fo:font-size="12pt" fo:language="pt" fo:country="BR" officeooo:rsid="0218a935"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173" style:family="text">
      <style:text-properties fo:color="#000000" fo:font-size="12pt" fo:language="pt" fo:country="BR" officeooo:rsid="028244a9"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174" style:family="text">
      <style:text-properties fo:color="#000000" fo:font-size="12pt" fo:language="pt" fo:country="BR" style:letter-kerning="true" fo:background-color="#ffff00" loext:char-shading-value="0" style:font-name-asian="Noto Sans CJK SC Regular" style:font-size-asian="12pt" style:language-asian="zh" style:country-asian="CN" style:font-name-complex="FreeSans" style:font-size-complex="12pt" style:language-complex="hi" style:country-complex="IN"/>
    </style:style>
    <style:style style:name="T175" style:family="text">
      <style:text-properties fo:color="#000000" fo:font-size="12pt" fo:language="pt" fo:country="BR" officeooo:rsid="01eb712f" style:letter-kerning="true" fo:background-color="#ffff00" loext:char-shading-value="0" style:font-name-asian="Noto Sans CJK SC Regular" style:font-size-asian="12pt" style:language-asian="zh" style:country-asian="CN" style:font-name-complex="FreeSans" style:font-size-complex="12pt" style:language-complex="hi" style:country-complex="IN"/>
    </style:style>
    <style:style style:name="T176" style:family="text">
      <style:text-properties fo:color="#000000" fo:font-size="12pt" fo:language="pt" fo:country="BR" officeooo:rsid="0288fabc" style:letter-kerning="true" fo:background-color="#ffff00" loext:char-shading-value="0" style:font-name-asian="Noto Sans CJK SC Regular" style:font-size-asian="12pt" style:language-asian="zh" style:country-asian="CN" style:font-name-complex="FreeSans" style:font-size-complex="12pt" style:language-complex="hi" style:country-complex="IN"/>
    </style:style>
    <style:style style:name="T177" style:family="text">
      <style:text-properties fo:color="#000000" fo:font-size="12pt" fo:language="pt" fo:country="BR" officeooo:rsid="028244a9" style:letter-kerning="true" fo:background-color="#ffff00" loext:char-shading-value="0" style:font-name-asian="Noto Sans CJK SC Regular" style:font-size-asian="12pt" style:language-asian="zh" style:country-asian="CN" style:font-name-complex="FreeSans" style:font-size-complex="12pt" style:language-complex="hi" style:country-complex="IN"/>
    </style:style>
    <style:style style:name="T178" style:family="text">
      <style:text-properties fo:color="#000000" fo:font-size="12pt" fo:language="pt" fo:country="BR" style:letter-kerning="true" style:font-name-asian="Noto Sans CJK SC Regular" style:font-size-asian="12pt" style:language-asian="zh" style:country-asian="CN" style:font-name-complex="FreeSans" style:font-size-complex="12pt" style:language-complex="hi" style:country-complex="IN"/>
    </style:style>
    <style:style style:name="T179" style:family="text">
      <style:text-properties fo:color="#000000" fo:font-size="12pt" fo:language="pt" fo:country="BR" officeooo:rsid="01eb712f" style:letter-kerning="true" style:font-name-asian="Noto Sans CJK SC Regular" style:font-size-asian="12pt" style:language-asian="zh" style:country-asian="CN" style:font-name-complex="FreeSans" style:font-size-complex="12pt" style:language-complex="hi" style:country-complex="IN"/>
    </style:style>
    <style:style style:name="T180" style:family="text">
      <style:text-properties fo:color="#000000" fo:font-size="12pt" fo:language="pt" fo:country="BR" officeooo:rsid="01757142" style:letter-kerning="true" style:font-name-asian="Noto Sans CJK SC Regular" style:font-size-asian="12pt" style:language-asian="zh" style:country-asian="CN" style:font-name-complex="FreeSans" style:font-size-complex="12pt" style:language-complex="hi" style:country-complex="IN"/>
    </style:style>
    <style:style style:name="T181" style:family="text">
      <style:text-properties fo:color="#000000" fo:font-size="12pt" fo:language="pt" fo:country="BR" officeooo:rsid="0257016b" style:letter-kerning="true" style:font-name-asian="Noto Sans CJK SC Regular" style:font-size-asian="12pt" style:language-asian="zh" style:country-asian="CN" style:font-name-complex="FreeSans" style:font-size-complex="12pt" style:language-complex="hi" style:country-complex="IN"/>
    </style:style>
    <style:style style:name="T182" style:family="text">
      <style:text-properties fo:color="#000000" fo:font-size="12pt" fo:language="pt" fo:country="BR" officeooo:rsid="026a47ea" style:letter-kerning="true" style:font-name-asian="Noto Sans CJK SC Regular" style:font-size-asian="12pt" style:language-asian="zh" style:country-asian="CN" style:font-name-complex="FreeSans" style:font-size-complex="12pt" style:language-complex="hi" style:country-complex="IN"/>
    </style:style>
    <style:style style:name="T183" style:family="text">
      <style:text-properties fo:color="#000000" fo:font-size="12pt" fo:language="pt" fo:country="BR" officeooo:rsid="027d74d5" style:letter-kerning="true" style:font-name-asian="Noto Sans CJK SC Regular" style:font-size-asian="12pt" style:language-asian="zh" style:country-asian="CN" style:font-name-complex="FreeSans" style:font-size-complex="12pt" style:language-complex="hi" style:country-complex="IN"/>
    </style:style>
    <style:style style:name="T184" style:family="text">
      <style:text-properties fo:color="#000000" fo:font-size="12pt" fo:language="pt" fo:country="BR" officeooo:rsid="026ae648" style:letter-kerning="true" style:font-name-asian="Noto Sans CJK SC Regular" style:font-size-asian="12pt" style:language-asian="zh" style:country-asian="CN" style:font-name-complex="FreeSans" style:font-size-complex="12pt" style:language-complex="hi" style:country-complex="IN"/>
    </style:style>
    <style:style style:name="T185" style:family="text">
      <style:text-properties fo:color="#000000" fo:font-size="12pt" fo:language="pt" fo:country="BR" officeooo:rsid="02873d58" style:letter-kerning="true" style:font-name-asian="Noto Sans CJK SC Regular" style:font-size-asian="12pt" style:language-asian="zh" style:country-asian="CN" style:font-name-complex="FreeSans" style:font-size-complex="12pt" style:language-complex="hi" style:country-complex="IN"/>
    </style:style>
    <style:style style:name="T186" style:family="text">
      <style:text-properties fo:color="#000000" fo:font-size="12pt" fo:language="pt" fo:country="BR" fo:font-weight="normal" officeooo:rsid="0100076b" style:letter-kerning="true" fo:background-color="transparent" loext:char-shading-value="0" style:font-name-asian="Noto Sans CJK SC Regular" style:font-size-asian="12pt" style:language-asian="zh" style:country-asian="CN" style:font-weight-asian="normal" style:font-name-complex="FreeSans" style:font-size-complex="12pt" style:language-complex="hi" style:country-complex="IN" style:font-weight-complex="normal"/>
    </style:style>
    <style:style style:name="T187" style:family="text">
      <style:text-properties fo:color="#000000" fo:font-size="12pt" fo:language="pt" fo:country="BR" fo:font-weight="normal" officeooo:rsid="01c23517" style:letter-kerning="true" fo:background-color="transparent" loext:char-shading-value="0" style:font-name-asian="Noto Sans CJK SC Regular" style:font-size-asian="12pt" style:language-asian="zh" style:country-asian="CN" style:font-weight-asian="normal" style:font-name-complex="FreeSans" style:font-size-complex="12pt" style:language-complex="hi" style:country-complex="IN" style:font-weight-complex="normal"/>
    </style:style>
    <style:style style:name="T188" style:family="text">
      <style:text-properties fo:color="#000000" fo:font-size="12pt" fo:language="pt" fo:country="BR" fo:font-weight="normal" officeooo:rsid="01d4d3b0" style:letter-kerning="true" fo:background-color="transparent" loext:char-shading-value="0" style:font-name-asian="Noto Sans CJK SC Regular" style:font-size-asian="12pt" style:language-asian="zh" style:country-asian="CN" style:font-weight-asian="normal" style:font-name-complex="FreeSans" style:font-size-complex="12pt" style:language-complex="hi" style:country-complex="IN" style:font-weight-complex="normal"/>
    </style:style>
    <style:style style:name="T189" style:family="text">
      <style:text-properties fo:color="#000000" fo:font-size="12pt" fo:language="pt" fo:country="BR" fo:font-weight="normal" style:letter-kerning="true" style:font-name-asian="Noto Sans CJK SC Regular" style:font-size-asian="12pt" style:language-asian="zh" style:country-asian="CN" style:font-weight-asian="normal" style:font-name-complex="FreeSans" style:font-size-complex="12pt" style:language-complex="hi" style:country-complex="IN" style:font-weight-complex="normal"/>
    </style:style>
    <style:style style:name="T190" style:family="text">
      <style:text-properties fo:color="#000000" fo:font-size="12pt" fo:language="pt" fo:country="BR" fo:font-weight="normal" officeooo:rsid="01cf7d72" style:letter-kerning="true" style:font-name-asian="Noto Sans CJK SC Regular" style:font-size-asian="12pt" style:language-asian="zh" style:country-asian="CN" style:font-weight-asian="normal" style:font-name-complex="FreeSans" style:font-size-complex="12pt" style:language-complex="hi" style:country-complex="IN" style:font-weight-complex="normal"/>
    </style:style>
    <style:style style:name="T191" style:family="text">
      <style:text-properties fo:color="#000000" fo:font-size="12pt" fo:language="pt" fo:country="BR" fo:font-weight="bold" style:letter-kerning="true" style:font-name-asian="Noto Sans CJK SC Regular" style:font-size-asian="12pt" style:language-asian="zh" style:country-asian="CN" style:font-weight-asian="bold" style:font-name-complex="FreeSans" style:font-size-complex="12pt" style:language-complex="hi" style:country-complex="IN" style:font-weight-complex="bold"/>
    </style:style>
    <style:style style:name="T192" style:family="text">
      <style:text-properties fo:color="#000000" fo:font-size="12pt" fo:language="pt" fo:country="BR" fo:font-weight="bold" officeooo:rsid="01a0d2ec" style:letter-kerning="true" style:font-name-asian="Noto Sans CJK SC Regular" style:font-size-asian="12pt" style:language-asian="zh" style:country-asian="CN" style:font-weight-asian="bold" style:font-name-complex="FreeSans" style:font-size-complex="12pt" style:language-complex="hi" style:country-complex="IN" style:font-weight-complex="bold"/>
    </style:style>
    <style:style style:name="T193" style:family="text">
      <style:text-properties fo:color="#000000" fo:font-size="12pt" fo:language="pt" fo:country="BR" fo:font-weight="bold" officeooo:rsid="01dbba61" style:letter-kerning="true" style:font-name-asian="Noto Sans CJK SC Regular" style:font-size-asian="12pt" style:language-asian="zh" style:country-asian="CN" style:font-weight-asian="bold" style:font-name-complex="FreeSans" style:font-size-complex="12pt" style:language-complex="hi" style:country-complex="IN" style:font-weight-complex="bold"/>
    </style:style>
    <style:style style:name="T194" style:family="text">
      <style:text-properties fo:color="#000000" fo:font-size="12pt" fo:language="pt" fo:country="BR" fo:font-weight="bold" officeooo:rsid="023eeef7" style:letter-kerning="true" style:font-name-asian="Noto Sans CJK SC Regular" style:font-size-asian="12pt" style:language-asian="zh" style:country-asian="CN" style:font-weight-asian="bold" style:font-name-complex="FreeSans" style:font-size-complex="12pt" style:language-complex="hi" style:country-complex="IN" style:font-weight-complex="bold"/>
    </style:style>
    <style:style style:name="T195" style:family="text">
      <style:text-properties fo:color="#000000" fo:font-size="12pt" fo:language="pt" fo:country="BR" fo:font-style="normal" style:letter-kerning="true" fo:background-color="#ffff00" loext:char-shading-value="0" style:font-name-asian="Noto Sans CJK SC Regular" style:font-size-asian="12pt" style:language-asian="zh" style:country-asian="CN" style:font-style-asian="normal" style:font-name-complex="FreeSans" style:font-size-complex="12pt" style:language-complex="hi" style:country-complex="IN" style:font-style-complex="normal"/>
    </style:style>
    <style:style style:name="T196" style:family="text">
      <style:text-properties fo:color="#000000" fo:font-size="12pt" fo:language="pt" fo:country="BR" fo:font-style="normal" officeooo:rsid="00343a97" style:letter-kerning="true" fo:background-color="#ffff00" loext:char-shading-value="0" style:font-name-asian="Noto Sans CJK SC Regular" style:font-size-asian="12pt" style:language-asian="zh" style:country-asian="CN" style:font-style-asian="normal" style:font-name-complex="FreeSans" style:font-size-complex="12pt" style:language-complex="hi" style:country-complex="IN" style:font-style-complex="normal"/>
    </style:style>
    <style:style style:name="T197" style:family="text">
      <style:text-properties fo:color="#000000" fo:font-size="12pt" style:letter-kerning="true" fo:background-color="#ffff00" loext:char-shading-value="0" style:font-name-asian="Noto Sans CJK SC Regular" style:font-size-asian="12pt" style:language-asian="zh" style:country-asian="CN" style:font-name-complex="FreeSans" style:font-size-complex="12pt" style:language-complex="hi" style:country-complex="IN"/>
    </style:style>
    <style:style style:name="T198" style:family="text">
      <style:text-properties fo:color="#000000" fo:font-size="12pt" style:letter-kerning="true" style:font-name-asian="Noto Sans CJK SC Regular" style:font-size-asian="12pt" style:language-asian="zh" style:country-asian="CN" style:font-name-complex="FreeSans" style:font-size-complex="12pt" style:language-complex="hi" style:country-complex="IN"/>
    </style:style>
    <style:style style:name="T199" style:family="text">
      <style:text-properties fo:color="#000000" fo:font-size="12pt" officeooo:rsid="02284930" style:letter-kerning="true" style:font-name-asian="Noto Sans CJK SC Regular" style:font-size-asian="12pt" style:language-asian="zh" style:country-asian="CN" style:font-name-complex="FreeSans" style:font-size-complex="12pt" style:language-complex="hi" style:country-complex="IN"/>
    </style:style>
    <style:style style:name="T200" style:family="text">
      <style:text-properties fo:color="#000000" fo:font-size="12pt" fo:font-weight="normal" style:letter-kerning="true" style:font-name-asian="Noto Sans CJK SC Regular" style:font-size-asian="12pt" style:language-asian="zh" style:country-asian="CN" style:font-weight-asian="normal" style:font-name-complex="FreeSans" style:font-size-complex="12pt" style:language-complex="hi" style:country-complex="IN" style:font-weight-complex="normal"/>
    </style:style>
    <style:style style:name="T201" style:family="text">
      <style:text-properties fo:color="#000000" fo:font-size="12pt" fo:font-weight="normal" style:letter-kerning="true" fo:background-color="#ffff00" loext:char-shading-value="0" style:font-name-asian="Noto Sans CJK SC Regular" style:font-size-asian="12pt" style:language-asian="zh" style:country-asian="CN" style:font-weight-asian="normal" style:font-name-complex="FreeSans" style:font-size-complex="12pt" style:language-complex="hi" style:country-complex="IN" style:font-weight-complex="normal"/>
    </style:style>
    <style:style style:name="T202" style:family="text">
      <style:text-properties fo:color="#000000" fo:font-size="12pt" fo:font-weight="normal" style:letter-kerning="true" fo:background-color="transparent" loext:char-shading-value="0" style:font-name-asian="Noto Sans CJK SC Regular" style:font-size-asian="12pt" style:language-asian="zh" style:country-asian="CN" style:font-weight-asian="normal" style:font-name-complex="FreeSans" style:font-size-complex="12pt" style:language-complex="hi" style:country-complex="IN" style:font-weight-complex="normal"/>
    </style:style>
    <style:style style:name="T203" style:family="text">
      <style:text-properties fo:color="#000000" fo:font-size="12pt" fo:font-weight="normal" officeooo:rsid="0100076b" style:letter-kerning="true" fo:background-color="transparent" loext:char-shading-value="0" style:font-name-asian="Noto Sans CJK SC Regular" style:font-size-asian="12pt" style:language-asian="zh" style:country-asian="CN" style:font-weight-asian="normal" style:font-name-complex="FreeSans" style:font-size-complex="12pt" style:language-complex="hi" style:country-complex="IN" style:font-weight-complex="normal"/>
    </style:style>
    <style:style style:name="T204" style:family="text">
      <style:text-properties fo:color="#000000" fo:font-size="12pt" fo:font-weight="normal" officeooo:rsid="021ea85a" style:letter-kerning="true" fo:background-color="transparent" loext:char-shading-value="0" style:font-name-asian="Noto Sans CJK SC Regular" style:font-size-asian="12pt" style:language-asian="zh" style:country-asian="CN" style:font-weight-asian="normal" style:font-name-complex="FreeSans" style:font-size-complex="12pt" style:language-complex="hi" style:country-complex="IN" style:font-weight-complex="normal"/>
    </style:style>
    <style:style style:name="T205" style:family="text">
      <style:text-properties fo:color="#000000" style:font-name="Liberation Serif" fo:font-size="12pt" fo:language="pt" fo:country="BR" officeooo:rsid="00ec388e"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06" style:family="text">
      <style:text-properties fo:color="#000000" style:font-name="Liberation Serif" fo:font-size="12pt" fo:language="pt" fo:country="BR" officeooo:rsid="010e3add"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07" style:family="text">
      <style:text-properties fo:color="#000000" style:font-name="Liberation Serif" fo:font-size="12pt" fo:language="pt" fo:country="BR" officeooo:rsid="00ee0d18"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08" style:family="text">
      <style:text-properties fo:color="#000000" style:font-name="Liberation Serif" fo:font-size="12pt" fo:language="pt" fo:country="BR" officeooo:rsid="010ed053"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09" style:family="text">
      <style:text-properties fo:color="#000000" style:font-name="Liberation Serif" fo:font-size="12pt" fo:language="pt" fo:country="BR" officeooo:rsid="011a8ea3"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10" style:family="text">
      <style:text-properties fo:color="#000000" style:font-name="Liberation Serif" fo:font-size="12pt" fo:language="pt" fo:country="BR" officeooo:rsid="01109c7a"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11" style:family="text">
      <style:text-properties fo:color="#000000" style:font-name="Liberation Serif" fo:font-size="12pt" fo:language="pt" fo:country="BR" officeooo:rsid="01244e8f"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12" style:family="text">
      <style:text-properties fo:color="#000000" style:font-name="Liberation Serif" fo:font-size="12pt" fo:language="pt" fo:country="BR" officeooo:rsid="01238902"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13" style:family="text">
      <style:text-properties fo:color="#000000" style:font-name="Liberation Serif" fo:font-size="12pt" fo:language="pt" fo:country="BR" officeooo:rsid="0125b786"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14" style:family="text">
      <style:text-properties fo:color="#000000" style:font-name="Liberation Serif" fo:font-size="12pt" fo:language="pt" fo:country="BR" officeooo:rsid="012a5591"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15" style:family="text">
      <style:text-properties fo:color="#000000" style:font-name="Liberation Serif" fo:font-size="12pt" fo:language="pt" fo:country="BR" officeooo:rsid="012c27ac"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16" style:family="text">
      <style:text-properties fo:color="#000000" style:font-name="Liberation Serif" fo:font-size="12pt" fo:language="pt" fo:country="BR" officeooo:rsid="012c8895"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17" style:family="text">
      <style:text-properties fo:color="#000000" style:font-name="Liberation Serif" fo:font-size="12pt" fo:language="pt" fo:country="BR" officeooo:rsid="012e5760"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18" style:family="text">
      <style:text-properties fo:color="#000000" style:font-name="Liberation Serif" fo:font-size="12pt" fo:language="pt" fo:country="BR" officeooo:rsid="012f55f1"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19" style:family="text">
      <style:text-properties fo:color="#000000" style:font-name="Liberation Serif" fo:font-size="12pt" fo:language="pt" fo:country="BR" officeooo:rsid="00e8f917"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20" style:family="text">
      <style:text-properties fo:color="#000000" style:font-name="Liberation Serif" fo:font-size="12pt" fo:language="pt" fo:country="BR" officeooo:rsid="00aec49d"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21" style:family="text">
      <style:text-properties fo:color="#000000" style:font-name="Liberation Serif" fo:font-size="12pt" fo:language="pt" fo:country="BR" officeooo:rsid="0130c94d"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22" style:family="text">
      <style:text-properties fo:color="#000000" style:font-name="Liberation Serif" fo:font-size="12pt" fo:language="pt" fo:country="BR" officeooo:rsid="01362a21"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23" style:family="text">
      <style:text-properties fo:color="#000000" style:font-name="Liberation Serif" fo:font-size="12pt" fo:language="pt" fo:country="BR" officeooo:rsid="01380841"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24" style:family="text">
      <style:text-properties fo:color="#000000" style:font-name="Liberation Serif" fo:font-size="12pt" fo:language="pt" fo:country="BR" officeooo:rsid="0139675f"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25" style:family="text">
      <style:text-properties fo:color="#000000" style:font-name="Liberation Serif" fo:font-size="12pt" fo:language="pt" fo:country="BR" officeooo:rsid="0140969c"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26" style:family="text">
      <style:text-properties fo:color="#000000" style:font-name="Liberation Serif" fo:font-size="12pt" fo:language="pt" fo:country="BR" officeooo:rsid="0143689b"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27" style:family="text">
      <style:text-properties fo:color="#000000" style:font-name="Liberation Serif" fo:font-size="12pt" fo:language="pt" fo:country="BR" officeooo:rsid="0145c223"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28" style:family="text">
      <style:text-properties fo:color="#000000" style:font-name="Liberation Serif" fo:font-size="12pt" fo:language="pt" fo:country="BR" officeooo:rsid="0148ef91"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29" style:family="text">
      <style:text-properties fo:color="#000000" style:font-name="Liberation Serif" fo:font-size="12pt" fo:language="pt" fo:country="BR" officeooo:rsid="014daf20"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30" style:family="text">
      <style:text-properties fo:color="#000000" style:font-name="Liberation Serif" fo:font-size="12pt" fo:language="pt" fo:country="BR" officeooo:rsid="014df9b0"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31" style:family="text">
      <style:text-properties fo:color="#000000" style:font-name="Liberation Serif" fo:font-size="12pt" fo:language="pt" fo:country="BR" officeooo:rsid="014f2a97"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32" style:family="text">
      <style:text-properties fo:color="#000000" style:font-name="Liberation Serif" fo:font-size="12pt" fo:language="pt" fo:country="BR" officeooo:rsid="0150f491"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33" style:family="text">
      <style:text-properties fo:color="#000000" style:font-name="Liberation Serif" fo:font-size="12pt" fo:language="pt" fo:country="BR" officeooo:rsid="0153c810"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34" style:family="text">
      <style:text-properties fo:color="#000000" style:font-name="Liberation Serif" fo:font-size="12pt" fo:language="pt" fo:country="BR" officeooo:rsid="015552cf"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35" style:family="text">
      <style:text-properties fo:color="#000000" style:font-name="Liberation Serif" fo:font-size="12pt" fo:language="pt" fo:country="BR" officeooo:rsid="0156d1c9"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36" style:family="text">
      <style:text-properties fo:color="#000000" style:font-name="Liberation Serif" fo:font-size="12pt" fo:language="pt" fo:country="BR" officeooo:rsid="015ae173"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37" style:family="text">
      <style:text-properties fo:color="#000000" style:font-name="Liberation Serif" fo:font-size="12pt" fo:language="pt" fo:country="BR" officeooo:rsid="015bf93e"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38" style:family="text">
      <style:text-properties fo:color="#000000" style:font-name="Liberation Serif" fo:font-size="12pt" fo:language="pt" fo:country="BR" officeooo:rsid="015ca6a5"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39" style:family="text">
      <style:text-properties fo:color="#000000" style:font-name="Liberation Serif" fo:font-size="12pt" fo:language="pt" fo:country="BR" officeooo:rsid="01683f11"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40" style:family="text">
      <style:text-properties fo:color="#000000" style:font-name="Liberation Serif" fo:font-size="12pt" fo:language="pt" fo:country="BR" officeooo:rsid="015d6cfa"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41" style:family="text">
      <style:text-properties fo:color="#000000" style:font-name="Liberation Serif" fo:font-size="12pt" fo:language="pt" fo:country="BR" officeooo:rsid="015dfa40"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42" style:family="text">
      <style:text-properties fo:color="#000000" style:font-name="Liberation Serif" fo:font-size="12pt" fo:language="pt" fo:country="BR" officeooo:rsid="0169badc"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43" style:family="text">
      <style:text-properties fo:color="#000000" style:font-name="Liberation Serif" fo:font-size="12pt" fo:language="pt" fo:country="BR" officeooo:rsid="016aea87"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44" style:family="text">
      <style:text-properties fo:color="#000000" style:font-name="Liberation Serif" fo:font-size="12pt" fo:language="pt" fo:country="BR" officeooo:rsid="016e6c14"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45" style:family="text">
      <style:text-properties fo:color="#000000" style:font-name="Liberation Serif" fo:font-size="12pt" fo:language="pt" fo:country="BR" officeooo:rsid="0180bffc"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46" style:family="text">
      <style:text-properties fo:color="#000000" style:font-name="Liberation Serif" fo:font-size="12pt" fo:language="pt" fo:country="BR" officeooo:rsid="01811334"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47" style:family="text">
      <style:text-properties fo:color="#000000" style:font-name="Liberation Serif" fo:font-size="12pt" fo:language="pt" fo:country="BR" officeooo:rsid="0182b36a"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48" style:family="text">
      <style:text-properties fo:color="#000000" style:font-name="Liberation Serif" fo:font-size="12pt" fo:language="pt" fo:country="BR" officeooo:rsid="019ca22d"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49" style:family="text">
      <style:text-properties fo:color="#000000" style:font-name="Liberation Serif" fo:font-size="12pt" fo:language="pt" fo:country="BR" officeooo:rsid="019d3caa"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50" style:family="text">
      <style:text-properties fo:color="#000000" style:font-name="Liberation Serif" fo:font-size="12pt" fo:language="pt" fo:country="BR" officeooo:rsid="014cd67f"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51" style:family="text">
      <style:text-properties fo:color="#000000" style:font-name="Liberation Serif" fo:font-size="12pt" fo:language="pt" fo:country="BR" officeooo:rsid="019dd68f"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52" style:family="text">
      <style:text-properties fo:color="#000000" style:font-name="Liberation Serif" fo:font-size="12pt" fo:language="pt" fo:country="BR" officeooo:rsid="01a52b63"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53" style:family="text">
      <style:text-properties fo:color="#000000" style:font-name="Liberation Serif" fo:font-size="12pt" fo:language="pt" fo:country="BR" officeooo:rsid="01a58f88"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54" style:family="text">
      <style:text-properties fo:color="#000000" style:font-name="Liberation Serif" fo:font-size="12pt" fo:language="pt" fo:country="BR" officeooo:rsid="01a7d9bd"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55" style:family="text">
      <style:text-properties fo:color="#000000" style:font-name="Liberation Serif" fo:font-size="12pt" fo:language="pt" fo:country="BR" officeooo:rsid="01a82635"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56" style:family="text">
      <style:text-properties fo:color="#000000" style:font-name="Liberation Serif" fo:font-size="12pt" fo:language="pt" fo:country="BR" officeooo:rsid="01a9b96f"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57" style:family="text">
      <style:text-properties fo:color="#000000" style:font-name="Liberation Serif" fo:font-size="12pt" fo:language="pt" fo:country="BR" officeooo:rsid="01ac39f4"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58" style:family="text">
      <style:text-properties fo:color="#000000" style:font-name="Liberation Serif" fo:font-size="12pt" fo:language="pt" fo:country="BR" officeooo:rsid="01b599d9"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59" style:family="text">
      <style:text-properties fo:color="#000000" style:font-name="Liberation Serif" fo:font-size="12pt" fo:language="pt" fo:country="BR" officeooo:rsid="01b6fd99"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60" style:family="text">
      <style:text-properties fo:color="#000000" style:font-name="Liberation Serif" fo:font-size="12pt" fo:language="pt" fo:country="BR" officeooo:rsid="01bb8c71"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61" style:family="text">
      <style:text-properties fo:color="#000000" style:font-name="Liberation Serif" fo:font-size="12pt" fo:language="pt" fo:country="BR" officeooo:rsid="01bea566"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62" style:family="text">
      <style:text-properties fo:color="#000000" style:font-name="Liberation Serif" fo:font-size="12pt" fo:language="pt" fo:country="BR" officeooo:rsid="01c05aeb"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63" style:family="text">
      <style:text-properties fo:color="#000000" style:font-name="Liberation Serif" fo:font-size="12pt" fo:language="pt" fo:country="BR" officeooo:rsid="01c30fcb"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64" style:family="text">
      <style:text-properties fo:color="#000000" style:font-name="Liberation Serif" fo:font-size="12pt" fo:language="pt" fo:country="BR" officeooo:rsid="01c58572"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65" style:family="text">
      <style:text-properties fo:color="#000000" style:font-name="Liberation Serif" fo:font-size="12pt" fo:language="pt" fo:country="BR" officeooo:rsid="01cad2b5"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66" style:family="text">
      <style:text-properties fo:color="#000000" style:font-name="Liberation Serif" fo:font-size="12pt" fo:language="pt" fo:country="BR" officeooo:rsid="01cdc717"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67" style:family="text">
      <style:text-properties fo:color="#000000" style:font-name="Liberation Serif" fo:font-size="12pt" fo:language="pt" fo:country="BR" officeooo:rsid="0186455f"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68" style:family="text">
      <style:text-properties fo:color="#000000" style:font-name="Liberation Serif" fo:font-size="12pt" fo:language="pt" fo:country="BR" officeooo:rsid="01cbeaf7"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69" style:family="text">
      <style:text-properties fo:color="#000000" style:font-name="Liberation Serif" fo:font-size="12pt" fo:language="pt" fo:country="BR" officeooo:rsid="01d9c634"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70" style:family="text">
      <style:text-properties fo:color="#000000" style:font-name="Liberation Serif" fo:font-size="12pt" fo:language="pt" fo:country="BR" officeooo:rsid="01de3726"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71" style:family="text">
      <style:text-properties fo:color="#000000" style:font-name="Liberation Serif" fo:font-size="12pt" fo:language="pt" fo:country="BR" officeooo:rsid="01df737f"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72" style:family="text">
      <style:text-properties fo:color="#000000" style:font-name="Liberation Serif" fo:font-size="12pt" fo:language="pt" fo:country="BR" officeooo:rsid="01e2b2f8"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73" style:family="text">
      <style:text-properties fo:color="#000000" style:font-name="Liberation Serif" fo:font-size="12pt" fo:language="pt" fo:country="BR" officeooo:rsid="01e56615"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74" style:family="text">
      <style:text-properties fo:color="#000000" style:font-name="Liberation Serif" fo:font-size="12pt" fo:language="pt" fo:country="BR" officeooo:rsid="01e62147"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75" style:family="text">
      <style:text-properties fo:color="#000000" style:font-name="Liberation Serif" fo:font-size="12pt" fo:language="pt" fo:country="BR" officeooo:rsid="01e70da0"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76" style:family="text">
      <style:text-properties fo:color="#000000" style:font-name="Liberation Serif" fo:font-size="12pt" fo:language="pt" fo:country="BR" officeooo:rsid="01f0377b"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77" style:family="text">
      <style:text-properties fo:color="#000000" style:font-name="Liberation Serif" fo:font-size="12pt" fo:language="pt" fo:country="BR" officeooo:rsid="01f11446"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78" style:family="text">
      <style:text-properties fo:color="#000000" style:font-name="Liberation Serif" fo:font-size="12pt" fo:language="pt" fo:country="BR" officeooo:rsid="01f2a2bb"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79" style:family="text">
      <style:text-properties fo:color="#000000" style:font-name="Liberation Serif" fo:font-size="12pt" fo:language="pt" fo:country="BR" officeooo:rsid="01f441c1"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80" style:family="text">
      <style:text-properties fo:color="#000000" style:font-name="Liberation Serif" fo:font-size="12pt" fo:language="pt" fo:country="BR" officeooo:rsid="01f71787"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81" style:family="text">
      <style:text-properties fo:color="#000000" style:font-name="Liberation Serif" fo:font-size="12pt" fo:language="pt" fo:country="BR" officeooo:rsid="01fdf8db"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82" style:family="text">
      <style:text-properties fo:color="#000000" style:font-name="Liberation Serif" fo:font-size="12pt" fo:language="pt" fo:country="BR" officeooo:rsid="0207b66d"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83" style:family="text">
      <style:text-properties fo:color="#000000" style:font-name="Liberation Serif" fo:font-size="12pt" fo:language="pt" fo:country="BR" officeooo:rsid="01f782d9"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84" style:family="text">
      <style:text-properties fo:color="#000000" style:font-name="Liberation Serif" fo:font-size="12pt" fo:language="pt" fo:country="BR" officeooo:rsid="020d07ce"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85" style:family="text">
      <style:text-properties fo:color="#000000" style:font-name="Liberation Serif" fo:font-size="12pt" fo:language="pt" fo:country="BR" officeooo:rsid="020d9e49"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86" style:family="text">
      <style:text-properties fo:color="#000000" style:font-name="Liberation Serif" fo:font-size="12pt" fo:language="pt" fo:country="BR" officeooo:rsid="020e53b3"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87" style:family="text">
      <style:text-properties fo:color="#000000" style:font-name="Liberation Serif" fo:font-size="12pt" fo:language="pt" fo:country="BR" officeooo:rsid="0210e296"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88" style:family="text">
      <style:text-properties fo:color="#000000" style:font-name="Liberation Serif" fo:font-size="12pt" fo:language="pt" fo:country="BR" officeooo:rsid="02137217"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89" style:family="text">
      <style:text-properties fo:color="#000000" style:font-name="Liberation Serif" fo:font-size="12pt" fo:language="pt" fo:country="BR" officeooo:rsid="02142eee"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90" style:family="text">
      <style:text-properties fo:color="#000000" style:font-name="Liberation Serif" fo:font-size="12pt" fo:language="pt" fo:country="BR" officeooo:rsid="02205264"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91" style:family="text">
      <style:text-properties fo:color="#000000" style:font-name="Liberation Serif" fo:font-size="12pt" fo:language="pt" fo:country="BR" officeooo:rsid="02220290"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92" style:family="text">
      <style:text-properties fo:color="#000000" style:font-name="Liberation Serif" fo:font-size="12pt" fo:language="pt" fo:country="BR" officeooo:rsid="003f58f8"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93" style:family="text">
      <style:text-properties fo:color="#000000" style:font-name="Liberation Serif" fo:font-size="12pt" fo:language="pt" fo:country="BR" officeooo:rsid="00426810"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94" style:family="text">
      <style:text-properties fo:color="#000000" style:font-name="Liberation Serif" fo:font-size="12pt" fo:language="pt" fo:country="BR" officeooo:rsid="00d0ac27"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95" style:family="text">
      <style:text-properties fo:color="#000000" style:font-name="Liberation Serif" fo:font-size="12pt" fo:language="pt" fo:country="BR" officeooo:rsid="02284930"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96" style:family="text">
      <style:text-properties fo:color="#000000" style:font-name="Liberation Serif" fo:font-size="12pt" fo:language="pt" fo:country="BR" officeooo:rsid="023065b5"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97" style:family="text">
      <style:text-properties fo:color="#000000" style:font-name="Liberation Serif" fo:font-size="12pt" fo:language="pt" fo:country="BR" officeooo:rsid="02369368"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98" style:family="text">
      <style:text-properties fo:color="#000000" style:font-name="Liberation Serif" fo:font-size="12pt" fo:language="pt" fo:country="BR" officeooo:rsid="023c05e1"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99" style:family="text">
      <style:text-properties fo:color="#000000" style:font-name="Liberation Serif" fo:font-size="12pt" fo:language="pt" fo:country="BR" officeooo:rsid="024e1b87"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300" style:family="text">
      <style:text-properties fo:color="#000000" style:font-name="Liberation Serif" fo:font-size="12pt" fo:language="pt" fo:country="BR" officeooo:rsid="0288fabc"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301" style:family="text">
      <style:text-properties fo:color="#000000" style:font-name="Liberation Serif" fo:font-size="12pt" fo:language="pt" fo:country="BR" officeooo:rsid="028adbbe"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302" style:family="text">
      <style:text-properties fo:color="#000000" style:font-name="Liberation Serif" fo:font-size="12pt" fo:language="pt" fo:country="BR" officeooo:rsid="028adbbe"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303" style:family="text">
      <style:text-properties fo:color="#000000" style:font-name="Liberation Serif" fo:font-size="12pt" fo:language="pt" fo:country="BR" officeooo:rsid="028c9f8b"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304" style:family="text">
      <style:text-properties fo:color="#000000" style:font-name="Liberation Serif" fo:font-size="12pt" fo:language="pt" fo:country="BR" officeooo:rsid="028c9f8b"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305" style:family="text">
      <style:text-properties fo:color="#000000" style:font-name="Liberation Serif" fo:font-size="12pt" fo:language="pt" fo:country="BR" officeooo:rsid="028ed326"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306" style:family="text">
      <style:text-properties fo:color="#000000" style:font-name="Liberation Serif" fo:font-size="12pt" fo:language="pt" fo:country="BR" officeooo:rsid="0290bfee"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307" style:family="text">
      <style:text-properties fo:color="#000000" style:font-name="Liberation Serif" fo:font-size="12pt" fo:language="pt" fo:country="BR" officeooo:rsid="0292bcad"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308" style:family="text">
      <style:text-properties fo:color="#000000" style:font-name="Liberation Serif" fo:font-size="12pt" fo:language="pt" fo:country="BR" officeooo:rsid="0298cd83"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309" style:family="text">
      <style:text-properties fo:color="#000000" style:font-name="Liberation Serif" fo:font-size="12pt" fo:language="pt" fo:country="BR" officeooo:rsid="0293b25c"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310" style:family="text">
      <style:text-properties fo:color="#000000" style:font-name="Liberation Serif" fo:font-size="12pt" fo:language="pt" fo:country="BR" officeooo:rsid="0294a2e8"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311" style:family="text">
      <style:text-properties fo:color="#000000" style:font-name="Liberation Serif" fo:font-size="12pt" fo:language="pt" fo:country="BR" officeooo:rsid="028244a9"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312" style:family="text">
      <style:text-properties fo:color="#000000" style:font-name="Liberation Serif" fo:font-size="12pt" fo:language="pt" fo:country="BR" officeooo:rsid="01eb712f" style:letter-kerning="true" style:font-name-asian="Noto Sans CJK SC Regular" style:font-size-asian="12pt" style:language-asian="zh" style:country-asian="CN" style:font-name-complex="FreeSans" style:font-size-complex="12pt" style:language-complex="hi" style:country-complex="IN"/>
    </style:style>
    <style:style style:name="T313" style:family="text">
      <style:text-properties fo:color="#000000" style:font-name="Liberation Serif" fo:font-size="12pt" fo:language="pt" fo:country="BR" officeooo:rsid="02251102" style:letter-kerning="true" style:font-name-asian="Noto Sans CJK SC Regular" style:font-size-asian="12pt" style:language-asian="zh" style:country-asian="CN" style:font-name-complex="FreeSans" style:font-size-complex="12pt" style:language-complex="hi" style:country-complex="IN"/>
    </style:style>
    <style:style style:name="T314" style:family="text">
      <style:text-properties fo:color="#000000" style:font-name="Liberation Serif" fo:font-size="12pt" fo:language="pt" fo:country="BR" officeooo:rsid="00247411" style:letter-kerning="true" style:font-name-asian="Noto Sans CJK SC Regular" style:font-size-asian="12pt" style:language-asian="zh" style:country-asian="CN" style:font-name-complex="FreeSans" style:font-size-complex="12pt" style:language-complex="hi" style:country-complex="IN"/>
    </style:style>
    <style:style style:name="T315" style:family="text">
      <style:text-properties fo:color="#000000" style:font-name="Liberation Serif" fo:font-size="12pt" fo:language="pt" fo:country="BR" officeooo:rsid="003f58f8" style:letter-kerning="true" style:font-name-asian="Noto Sans CJK SC Regular" style:font-size-asian="12pt" style:language-asian="zh" style:country-asian="CN" style:font-name-complex="FreeSans" style:font-size-complex="12pt" style:language-complex="hi" style:country-complex="IN"/>
    </style:style>
    <style:style style:name="T316" style:family="text">
      <style:text-properties fo:color="#000000" style:font-name="Liberation Serif" fo:font-size="12pt" fo:language="pt" fo:country="BR" officeooo:rsid="02284930" style:letter-kerning="true" style:font-name-asian="Noto Sans CJK SC Regular" style:font-size-asian="12pt" style:language-asian="zh" style:country-asian="CN" style:font-name-complex="FreeSans" style:font-size-complex="12pt" style:language-complex="hi" style:country-complex="IN"/>
    </style:style>
    <style:style style:name="T317" style:family="text">
      <style:text-properties fo:color="#000000" style:font-name="Liberation Serif" fo:font-size="12pt" fo:language="pt" fo:country="BR" officeooo:rsid="01757142" style:letter-kerning="true" style:font-name-asian="Noto Sans CJK SC Regular" style:font-size-asian="12pt" style:language-asian="zh" style:country-asian="CN" style:font-name-complex="FreeSans" style:font-size-complex="12pt" style:language-complex="hi" style:country-complex="IN"/>
    </style:style>
    <style:style style:name="T318" style:family="text">
      <style:text-properties fo:color="#000000" style:font-name="Liberation Serif" fo:font-size="12pt" fo:language="pt" fo:country="BR" officeooo:rsid="026f2b1b" style:letter-kerning="true" style:font-name-asian="Noto Sans CJK SC Regular" style:font-size-asian="12pt" style:language-asian="zh" style:country-asian="CN" style:font-name-complex="FreeSans" style:font-size-complex="12pt" style:language-complex="hi" style:country-complex="IN"/>
    </style:style>
    <style:style style:name="T319" style:family="text">
      <style:text-properties fo:color="#000000" style:font-name="Liberation Serif" fo:font-size="12pt" fo:language="pt" fo:country="BR" officeooo:rsid="026ae648" style:letter-kerning="true" style:font-name-asian="Noto Sans CJK SC Regular" style:font-size-asian="12pt" style:language-asian="zh" style:country-asian="CN" style:font-name-complex="FreeSans" style:font-size-complex="12pt" style:language-complex="hi" style:country-complex="IN"/>
    </style:style>
    <style:style style:name="T320" style:family="text">
      <style:text-properties fo:color="#000000" style:font-name="Liberation Serif" fo:font-size="12pt" fo:language="pt" fo:country="BR" officeooo:rsid="027d74d5" style:letter-kerning="true" style:font-name-asian="Noto Sans CJK SC Regular" style:font-size-asian="12pt" style:language-asian="zh" style:country-asian="CN" style:font-name-complex="FreeSans" style:font-size-complex="12pt" style:language-complex="hi" style:country-complex="IN"/>
    </style:style>
    <style:style style:name="T321" style:family="text">
      <style:text-properties fo:color="#000000" style:font-name="Liberation Serif" fo:font-size="12pt" fo:language="pt" fo:country="BR" officeooo:rsid="028adbbe" style:letter-kerning="true" style:font-name-asian="Noto Sans CJK SC Regular" style:font-size-asian="12pt" style:language-asian="zh" style:country-asian="CN" style:font-name-complex="FreeSans" style:font-size-complex="12pt" style:language-complex="hi" style:country-complex="IN"/>
    </style:style>
    <style:style style:name="T322" style:family="text">
      <style:text-properties fo:color="#000000" style:font-name="Liberation Serif" fo:font-size="12pt" fo:language="pt" fo:country="BR" officeooo:rsid="028c9f8b" style:letter-kerning="true" style:font-name-asian="Noto Sans CJK SC Regular" style:font-size-asian="12pt" style:language-asian="zh" style:country-asian="CN" style:font-name-complex="FreeSans" style:font-size-complex="12pt" style:language-complex="hi" style:country-complex="IN"/>
    </style:style>
    <style:style style:name="T323" style:family="text">
      <style:text-properties fo:color="#000000" style:font-name="Liberation Serif" fo:font-size="12pt" fo:language="pt" fo:country="BR" officeooo:rsid="0290bfee" style:letter-kerning="true" style:font-name-asian="Noto Sans CJK SC Regular" style:font-size-asian="12pt" style:language-asian="zh" style:country-asian="CN" style:font-name-complex="FreeSans" style:font-size-complex="12pt" style:language-complex="hi" style:country-complex="IN"/>
    </style:style>
    <style:style style:name="T324" style:family="text">
      <style:text-properties fo:color="#000000" style:font-name="Liberation Serif" fo:font-size="12pt" fo:language="pt" fo:country="BR" officeooo:rsid="0292bcad" style:letter-kerning="true" style:font-name-asian="Noto Sans CJK SC Regular" style:font-size-asian="12pt" style:language-asian="zh" style:country-asian="CN" style:font-name-complex="FreeSans" style:font-size-complex="12pt" style:language-complex="hi" style:country-complex="IN"/>
    </style:style>
    <style:style style:name="T325" style:family="text">
      <style:text-properties fo:color="#000000" style:font-name="Liberation Serif" fo:font-size="12pt" fo:language="pt" fo:country="BR" officeooo:rsid="028244a9" style:letter-kerning="true" style:font-name-asian="Noto Sans CJK SC Regular" style:font-size-asian="12pt" style:language-asian="zh" style:country-asian="CN" style:font-name-complex="FreeSans" style:font-size-complex="12pt" style:language-complex="hi" style:country-complex="IN"/>
    </style:style>
    <style:style style:name="T326" style:family="text">
      <style:text-properties fo:color="#000000" style:font-name="Liberation Serif" fo:font-size="12pt" fo:language="pt" fo:country="BR" officeooo:rsid="0293b25c" style:letter-kerning="true" style:font-name-asian="Noto Sans CJK SC Regular" style:font-size-asian="12pt" style:language-asian="zh" style:country-asian="CN" style:font-name-complex="FreeSans" style:font-size-complex="12pt" style:language-complex="hi" style:country-complex="IN"/>
    </style:style>
    <style:style style:name="T327" style:family="text">
      <style:text-properties fo:color="#000000" style:font-name="Liberation Serif" fo:font-size="12pt" fo:language="pt" fo:country="BR" officeooo:rsid="0294a2e8" style:letter-kerning="true" style:font-name-asian="Noto Sans CJK SC Regular" style:font-size-asian="12pt" style:language-asian="zh" style:country-asian="CN" style:font-name-complex="FreeSans" style:font-size-complex="12pt" style:language-complex="hi" style:country-complex="IN"/>
    </style:style>
    <style:style style:name="T328" style:family="text">
      <style:text-properties fo:color="#000000" style:font-name="Liberation Serif" fo:font-size="12pt" fo:language="pt" fo:country="BR" style:letter-kerning="true" fo:background-color="#ffff00" loext:char-shading-value="0" style:font-name-asian="Noto Sans CJK SC Regular" style:font-size-asian="12pt" style:language-asian="zh" style:country-asian="CN" style:font-name-complex="FreeSans" style:font-size-complex="12pt" style:language-complex="hi" style:country-complex="IN"/>
    </style:style>
    <style:style style:name="T329" style:family="text">
      <style:text-properties fo:color="#000000" style:font-name="Liberation Serif" fo:font-size="12pt" fo:language="pt" fo:country="BR" officeooo:rsid="01eb712f" style:letter-kerning="true" fo:background-color="#ffff00" loext:char-shading-value="0" style:font-name-asian="Noto Sans CJK SC Regular" style:font-size-asian="12pt" style:language-asian="zh" style:country-asian="CN" style:font-name-complex="FreeSans" style:font-size-complex="12pt" style:language-complex="hi" style:country-complex="IN"/>
    </style:style>
    <style:style style:name="T330" style:family="text">
      <style:text-properties fo:color="#000000" style:font-name="Liberation Serif" fo:font-size="12pt" fo:language="pt" fo:country="BR" officeooo:rsid="02251102" style:letter-kerning="true" fo:background-color="#ffff00" loext:char-shading-value="0" style:font-name-asian="Noto Sans CJK SC Regular" style:font-size-asian="12pt" style:language-asian="zh" style:country-asian="CN" style:font-name-complex="FreeSans" style:font-size-complex="12pt" style:language-complex="hi" style:country-complex="IN"/>
    </style:style>
    <style:style style:name="T331" style:family="text">
      <style:text-properties fo:color="#000000" style:font-name="Liberation Serif" fo:font-size="12pt" fo:language="pt" fo:country="BR" officeooo:rsid="026f2b1b" style:letter-kerning="true" fo:background-color="#ffff00" loext:char-shading-value="0" style:font-name-asian="Noto Sans CJK SC Regular" style:font-size-asian="12pt" style:language-asian="zh" style:country-asian="CN" style:font-name-complex="FreeSans" style:font-size-complex="12pt" style:language-complex="hi" style:country-complex="IN"/>
    </style:style>
    <style:style style:name="T332" style:family="text">
      <style:text-properties fo:color="#000000" style:font-name="Liberation Serif" fo:font-size="12pt" fo:language="pt" fo:country="BR" officeooo:rsid="028adbbe" style:letter-kerning="true" fo:background-color="#ffff00" loext:char-shading-value="0" style:font-name-asian="Noto Sans CJK SC Regular" style:font-size-asian="12pt" style:language-asian="zh" style:country-asian="CN" style:font-name-complex="FreeSans" style:font-size-complex="12pt" style:language-complex="hi" style:country-complex="IN"/>
    </style:style>
    <style:style style:name="T333" style:family="text">
      <style:text-properties fo:color="#000000" style:font-name="Liberation Serif" fo:font-size="12pt" fo:language="pt" fo:country="BR" officeooo:rsid="028c9f8b" style:letter-kerning="true" fo:background-color="#ffff00" loext:char-shading-value="0" style:font-name-asian="Noto Sans CJK SC Regular" style:font-size-asian="12pt" style:language-asian="zh" style:country-asian="CN" style:font-name-complex="FreeSans" style:font-size-complex="12pt" style:language-complex="hi" style:country-complex="IN"/>
    </style:style>
    <style:style style:name="T334" style:family="text">
      <style:text-properties fo:color="#000000" style:font-name="Liberation Serif" fo:font-size="12pt" fo:language="pt" fo:country="BR" officeooo:rsid="0290bfee" style:letter-kerning="true" fo:background-color="#ffff00" loext:char-shading-value="0" style:font-name-asian="Noto Sans CJK SC Regular" style:font-size-asian="12pt" style:language-asian="zh" style:country-asian="CN" style:font-name-complex="FreeSans" style:font-size-complex="12pt" style:language-complex="hi" style:country-complex="IN"/>
    </style:style>
    <style:style style:name="T335" style:family="text">
      <style:text-properties fo:color="#000000" style:font-name="Liberation Serif" fo:font-size="12pt" fo:language="pt" fo:country="BR" officeooo:rsid="0292bcad" style:letter-kerning="true" fo:background-color="#ffff00" loext:char-shading-value="0" style:font-name-asian="Noto Sans CJK SC Regular" style:font-size-asian="12pt" style:language-asian="zh" style:country-asian="CN" style:font-name-complex="FreeSans" style:font-size-complex="12pt" style:language-complex="hi" style:country-complex="IN"/>
    </style:style>
    <style:style style:name="T336" style:family="text">
      <style:text-properties fo:color="#000000" style:font-name="Liberation Serif" fo:font-size="12pt" fo:language="pt" fo:country="BR" officeooo:rsid="0292bcad" style:letter-kerning="true" fo:background-color="#ffff00" loext:char-shading-value="0" style:font-name-asian="Noto Sans CJK SC Regular" style:font-size-asian="12pt" style:language-asian="zh" style:country-asian="CN" style:font-name-complex="FreeSans" style:font-size-complex="12pt" style:language-complex="hi" style:country-complex="IN"/>
    </style:style>
    <style:style style:name="T337" style:family="text">
      <style:text-properties fo:color="#000000" style:font-name="Liberation Serif" fo:font-size="12pt" fo:language="pt" fo:country="BR" officeooo:rsid="0298cd83" style:letter-kerning="true" fo:background-color="#ffff00" loext:char-shading-value="0" style:font-name-asian="Noto Sans CJK SC Regular" style:font-size-asian="12pt" style:language-asian="zh" style:country-asian="CN" style:font-name-complex="FreeSans" style:font-size-complex="12pt" style:language-complex="hi" style:country-complex="IN"/>
    </style:style>
    <style:style style:name="T338" style:family="text">
      <style:text-properties fo:color="#000000" style:font-name="Liberation Serif" fo:font-size="12pt" fo:language="pt" fo:country="BR" fo:font-weight="normal" officeooo:rsid="0100076b" style:letter-kerning="true" fo:background-color="transparent" loext:char-shading-value="0" style:font-name-asian="Noto Sans CJK SC Regular" style:font-size-asian="12pt" style:language-asian="zh" style:country-asian="CN" style:font-weight-asian="normal" style:font-name-complex="FreeSans" style:font-size-complex="12pt" style:language-complex="hi" style:country-complex="IN" style:font-weight-complex="normal"/>
    </style:style>
    <style:style style:name="T339" style:family="text">
      <style:text-properties fo:color="#000000" style:font-name="Liberation Serif" fo:font-size="12pt" fo:language="pt" fo:country="BR" fo:font-weight="normal" officeooo:rsid="01e56615" style:letter-kerning="true" fo:background-color="transparent" loext:char-shading-value="0" style:font-name-asian="Noto Sans CJK SC Regular" style:font-size-asian="12pt" style:language-asian="zh" style:country-asian="CN" style:font-weight-asian="normal" style:font-name-complex="FreeSans" style:font-size-complex="12pt" style:language-complex="hi" style:country-complex="IN" style:font-weight-complex="normal"/>
    </style:style>
    <style:style style:name="T340" style:family="text">
      <style:text-properties fo:color="#000000" style:font-name="Liberation Serif" fo:font-size="12pt" fo:language="pt" fo:country="BR" fo:font-weight="normal" officeooo:rsid="01c23517" style:letter-kerning="true" fo:background-color="transparent" loext:char-shading-value="0" style:font-name-asian="Noto Sans CJK SC Regular" style:font-size-asian="12pt" style:language-asian="zh" style:country-asian="CN" style:font-weight-asian="normal" style:font-name-complex="FreeSans" style:font-size-complex="12pt" style:language-complex="hi" style:country-complex="IN" style:font-weight-complex="normal"/>
    </style:style>
    <style:style style:name="T341" style:family="text">
      <style:text-properties fo:color="#000000" style:font-name="Liberation Serif" fo:font-size="12pt" fo:language="pt" fo:country="BR" fo:font-weight="normal" officeooo:rsid="021576c7" style:letter-kerning="true" fo:background-color="transparent" loext:char-shading-value="0" style:font-name-asian="Noto Sans CJK SC Regular" style:font-size-asian="12pt" style:language-asian="zh" style:country-asian="CN" style:font-weight-asian="normal" style:font-name-complex="FreeSans" style:font-size-complex="12pt" style:language-complex="hi" style:country-complex="IN" style:font-weight-complex="normal"/>
    </style:style>
    <style:style style:name="T342" style:family="text">
      <style:text-properties fo:color="#000000" style:font-name="Liberation Serif" fo:font-size="12pt" fo:language="pt" fo:country="BR" fo:font-weight="bold" officeooo:rsid="01eb712f" style:letter-kerning="true" style:font-name-asian="Noto Sans CJK SC Regular" style:font-size-asian="12pt" style:language-asian="zh" style:country-asian="CN" style:font-weight-asian="bold" style:font-name-complex="FreeSans" style:font-size-complex="12pt" style:language-complex="hi" style:country-complex="IN" style:font-weight-complex="bold"/>
    </style:style>
    <style:style style:name="T343" style:family="text">
      <style:text-properties fo:color="#000000" style:font-name="Liberation Serif" fo:font-size="12pt" fo:language="pt" fo:country="BR" fo:font-weight="bold" officeooo:rsid="01a0d2ec" style:letter-kerning="true" style:font-name-asian="Noto Sans CJK SC Regular" style:font-size-asian="12pt" style:language-asian="zh" style:country-asian="CN" style:font-weight-asian="bold" style:font-name-complex="FreeSans" style:font-size-complex="12pt" style:language-complex="hi" style:country-complex="IN" style:font-weight-complex="bold"/>
    </style:style>
    <style:style style:name="T344" style:family="text">
      <style:text-properties fo:color="#000000" style:font-name="Liberation Serif" fo:font-size="12pt" fo:language="pt" fo:country="BR" fo:font-weight="bold" officeooo:rsid="01eece23" style:letter-kerning="true" style:font-name-asian="Noto Sans CJK SC Regular" style:font-size-asian="12pt" style:language-asian="zh" style:country-asian="CN" style:font-weight-asian="bold" style:font-name-complex="FreeSans" style:font-size-complex="12pt" style:language-complex="hi" style:country-complex="IN" style:font-weight-complex="bold"/>
    </style:style>
    <style:style style:name="T345" style:family="text">
      <style:text-properties fo:color="#000000" style:font-name="Liberation Serif" fo:font-size="12pt" fo:language="pt" fo:country="BR" fo:font-style="normal" officeooo:rsid="00343a97" style:letter-kerning="true" fo:background-color="#ffff00" loext:char-shading-value="0" style:font-name-asian="Noto Sans CJK SC Regular" style:font-size-asian="12pt" style:language-asian="zh" style:country-asian="CN" style:font-style-asian="normal" style:font-name-complex="FreeSans" style:font-size-complex="12pt" style:language-complex="hi" style:country-complex="IN" style:font-style-complex="normal"/>
    </style:style>
    <style:style style:name="T346" style:family="text">
      <style:text-properties fo:color="#000000" style:font-name="Liberation Serif" fo:font-size="12pt" fo:language="pt" fo:country="BR" fo:font-style="normal" officeooo:rsid="01a3b9bf" style:letter-kerning="true" fo:background-color="#ffff00" loext:char-shading-value="0" style:font-name-asian="Noto Sans CJK SC Regular" style:font-size-asian="12pt" style:language-asian="zh" style:country-asian="CN" style:font-style-asian="normal" style:font-name-complex="FreeSans" style:font-size-complex="12pt" style:language-complex="hi" style:country-complex="IN" style:font-style-complex="normal"/>
    </style:style>
    <style:style style:name="T347" style:family="text">
      <style:text-properties fo:color="#000000" style:font-name="Liberation Serif" fo:font-size="12pt" officeooo:rsid="00a47fa8" style:letter-kerning="true" style:font-name-asian="Noto Sans CJK SC Regular" style:font-size-asian="12pt" style:language-asian="zh" style:country-asian="CN" style:font-name-complex="FreeSans" style:font-size-complex="12pt" style:language-complex="hi" style:country-complex="IN"/>
    </style:style>
    <style:style style:name="T348" style:family="text">
      <style:text-properties fo:color="#000000" style:font-name="Liberation Serif" fo:font-size="12pt" officeooo:rsid="00247411" style:letter-kerning="true" style:font-name-asian="Noto Sans CJK SC Regular" style:font-size-asian="12pt" style:language-asian="zh" style:country-asian="CN" style:font-name-complex="FreeSans" style:font-size-complex="12pt" style:language-complex="hi" style:country-complex="IN"/>
    </style:style>
    <style:style style:name="T349" style:family="text">
      <style:text-properties fo:color="#000000" style:font-name="Liberation Serif" fo:font-size="12pt" officeooo:rsid="0025947b" style:letter-kerning="true" style:font-name-asian="Noto Sans CJK SC Regular" style:font-size-asian="12pt" style:language-asian="zh" style:country-asian="CN" style:font-name-complex="FreeSans" style:font-size-complex="12pt" style:language-complex="hi" style:country-complex="IN"/>
    </style:style>
    <style:style style:name="T350" style:family="text">
      <style:text-properties fo:color="#000000" style:font-name="Liberation Serif" fo:font-size="12pt" fo:font-weight="normal" officeooo:rsid="0100076b" style:letter-kerning="true" fo:background-color="transparent" loext:char-shading-value="0" style:font-name-asian="Noto Sans CJK SC Regular" style:font-size-asian="12pt" style:language-asian="zh" style:country-asian="CN" style:font-weight-asian="normal" style:font-name-complex="FreeSans" style:font-size-complex="12pt" style:language-complex="hi" style:country-complex="IN" style:font-weight-complex="normal"/>
    </style:style>
    <style:style style:name="T351" style:family="text">
      <style:text-properties officeooo:rsid="00220baa"/>
    </style:style>
    <style:style style:name="T352" style:family="text">
      <style:text-properties officeooo:rsid="00226ace"/>
    </style:style>
    <style:style style:name="T353" style:family="text">
      <style:text-properties officeooo:rsid="00d375a2"/>
    </style:style>
    <style:style style:name="T354" style:family="text">
      <style:text-properties fo:background-color="#ffff00" loext:char-shading-value="0"/>
    </style:style>
    <style:style style:name="T355" style:family="text">
      <style:text-properties officeooo:rsid="00d375a2" fo:background-color="#ffff00" loext:char-shading-value="0"/>
    </style:style>
    <style:style style:name="T356" style:family="text">
      <style:text-properties officeooo:rsid="022762ea"/>
    </style:style>
    <style:style style:name="T357" style:family="text">
      <style:text-properties officeooo:rsid="023eeef7"/>
    </style:style>
    <style:style style:name="T358" style:family="text">
      <style:text-properties fo:font-weight="normal" style:font-weight-asian="normal" style:font-weight-complex="normal"/>
    </style:style>
    <style:style style:name="T359" style:family="text">
      <style:text-properties officeooo:rsid="028244a9"/>
    </style:style>
    <style:style style:name="T360" style:family="text">
      <style:text-properties officeooo:rsid="0298cd83"/>
    </style:style>
    <style:style style:name="T361" style:family="text">
      <style:text-properties officeooo:rsid="0299280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9">PROJETO MFRG</text:p>
      <text:p text:style-name="P1"/>
      <text:p text:style-name="P3">1. Descrição resumida</text:p>
      <text:p text:style-name="P3"/>
      <text:p text:style-name="P25"><text:span text:style-name="T1">Projeto independente, sem fins lucrativos e open-source de jogo eletrônico criado em Blender (BGE - Blender Game Engine) com p</text:span><text:span text:style-name="T126">y</text:span><text:span text:style-name="T1">thon 2.</text:span></text:p>
      <text:p text:style-name="P59"><text:span text:style-name="T9">O projeto tem o objetivo de divulgar </text:span><text:span text:style-name="T10">minimamente </text:span><text:span text:style-name="T9">via jogo eletrônico a realidade carente de comunidades urbanas assoladas pela </text:span><text:span text:style-name="T30">desigualdade</text:span><text:span text:style-name="T9"> no Brasil; como favelas, guetos, bairros periféricos e outros espaços de moradia para pobres, negras(os), indígenas e trabalhadoras(es) de muitas categorias. </text:span></text:p>
      <text:p text:style-name="P59"><text:span text:style-name="T30">Desta forma, pretende-se</text:span><text:span text:style-name="T9"> </text:span><text:span text:style-name="T30">e</text:span><text:span text:style-name="T9">videncia</text:span><text:span text:style-name="T30">r</text:span><text:span text:style-name="T9"> a capacidade de jogos de </text:span><text:span text:style-name="T30">difundir importantes pensamentos que foram esquecidos ao longo da história e </text:span><text:span text:style-name="T9">fazer estas populações </text:span><text:span text:style-name="T30">à</text:span><text:span text:style-name="T9"> margem social se sentirem representadas </text:span><text:span text:style-name="T30">no</text:span><text:span text:style-name="T9"> jogo; </text:span><text:span text:style-name="T30">com todos os modos de expressão que são tão únicos no cotidiano dessas pessoas</text:span><text:span text:style-name="T9">.</text:span></text:p>
      <text:p text:style-name="P8">Breve caracterização do projeto:</text:p>
      <text:list xml:id="list4244149141" text:style-name="WWNum1">
        <text:list-item>
          <text:p text:style-name="P80"><text:span text:style-name="T12">Nome/Título do jogo</text:span><text:span text:style-name="T8">:</text:span><text:span text:style-name="T7"> </text:span><text:span text:style-name="T33">Consciente Ignição.</text:span></text:p>
        </text:list-item>
        <text:list-item>
          <text:p text:style-name="P80"><text:span text:style-name="T37">Desenvolvedores</text:span><text:span text:style-name="T8">:</text:span></text:p>
          <text:list>
            <text:list-item>
              <text:p text:style-name="P91"><text:span text:style-name="T7">Rafael Luiz dos Santos, e-mail: </text:span><text:span text:style-name="T33">rafaelldsrock@gmail.com; </text:span><text:span text:style-name="T34">e</text:span></text:p>
            </text:list-item>
            <text:list-item>
              <text:p text:style-name="P92">Guilherme Santos Braz.</text:p>
            </text:list-item>
          </text:list>
        </text:list-item>
      </text:list>
      <text:list xml:id="list2562589376" text:style-name="WWNum2">
        <text:list-item>
          <text:p text:style-name="P81"><text:span text:style-name="T12">Definição rápida</text:span><text:span text:style-name="T13">: jogo de corrida contra o tempo que procura retratar </text:span><text:span text:style-name="T38">um pouco </text:span><text:span text:style-name="T13">a realidade das comunidades pobres no Brasil.</text:span></text:p>
        </text:list-item>
        <text:list-item>
          <text:p text:style-name="P81"><text:span text:style-name="T12">Algumas </text:span><text:span text:style-name="T39">i</text:span><text:span text:style-name="T12">nspirações</text:span><text:span text:style-name="T13">: O menino e o mundo (Filme, </text:span><text:span text:style-name="T14">animação</text:span><text:span text:style-name="T13">), Afro-Samurai (Animação, anime), Grand Theft Auto (GTA) San Andreas (</text:span><text:span text:style-name="T38">J</text:span><text:span text:style-name="T13">ogo eletrônico), Dandara (</text:span><text:span text:style-name="T38">J</text:span><text:span text:style-name="T13">ogo eletrônico), Berserk (Mangá), Need for Speed Most </text:span><text:span text:style-name="T38">W</text:span><text:span text:style-name="T13">anted (</text:span><text:span text:style-name="T38">J</text:span><text:span text:style-name="T13">ogo eletrônico), Li</text:span><text:span text:style-name="T38">ttl</text:span><text:span text:style-name="T13">e </text:span><text:span text:style-name="T38">R</text:span><text:span text:style-name="T13">acers Street (</text:span><text:span text:style-name="T38">J</text:span><text:span text:style-name="T13">ogo eletrônico).</text:span></text:p>
        </text:list-item>
        <text:list-item>
          <text:p text:style-name="P93"><text:span text:style-name="T12">Gêneros</text:span><text:span text:style-name="T13">: corrida, contra o tempo, 3D, low-poly, indie, BGE, </text:span><text:span text:style-name="T38">B</text:span><text:span text:style-name="T13">lender.</text:span></text:p>
        </text:list-item>
        <text:list-item>
          <text:p text:style-name="P93"><text:span text:style-name="T12">Plataforma</text:span><text:span text:style-name="T13">:</text:span></text:p>
          <text:list>
            <text:list-item>
              <text:p text:style-name="P96"><text:span text:style-name="T13">Especificações do </text:span><text:span text:style-name="T38">computador (PC – termo popular para computador de mesa ou notebook)</text:span><text:span text:style-name="T13">:</text:span></text:p>
              <text:list>
                <text:list-item>
                  <text:p text:style-name="P97"><text:span text:style-name="T38">T</text:span><text:span text:style-name="T13">estado em Xubuntu 20.04 (Linux):</text:span></text:p>
                  <text:list>
                    <text:list-item>
                      <text:p text:style-name="P98"><text:span text:style-name="T195">E</text:span><text:span text:style-name="T6">specificar o comp</text:span><text:span text:style-name="T195">u</text:span><text:span text:style-name="T6">tador em cada componente (No caso, por enquanto o meu </text:span><text:span text:style-name="T195">notebook, </text:span><text:span text:style-name="T196">devo pedir </text:span><text:span text:style-name="T345">a </text:span><text:span text:style-name="T196">alguns colegas pra testar </text:span><text:span text:style-name="T345">numas outras máquinas, </text:span><text:span text:style-name="T346">principalmente para Windows</text:span><text:span text:style-name="T6">).</text:span></text:p>
                    </text:list-item>
                  </text:list>
                </text:list-item>
              </text:list>
            </text:list-item>
          </text:list>
        </text:list-item>
      </text:list>
      <text:p text:style-name="P4"><text:soft-page-break/>Como instalar e jogar (INCOMPLETO):</text:p>
      <text:p text:style-name="P60"><text:span text:style-name="T9">Passo 1: baixe </text:span><text:span text:style-name="T30">o </text:span><text:span text:style-name="T136">repositório</text:span><text:span text:style-name="T30"> e mova-o para a pasta do usuário do seu sistema;</text:span></text:p>
      <text:p text:style-name="P60"><text:span text:style-name="T9">Passo </text:span><text:span text:style-name="T30">2</text:span><text:span text:style-name="T9">: Entre na pasta "</text:span><text:span text:style-name="T30">MFRG</text:span><text:span text:style-name="T9">" – pasta principal </text:span><text:span text:style-name="T30">deste</text:span><text:span text:style-name="T9"> projeto;</text:span></text:p>
      <text:p text:style-name="P60"><text:span text:style-name="T9">Passo </text:span><text:span text:style-name="T30">3</text:span><text:span text:style-name="T9">: e ... (COMPLETAR DE ACORDO COM O FINAL DO PROTÓTIPO);</text:span></text:p>
      <text:p text:style-name="P11">Passo 4: e ... (COMPLETAR DE ACORDO COM O FINAL DO PROTÓTIPO);</text:p>
      <text:p text:style-name="P3">Programas utilizados:</text:p>
      <text:list xml:id="list3782692641" text:style-name="WWNum6">
        <text:list-item>
          <text:p text:style-name="P94">Blender 2.79;</text:p>
        </text:list-item>
        <text:list-item>
          <text:p text:style-name="P94">Gimp;</text:p>
        </text:list-item>
        <text:list-item>
          <text:p text:style-name="P94">Inkscape;</text:p>
        </text:list-item>
        <text:list-item>
          <text:p text:style-name="P94">Libre Office;</text:p>
        </text:list-item>
        <text:list-item>
          <text:p text:style-name="P95">Visual Studio Code;</text:p>
        </text:list-item>
        <text:list-item>
          <text:p text:style-name="P94">Krita;</text:p>
        </text:list-item>
        <text:list-item>
          <text:p text:style-name="P94">Ubuntu Studio 16.04; e</text:p>
        </text:list-item>
        <text:list-item>
          <text:p text:style-name="P94">Xubuntu 20.04.</text:p>
        </text:list-item>
      </text:list>
      <text:p text:style-name="P8"/>
      <text:p text:style-name="P71">2. Justificativa</text:p>
      <text:p text:style-name="P1"/>
      <text:p text:style-name="P65"><text:span text:style-name="T9">O projeto tem o objetivo de divulgar </text:span><text:span text:style-name="T10">minimamente </text:span><text:span text:style-name="T9">via jogo eletrônico a realidade carente de comunidades urbanas assoladas pela </text:span><text:span text:style-name="T30">desigualdade</text:span><text:span text:style-name="T9"> no Brasil; como favelas, guetos, bairros periféricos e outros espaços de moradia para pobres, negras(os), indígenas e trabalhadoras(es) de muitas categorias. </text:span></text:p>
      <text:p text:style-name="P2"><text:span text:style-name="T169">Desta forma, pretende-se</text:span><text:span text:style-name="T358"> </text:span><text:span text:style-name="T169">e</text:span><text:span text:style-name="T358">videncia</text:span><text:span text:style-name="T169">r</text:span><text:span text:style-name="T358"> a capacidade de jogos de </text:span><text:span text:style-name="T169">difundir importantes pensamentos que foram esquecidos ao longo da história e </text:span><text:span text:style-name="T358">fazer estas populações </text:span><text:span text:style-name="T169">à</text:span><text:span text:style-name="T358"> margem social se sentirem representadas </text:span><text:span text:style-name="T169">no</text:span><text:span text:style-name="T358"> jogo.</text:span></text:p>
      <text:p text:style-name="P70"><text:span text:style-name="T5">Por que fazer um jogo que respeita e expresse os pensamentos de s</text:span><text:span text:style-name="T43">o</text:span><text:span text:style-name="T5">ciedades e grupos sociais marginalizados?</text:span></text:p>
      <text:p text:style-name="P45"><text:span text:style-name="T130">“Porque sim!” deveria ser talvez uma das melhores respostas para esta pergunta. Porém falar ou escrever isso seria muito direto, não explicando nada, </text:span><text:span text:style-name="T131">e</text:span><text:span text:style-name="T130"> pode também causar raiva ou desprestígio pelo leitor ou ouvinte que recebe uma resposta assim </text:span><text:span text:style-name="T131">tão curta e repentina</text:span><text:span text:style-name="T130">. </text:span><text:span text:style-name="T131">Embora se estes são os motivos que fazem esta ser a pior resposta porque então talvez ela fosse a melhor? Pelo fato de ser óbvio, claro, o fato que se há alguém sofrendo historicamente por processos sociais de exclusão, este alguém </text:span><text:span text:style-name="T132">ou grupo social</text:span><text:span text:style-name="T131"> merece ser ouvido em sua totalidade e isso consiste em ter suas opiniões expressas, seu pensamento difundido e posto a mesa de debates.</text:span></text:p>
      <text:p text:style-name="P54"><text:span text:style-name="T131">Por isso </text:span><text:span text:style-name="T132">exite este projeto, que</text:span><text:span text:style-name="T131"> </text:span><text:span text:style-name="T133">cre</text:span><text:span text:style-name="T132">r </text:span><text:span text:style-name="T133">no poder de difusão de ideias de um jogo eletrônico.</text:span><text:span text:style-name="T131"> Para dar razão aqueles que historicamente foram reprimidas e reprimidos. No caso desta produção, são grupos sociais como indígenas, povos afrodescendentes, mulheres e povo LGBTQIA+. O problema de verdade é essa lista acabar aqui, pois facilmente poderia englobar mais grupos, como ribeirinhos, ciganos e deficientes físicos e mentais.</text:span></text:p>
      <text:p text:style-name="P55"><text:span text:style-name="T122">Um outro</text:span><text:span text:style-name="T116"> problema real pode esta </text:span><text:span text:style-name="T117">na viabilidade</text:span><text:span text:style-name="T116"> de difundir informação em jogos eletrônicos não ser </text:span><text:span text:style-name="T117">algo possível</text:span><text:span text:style-name="T116">. </text:span><text:span text:style-name="T117">No Brasil a realidade de muitas famílias, principalmente as carentes socialmente, não inclui ainda um computador. Por mais que se acumulem os números de lucros relativos ao mercado de jogos eletrônicos, </text:span><text:span text:style-name="T119">estes números ainda não refletem a quantidade de pessoas jogando no Brasil </text:span><text:span text:style-name="T123">quando se considera o número de famílias brasileiras com um computador</text:span><text:span text:style-name="T119">. S</text:span><text:span text:style-name="T118">endo assim parece</text:span><text:span text:style-name="T117"> difícil precisar o número de pessoas atingidas por este meio </text:span><text:span text:style-name="T119">dado o fator de desigualdade social em que muitas famílias se encontram</text:span><text:span text:style-name="T117">. </text:span><text:span text:style-name="T120">Como isso caracteriza um problema social, o MFRG nasce com a finalidade de tornar </text:span><text:span text:style-name="T121">este meio de difusão ponto de interesse para os movimentos sociais que queiram reivindicar espaço neste meio </text:span><text:span text:style-name="T123">para fortalecer suas</text:span><text:span text:style-name="T121"> ideias. </text:span><text:span text:style-name="T123">Tomar posse do objeto de produção segundo o livro de AUTOR MARXISTA QUE NÃO LEMBRO é também um passo importante para </text:span><text:soft-page-break/><text:span text:style-name="T123">mudar o mundo de desigualdade social que </text:span><text:span text:style-name="T124">tira vidas e esperanças da maioria carente, pobre e sem amparo mínimo</text:span><text:span text:style-name="T121">.</text:span><text:span text:style-name="T120"> [ISSO AQUI PODE TÁ MORTALMENTE ERRADO :D]. </text:span><text:span text:style-name="T117">[FALTA BASE, DEVO VER PROCURAR ALGUNS DADOS, </text:span><text:span text:style-name="T119">ACHO QUE O SITE DO IBGE PODE AJUDAR. </text:span><text:span text:style-name="T125">AQUI EU PISEI PRA CADA DOIS PÉS EM DUAS <text:s/>JACÁ</text:span><text:span text:style-name="T117">]</text:span></text:p>
      <text:p text:style-name="P25"><text:span text:style-name="T4">Para </text:span><text:span text:style-name="T15">identificar os grupos e sociedades que o jogo pretende representar como vinculadas a desigualdade social recorrente, principalmente localizados no Brasil, foi feito abaixo um levantamento destes grupos sociais. Ao mesmo tempo, é apresentado um fundamento ou justificativa dest</text:span><text:span text:style-name="T43">as sociedades e</text:span><text:span text:style-name="T15"> </text:span><text:span text:style-name="T22">grupos </text:span><text:span text:style-name="T15">entrarem para esta lista de representatividade do MFRG.</text:span></text:p>
      <text:p text:style-name="P68"><text:span text:style-name="T312">Para </text:span><text:span text:style-name="T178">justificar os diálogos </text:span><text:span text:style-name="T179">em cada cena ou evento </text:span><text:span text:style-name="T312">de</text:span><text:span text:style-name="T179"> corrida </text:span><text:span text:style-name="T312">será apresentado um questionário para algum representante social dos grupos escolhidos. </text:span><text:span text:style-name="T313">Serão quatro questionários. Cada questionário tem um diálogo que corresponde as vivências de um dos quatro grupos </text:span><text:span text:style-name="T318">e perguntas sobre este diálogo (Na seção Método científico devo especificar melhor isso)</text:span><text:span text:style-name="T313">.</text:span></text:p>
      <text:p text:style-name="P19">Os antigos e originários indígenas</text:p>
      <text:p text:style-name="P59"><text:span text:style-name="T198">Se crer que os indígenas são os povos mais originários do Brasil. Presentes aqui antes mesmo da entrada dos portugueses que perdidos procuravam outro país, a Índia. Estes ao chegarem aqui exploraram os povos indígenas, principalmente na obtenção das riquezas advindas da terra, como a extração de pau-brasil; uma árvore local. </text:span><text:span text:style-name="T197">[falta provar isso].</text:span></text:p>
      <text:p text:style-name="P14">Essa dominação também ocorreu na cultura indígena desconsiderada pelos europeus por completo. Para muitos a educação brasileira teria se iniciado com a vinda dos jesuítas as terras desconhecidas, mas isso não é verdade. Porque como Pedro Lôbo e Eduardo Dias contam em artigo <text:span text:style-name="T356">científico</text:span>, a educação indígena já existia com os próprios modos de operar. Estes povos foram obrigados a aprender leis, costumes e língua dos jesuítas e caso desobedecessem eram punidos por rebeldia. A partir deste ponto começou na história do Brasil a negligência aos saberes indígenas, que obviamente por isso deixaram de circular entre seus próprios pares.</text:p>
      <text:p text:style-name="P14">Para os indígenas Potiguaras, a educação se fundamentava numa construção gradativa do conhecimento na qual um aprendizado se firmava com o outro; inclusive, esta educação se perpetuava até a fase adulta da pessoa, sem que ela parasse de aprender. Diferente do modelo eurocêntrico, que fragmentava os conteúdos em setores para aprendizagem do indivíduo. Se verifica nisso uma diferença no modo de pensar indígena e europeu. Essa diferença não levada em consideração fez a etnia Potiguara entrar em conflito diversas vezes com os jesuítas. A resistência indígena não se vincula somente ao passado, ela se perpetua até os dias atuais, a LDBEN (Lei de Diretrizes e Bases da Educação Nacional) e o PNE (Plano Nacional de Educação) são frutos dessas reivindicações (“A EDUCAÇÃO ESCOLAR INDÍGENA COMO FORTALECIMENTO DA IDENTIDADE CULTURAL <text:soft-page-break/>DOS POTIGUARA DA PARAÍBA/BRASIL – CONSIDERAÇÕES INICIAIS”, Pedro Lôbo e Eduardo Dias).</text:p>
      <text:p text:style-name="P59"><text:span text:style-name="T198">Um caso recente de negligência do discurso indígena tem seu lugar na pandemia de Covid-19 que foi iniciada em 2019 ou 2020. A xawar</text:span><text:span text:style-name="T347">a</text:span><text:span text:style-name="T198">, termo para pandemia da etnia Yanomani, fez aparecer outra distinção no modo de pensar entre etnias indígenas e o homem branco europeu. Corpos mortos por Covid de indígenas das aldeias Yanomani que tiveram atendimento médico na cidade não voltavam para a aldeia. Isso causou revolta entre as pessoas desta etnia porque eles não podiam realizar o ritual reahu com o corpo da amiga(o) morta(o). O reahu é um ritual muito simbólico e caprichado do povo Yanomani; para o ritual ser concretizado se deve içar o cadáver embrulhado com palhas em uma árvore na floresta para putrefação separando a carne dos ossos; os ossos serão calcinados em uma pira funerária com os pertences da(o) morta(o); em seguida, tudo que foi pulverizado e transformado em cinzas é armazenado em cabaças que voltarão a ser abertas no momento de “desaparecimento” do ritual; no qual os vizinhos e visitantes da aldeia choram a morte da pessoa falecida; as cinzas são então enterradas ou consumidas pelos presentes diluídas num mingau de banana. [</text:span><text:span text:style-name="T200">A xawara e os mortos: os Yanomami, luto e luta na pandemia da Covid-19. Marcelo Moura Silva e Carlos Estellita-Lins</text:span><text:span text:style-name="T198">]</text:span></text:p>
      <text:p text:style-name="P59"><text:span text:style-name="T198">Não apenas simbólico, o ritual tem a missão especial de purificar o mundo de qualquer espirito vagante da floresta (Um pore como conta a etnia) </text:span><text:span text:style-name="T199">que </text:span><text:span text:style-name="T198">possa causar a aldeia </text:span><text:span text:style-name="T199">algum mal</text:span><text:span text:style-name="T198">, como angústia, dor, acidentes e doenças. Isso não acontece apenas com os Yanomani. Qualquer povo indígena consideraria o enterro do morto sem preparativos um ato infame e inumano. [</text:span><text:span text:style-name="T200">A xawara e os mortos: os Yanomami, luto e luta na pandemia da Covid-19. Marcelo Moura Silva e Carlos Estellita-Lins</text:span><text:span text:style-name="T198">]</text:span></text:p>
      <text:p text:style-name="P46"><text:span text:style-name="T178">Não se trata de </text:span><text:span text:style-name="T314">firme</text:span><text:span text:style-name="T178">mente conscientizar as etnias indígenas da emergência em tratar rapidamente </text:span><text:span text:style-name="T316">do perigo</text:span><text:span text:style-name="T178"> do corpo infectante sem vida. Se trata de entender que ambas as partes tem o mesmo objetivo, mas com métodos diferentes de aplicação. Enquanto os homens brancos querem enterrar rapidamente o corpo morto para se prevenir de mais infecções da pandemia, os indígenas querem realizar o reahu para no “desaparecimento” do espírito da(o) morta(o) purificar o mundo se livrando do perigo da xawara (A pandemia). </text:span><text:span text:style-name="T292">O reahu é tão importante para os Yanomani que eles foram capazes de realizar um reahu com amostras </text:span><text:span text:style-name="T293">de sangue </text:span><text:span text:style-name="T292">coletadas </text:span><text:span text:style-name="T294">na Venezuela e no Brasil</text:span><text:span text:style-name="T292"> de seus pares após anos de batalha jurídica, algumas indevidamente </text:span><text:span text:style-name="T295">coletadas</text:span><text:span text:style-name="T292">, </text:span><text:span text:style-name="T294">mesmo com algumas ou alguns indígenas que tiveram amostras coletadas já estarem mortas ou mortos; só assim eles puderam chorar a morte de seus companheiros. Na aldeia Piaú, após a cerimônia, os xamãs com luvas cirúrgicas enterraram as cinzas num buraco de uma casa</text:span><text:span text:style-name="T292">.</text:span><text:span text:style-name="T315"> </text:span><text:span text:style-name="T178">[</text:span><text:span text:style-name="T189">A xawara e os mortos: os Yanomami, luto e luta na pandemia da Covid-19. Marcelo Moura Silva e Carlos Estellita-Lins</text:span><text:span text:style-name="T178">]</text:span></text:p>
      <text:p text:style-name="P59"><text:soft-page-break/><text:span text:style-name="T198">Sendo assim, é possível concluir que o pensamento Yanomani neste caso foi excluído da discussão de manejo dos corpos infectantes e mortos pela pandemia dos vírus da Covid e vem sendo excluído para todas as etnias indígenas desde de muito tempo ao se considerar o passado brasileiro de opressão pelo homem branco europeu. Por isso é necessário defender e divulgar a forma de pensar do indígena para que eles possam ter espaço de discussão na sociedade, o que permite eles até proporem soluções melhores do que as atuais para problemas diversos. Assim, suas visões serão retratadas no jogo deste projeto para que isso possa </text:span><text:span text:style-name="T348">no futuro ser </text:span><text:span text:style-name="T349">plenamente </text:span><text:span text:style-name="T198">concretizado.</text:span></text:p>
      <text:p text:style-name="P25"><text:span text:style-name="T191">Comunidade L</text:span><text:span text:style-name="T342">GB</text:span><text:span text:style-name="T191">T e mulheres por igualdade de gênero e sexo</text:span></text:p>
      <text:p text:style-name="P68"><text:span text:style-name="T317">Foram</text:span><text:span text:style-name="T178"> muitas vozes que gritaram por igualdade entre os sexos e entre os gêneros durante a história </text:span><text:span text:style-name="T180">da humanidade</text:span><text:span text:style-name="T178">; entre elas </text:span><text:span text:style-name="T180">esta </text:span><text:span text:style-name="T178">Conceição Evaristo e Kmila CDD; as quais respectivamente retratam as heranças e </text:span><text:span text:style-name="T181">real </text:span><text:span text:style-name="T178">valor de uma mulher e a violência que as perseguem.</text:span></text:p>
      <text:p text:style-name="P59"><text:span text:style-name="T7">Este também é um assunto muito antigo. </text:span><text:span text:style-name="T33">D</text:span><text:span text:style-name="T7">esde a antiguidad</text:span><text:span text:style-name="T33">e na Filosofia Clássica Platão já contava em A República o benefício que a polis grega teria de se ter uma igualdade entre os sexos feminino e masculino. Assim, Platão foi conhecido como subversivo por propor que as mulheres tivessem a mesma educação que os homens, que fossem elas participantes da ágora e guardiãs da cidade. Da mesma forma como visto nos dias atuais </text:span><text:span text:style-name="T148">nos </text:span><text:span text:style-name="T33">movimentos antigênero, Sócrates e seus seguidores desprestigiaram as ideias platônicas principalmente por conceber papéis diferentes de modo de ser para a mulher e para o homem de acordo com suas diferenças naturais. [</text:span><text:span text:style-name="T30">Questões de gênero em Platão e Eurípedes: corpos antigos e gender performativity</text:span><text:span text:style-name="T33">]</text:span></text:p>
      <text:p text:style-name="P59"><text:span text:style-name="T33">Platão e Eurípedes, filósofos da Grécia Clássica, foram importantes pensadores antigos que questionaram a sociedade de seu tempo apontando as diferenças entre homens e mulheres e ressaltando um modelo social ético com melhores papéis para o gênero feminino. [</text:span><text:span text:style-name="T30">Questões de gênero em Platão e Eurípedes: corpos antigos e gender performativity</text:span><text:span text:style-name="T33">]</text:span></text:p>
      <text:p text:style-name="P61"><text:span text:style-name="T35">Estas disputas se </text:span><text:span text:style-name="T149">apresentam até os dias atuais, mas com nomes diferentes para os lados contrários: é possível ver que as(os) machistas de hoje são as(os) sofistas do passado e que as(os) feministas atuais são </text:span><text:span text:style-name="T150">as </text:span><text:span text:style-name="T149">platônic</text:span><text:span text:style-name="T162">a</text:span><text:span text:style-name="T149">s </text:span><text:span text:style-name="T162">e os platônicos</text:span><text:span text:style-name="T149"> de tempos antigos.</text:span></text:p>
      <text:p text:style-name="P62"><text:span text:style-name="T149">No artigo científico de Cláudia Vianna e Alexandre Bortolini, “</text:span><text:span text:style-name="T151">Discurso antigênero e agendas feministas e LGBT nos planos estaduais de educação: tensões e disputas”</text:span><text:span text:style-name="T149">, é mostrado que existem disputas </text:span><text:span text:style-name="T152">atuais </text:span><text:span text:style-name="T153">pela definição de gênero e </text:span><text:span text:style-name="T152">pela </text:span><text:span text:style-name="T153">implantação de políticas públicas que tragam igualdade entre gêneros e se</text:span><text:span text:style-name="T164">xos.</text:span></text:p>
      <text:p text:style-name="P23">Porém, o que é gênero e movimento ou discurso antigênero?</text:p>
      <text:p text:style-name="P50"><text:span text:style-name="T28">G</text:span><text:span text:style-name="T29">ênero é um pouco mais fácil de ser explicado, embora não se tenha </text:span><text:span text:style-name="T107">no meio acadêmico uma definição precisa para isso, </text:span><text:span text:style-name="T106">através das falas de pessoas transgêneras é possível entender melhor o </text:span><text:soft-page-break/><text:span text:style-name="T106">termo</text:span><text:span text:style-name="T107">. </text:span><text:span text:style-name="T108">O sexo é definido biologicamente, algo de nascença mesmo. Já o gênero é algo particular e se refere ao modo como a pessoa se sente em relação </text:span><text:span text:style-name="T106">a </text:span><text:span text:style-name="T108">sociedade, o indivíduo recebe uma designação de gênero ao nascer, esta designação é chamada cisgênero, mas se depois esta designação de gênero pela vontade individual </text:span><text:span text:style-name="T110">e com implicações sociais </text:span><text:span text:style-name="T108">mudar pra outro gênero, então a pessoa é considerada transgênera ou transgênero</text:span><text:span text:style-name="T109">.</text:span><text:span text:style-name="T107"> </text:span><text:span text:style-name="T106">[</text:span><text:span text:style-name="T107">Sentidos atribuídos por jovens escolares LGBT à afetividade e à vivência da sexualidade] </text:span></text:p>
      <text:p text:style-name="P50"><text:span text:style-name="T112">Também há um outro termo muito importante com relação a gênero. É a sexualidade. Sexualidade é a forma </text:span><text:span text:style-name="T113">como o gênero de um indivíduo se relaciona com </text:span><text:span text:style-name="T112">os </text:span><text:span text:style-name="T113">comportamentos, sentimentos e </text:span><text:span text:style-name="T112">desejos individuais. Desta forma, surgem os termos heterossexual, bissexual, homossexual, assexual entre outros. [O que é Gênero?]</text:span></text:p>
      <text:p text:style-name="P39"><text:span text:style-name="T27">Já ant</text:span><text:span text:style-name="T106">i</text:span><text:span text:style-name="T27">g</text:span><text:span text:style-name="T106">ê</text:span><text:span text:style-name="T27">nero é mais difícil. </text:span><text:span text:style-name="T26">Para </text:span><text:span text:style-name="T62">explicar isso melhor </text:span><text:span text:style-name="T106">é necessário </text:span><text:span text:style-name="T62">retomar </text:span><text:span text:style-name="T104">uma discussão iniciada por volta de </text:span><text:span text:style-name="T63">1990, quando ocorreu uma abertura </text:span><text:span text:style-name="T105">pra debates</text:span><text:span text:style-name="T63"> sobre questões de gênero</text:span><text:span text:style-name="T104">.</text:span><text:span text:style-name="T62"> </text:span><text:span text:style-name="T63">Em 1995, com a pressão de movimentos sociais de mulheres e afim de agradar a agenda de políticas internacionais o governo de Fernando Henrique Cardoso (FHC) aprovou diversas políticas de introdução das perspectivas de gênero. </text:span><text:span text:style-name="T64">Já com os presidentes Luiz Inácio Lula da Silva e Dilma Rousseff as propostas continuaram a ser aprovadas </text:span><text:span text:style-name="T65">com vistas a muita resistência sofrida em períodos anteriores pelos movimentos feministas e LGBTQIA+</text:span><text:span text:style-name="T64">. </text:span><text:span text:style-name="T66">[</text:span><text:span text:style-name="T44">Discurso antigênero e agendas feministas e LGBT nos planos estaduais de educação: tensões e disputas</text:span><text:span text:style-name="T66">]</text:span></text:p>
      <text:p text:style-name="P32"><text:span text:style-name="T67">Infelizmente, percebendo estes avanços </text:span><text:span text:style-name="T70">mundiais </text:span><text:span text:style-name="T67">ainda que não lineares na direção de um mundo igual para corpos que são femininos surgiu um movimento reacionário que condenava as discussões de gênero</text:span><text:span text:style-name="T66">. </text:span><text:span text:style-name="T68">Estes grupos </text:span><text:span text:style-name="T69">conservadores e religiosos</text:span><text:span text:style-name="T68"> argumenta</text:span><text:span text:style-name="T70">va</text:span><text:span text:style-name="T68">m </text:span><text:span text:style-name="T70">e argumentam </text:span><text:span text:style-name="T68">que a discussão de gênero é prejudicial a família por considerarem </text:span><text:span text:style-name="T70">através de</text:span><text:span text:style-name="T71"> um contradiscurso religioso </text:span><text:span text:style-name="T68">que </text:span><text:span text:style-name="T70">o debate </text:span><text:span text:style-name="T68">em torno da palavra gênero </text:span><text:span text:style-name="T70">é</text:span><text:span text:style-name="T68"> </text:span><text:span text:style-name="T71">mera “ideologia de gênero”, </text:span><text:span text:style-name="T85">ou seja eles classificavam o debate como meras ideias</text:span><text:span text:style-name="T71">. Assim, estes condenavam organismos internacionais e as lutas sociais de grupos feministas e LGBT</text:span><text:span text:style-name="T70">QIA</text:span><text:span text:style-name="T71">+ </text:span><text:span text:style-name="T72">como radicalismos que esfacelavam a família</text:span><text:span text:style-name="T68">. </text:span><text:span text:style-name="T66">A </text:span><text:span text:style-name="T72">visão destes grupos pode ser vista em documentos religiosos da Igreja Católica, como o “Léxicon de termos ambíguos e discutíveis sobre a vida familiar e ética” e a “Carta aos Bispos da Igreja”. </text:span><text:span text:style-name="T66">[</text:span><text:span text:style-name="T44">Discurso antigênero e agendas feministas e LGBT nos planos estaduais de educação: tensões e disputas</text:span><text:span text:style-name="T66">]</text:span></text:p>
      <text:p text:style-name="P33"><text:span text:style-name="T72">E</text:span><text:span text:style-name="T73">stes documentos também retratam a magnitude </text:span><text:span text:style-name="T74">do problema </text:span><text:span text:style-name="T73">internacional destes movimentos radicais. Por isso, em todo mundo ocorreu uma verdadeira perseguição ofensiva considerada como antigênero, que buscava reprimir discursos </text:span><text:span text:style-name="T74">de gênero com </text:span><text:span text:style-name="T70">a </text:span><text:span text:style-name="T74">exclusão desta palavra e de termos relacionados</text:span><text:span text:style-name="T73">. E</text:span><text:span text:style-name="T75">ste movimento também teve seus ramos no Brasil, com influências: </text:span><text:span text:style-name="T76">na bancada religiosa no Congresso </text:span><text:span text:style-name="T70">e</text:span><text:span text:style-name="T76"> </text:span><text:span text:style-name="T77">em alguns setores conservadores</text:span><text:span text:style-name="T76">. </text:span><text:span text:style-name="T70">Como consequências, estes grupos </text:span><text:soft-page-break/><text:span text:style-name="T70">influenciaram </text:span><text:span text:style-name="T77">na elaboração dos planos estaduais de educação e </text:span><text:span text:style-name="T75">n</text:span><text:span text:style-name="T76">a </text:span><text:span text:style-name="T78">constru</text:span><text:span text:style-name="T76">ção do</text:span><text:span text:style-name="T75"> PNE (Plano Nacional de Educação), embora </text:span><text:span text:style-name="T70">este</text:span><text:span text:style-name="T75"> texto </text:span><text:span text:style-name="T76">da época (</text:span><text:span text:style-name="T77">Entre </text:span><text:span text:style-name="T76">2014 </text:span><text:span text:style-name="T77">e </text:span><text:span text:style-name="T76">2016) tenha tido</text:span><text:span text:style-name="T75"> menção “</text:span><text:span text:style-name="T76">legal a ações de enfrentamento à LGBTfobia, ao reconhecimento e valorização da diversidade sexual e de gênero e à promoção dos direitos sexuais e reprodutivos”</text:span><text:span text:style-name="T75">. </text:span><text:span text:style-name="T66">[</text:span><text:span text:style-name="T44">Discurso antigênero e agendas feministas e LGBT nos planos estaduais de educação: tensões e disputas</text:span><text:span text:style-name="T66">]</text:span></text:p>
      <text:p text:style-name="P34"><text:span text:style-name="T66">A </text:span><text:span text:style-name="T79">interferência destes movimentos de contradiscurso foi bem marcante pela proibição e regressão em algumas medidas que foram antes conquistadas pela lutas sociais em períodos anteriores. Uma das influências mais gritantes e iniciais foi a proibição do “kit”, </text:span><text:span text:style-name="T80">um material que inclu</text:span><text:span text:style-name="T70">í</text:span><text:span text:style-name="T80">a um caderno de atividades às professoras e professores </text:span><text:span text:style-name="T81">e</text:span><text:span text:style-name="T80"> vídeos sobre a hi</text:span><text:span text:style-name="T81">s</text:span><text:span text:style-name="T80">tória de afirmação de movimentos sociais de gênero e sexo que contestavam padrões heteronormativos, </text:span><text:span text:style-name="T81">além de incluir para cada vídeo</text:span><text:span text:style-name="T80"> boletins, guias, cartazes </text:span><text:span text:style-name="T81">e </text:span><text:span text:style-name="T80">cartas de aprese</text:span><text:span text:style-name="T81">n</text:span><text:span text:style-name="T80">taç</text:span><text:span text:style-name="T81">ões</text:span><text:span text:style-name="T80">. </text:span><text:span text:style-name="T66">[</text:span><text:span text:style-name="T44">Discurso antigênero e agendas feministas e LGBT nos planos estaduais de educação: tensões e disputas</text:span><text:span text:style-name="T66">]</text:span></text:p>
      <text:p text:style-name="P36"><text:span text:style-name="T87">Cláudia e </text:span><text:span text:style-name="T75">A</text:span><text:span text:style-name="T87">lexandre </text:span><text:span text:style-name="T88">ao analisarem no mesmo texto </text:span><text:span text:style-name="T89">os</text:span><text:span text:style-name="T88"> planos educacionais </text:span><text:span text:style-name="T89">entre 2014 e 2016 identificaram diversas divergências consequentes dos diversos resultados em cada jurisdição dos embates entre </text:span><text:span text:style-name="T90">o lado conservador</text:span><text:span text:style-name="T89"> e as(os) </text:span><text:span text:style-name="T91">feministas.</text:span><text:span text:style-name="T80"> </text:span><text:span text:style-name="T92">Foi identificado pelas autoras </text:span><text:span text:style-name="T93">e </text:span><text:span text:style-name="T92">autores que o estado do Ceará </text:span><text:span text:style-name="T94">diz claramente no seu plano educacional o impedimento da “ideologia de gênero” na educação estadual </text:span><text:span text:style-name="T95">alegando um caráter doutrinário da </text:span><text:span text:style-name="T85">mesma</text:span><text:span text:style-name="T94">, </text:span><text:span text:style-name="T96">mas isso entra em contradição com outro</text:span><text:span text:style-name="T97">s</text:span><text:span text:style-name="T96"> ponto</text:span><text:span text:style-name="T97">s</text:span><text:span text:style-name="T96"> do texto: </text:span><text:span text:style-name="T97">os quais</text:span><text:span text:style-name="T98"> </text:span><text:span text:style-name="T97">tem </text:span><text:span text:style-name="T98">medidas que preveem tratamento adequado para escolas do campo, de quilombolas e </text:span><text:span text:style-name="T97">de </text:span><text:span text:style-name="T98">indígenas; além de </text:span><text:span text:style-name="T99">citar a importância da inserção social e </text:span><text:span text:style-name="T97">e</text:span><text:span text:style-name="T99">conômica das mulheres</text:span><text:span text:style-name="T92">. </text:span><text:span text:style-name="T93">Em outros estados (Pernambuco, São Paulo e Goiás) </text:span><text:span text:style-name="T85">uma atitude mais radical foi tomada: </text:span><text:span text:style-name="T93">até a expressão gênero alimentício foi excluída. </text:span><text:span text:style-name="T100">Isso é a demonstração dos antagonismos se enfrentando pelas posições de gênero na sociedade </text:span><text:span text:style-name="T93">e, lamentavelmente, ter uma opressão a um movimento que deseja apenas igualdade não é algo bom pra sociedade segundo Platão e seus desejos em relação a polis de seu tempo</text:span><text:span text:style-name="T100">. </text:span><text:span text:style-name="T66">[“</text:span><text:span text:style-name="T44">Discurso antigênero e agendas feministas e LGBT nos planos estaduais de educação: tensões e disputas” </text:span><text:span text:style-name="T93">e “</text:span><text:span text:style-name="T129">Questões de gênero em Platão e Eurípedes: corpos antigos e gender performativity”</text:span><text:span text:style-name="T66">]</text:span></text:p>
      <text:p text:style-name="P35"><text:span text:style-name="T66">A </text:span><text:span text:style-name="T82">mesma coisa pode ser vista</text:span><text:span text:style-name="T62"> </text:span><text:span text:style-name="T83">nos outros estados, no quais se encontra o desuso ou parcial uso da palavra</text:span><text:span text:style-name="T84"> </text:span><text:span text:style-name="T83">gênero e as coisas correlatas a ela. </text:span><text:span text:style-name="T85">Somente</text:span><text:span text:style-name="T86"> em sete estados (Amazonas, Bahia, Maranhão, Mato Grosso, Mato Grosso do Sul, Paraíba e Roraíma), dos 24 mais o distrito federal que foram analisados, se vê a presença explicita de questões </text:span><text:span text:style-name="T70">de </text:span><text:span text:style-name="T86">gênero sendo tratadas da maneira correta pelos movimentos que as criaram. Por exemplo, no plano de Maranhão há o seguinte trecho: “alcançar uma educação não discriminatória, não sexista, não machista, não racista, não homofóbica, não </text:span><text:soft-page-break/><text:span text:style-name="T86">lesbofóbica, não transfóbica”. </text:span><text:span text:style-name="T45">[</text:span><text:span text:style-name="T44">Discurso antigênero e agendas feministas e LGBT nos planos estaduais de educação: tensões e disputas</text:span><text:span text:style-name="T45">]</text:span></text:p>
      <text:p text:style-name="P27"><text:span text:style-name="T52">Neste caso, p</text:span><text:span text:style-name="T47">ode se perceber que </text:span><text:span text:style-name="T48">os grupos entraram em disputa diversas vezes e infelizmente quem saiu vencendo; </text:span><text:span text:style-name="T49">pela quantidade de discussões perdidas</text:span><text:span text:style-name="T48">; foi as(os) conservadoras(es) – </text:span><text:span text:style-name="T85">basta pensar que apenas 7 (Sete) das 25 (Vinte e cinco) jurisdições se manteram evidenciando claramente a palavra gênero e ainda dando apoio a discussões sobre esta palavra</text:span><text:span text:style-name="T48">. </text:span><text:span text:style-name="T110">Os machistas, conservadores</text:span><text:span text:style-name="T48"> </text:span><text:span text:style-name="T110">ou líderes antigênero </text:span><text:span text:style-name="T48">conseguiram restringir </text:span><text:span text:style-name="T55">ou excluir</text:span><text:span text:style-name="T48"> pautas importantes alcançadas após anos de esforços de movimentos sociais </text:span><text:span text:style-name="T50">feministas e LGBTQIA+ </text:span><text:span text:style-name="T49">no âmbito educacional, </text:span><text:span text:style-name="T51">com base </text:span><text:span text:style-name="T58">num</text:span><text:span text:style-name="T51"> discurso arraigado, religioso e falacioso que encara os corpos masculinos e femininos com papéis distintos por suas diferenças naturais </text:span><text:span text:style-name="T57">e que enxerga apenas um modelo de família como correto</text:span><text:span text:style-name="T51">; </text:span><text:span text:style-name="T53">além de desprestigiar todos os atos </text:span><text:span text:style-name="T56">e discursos </text:span><text:span text:style-name="T53">de lutas sociais anteriores </text:span><text:span text:style-name="T55">destes movimentos </text:span><text:span text:style-name="T53">por considerarem </text:span><text:span text:style-name="T56">esses</text:span><text:span text:style-name="T53"> mera “ideologia de gênero”</text:span><text:span text:style-name="T51">. </text:span><text:span text:style-name="T54">Apenas para reforçar, c</text:span><text:span text:style-name="T46">omo diz Cláudia e Alexandre:</text:span><text:span text:style-name="T49"> </text:span><text:span text:style-name="T45">[</text:span><text:span text:style-name="T44">Discurso antigênero e agendas feministas e LGBT nos planos estaduais de educação: tensões e disputas</text:span><text:span text:style-name="T45">]</text:span></text:p>
      <text:p text:style-name="P78"><text:span text:style-name="T165">“Em consonância com as várias pesquisas sobre o tema, já citadas, podemos afirmar que a retórica da “ideologia de gênero” tornou-se – também na elaboração dos planos de educação – uma chave de articulação ao redor da qual uma série de grupos e sujeitos aglutinaram-se com estratégias declaradamente contrárias ao avanço de qualquer política associada à agenda feminista e LGBT, além de reiterar, inclusive no texto da lei, uma perspectiva essencialista, determinista, cis-heteronormativa e masculinista.”</text:span><text:span text:style-name="T166"> [</text:span><text:span text:style-name="T167">Discurso antigênero e agendas feministas e LGBT nos planos estaduais de educação: tensões e disputas, </text:span><text:span text:style-name="T168">pg. 20.</text:span><text:span text:style-name="T166">]</text:span></text:p>
      <text:p text:style-name="P63"><text:span text:style-name="T36">Os autores Paulo </text:span><text:span text:style-name="T154">F</text:span><text:span text:style-name="T36">reire e </text:span><text:span text:style-name="T154">I</text:span><text:span text:style-name="T36">st</text:span><text:span text:style-name="T154">ván Mészáros; que problematiza</text:span><text:span text:style-name="T163">ra</text:span><text:span text:style-name="T154">m uma educação revolucionária, </text:span><text:span text:style-name="T155">verdadeira e igualitária</text:span><text:span text:style-name="T154">; </text:span><text:span text:style-name="T156">e</text:span><text:span text:style-name="T154">sclarecem as disputas em torno deste tema </text:span><text:span text:style-name="T155">definindo personagens entre</text:span><text:span text:style-name="T157"> “opressores” e “oprimidos”. </text:span><text:span text:style-name="T155">Para István </text:span><text:span text:style-name="T157">uma abordagem </text:span><text:span text:style-name="T155">comum e </text:span><text:span text:style-name="T157">elitista </text:span><text:span text:style-name="T158">é </text:span><text:span text:style-name="T157">desqualificar uma alternativa genuína e </text:span><text:span text:style-name="T155">de </text:span><text:span text:style-name="T157">largo alcance, </text:span><text:span text:style-name="T155">como aconteceu com estas lutas sociais nos planos educacionais</text:span><text:span text:style-name="T157">. </text:span><text:span text:style-name="T159">Por comparação, estes autores justificam de uma forma geral o que foi dito anteriormente nesse texto. </text:span><text:span text:style-name="T160">[“</text:span><text:span text:style-name="T161">Pedagogia do oprimido</text:span><text:span text:style-name="T160">” e “A educação para além do capital”]</text:span></text:p>
      <text:p text:style-name="P38"><text:span text:style-name="T101">Sem</text:span><text:span text:style-name="T59"> </text:span><text:span text:style-name="T102">uma</text:span><text:span text:style-name="T59"> educação que considere os sexos e os muitos diferentes tipos de gênero </text:span><text:span text:style-name="T101">há cada vez mais um</text:span><text:span text:style-name="T103"> aumento de desigualdades </text:span><text:span text:style-name="T101">sociais </text:span><text:span text:style-name="T103">no ensino</text:span><text:span text:style-name="T26">. </text:span><text:span text:style-name="T17">Como contam </text:span><text:span text:style-name="T18">Stela e Ane no artigo “</text:span><text:span text:style-name="T19">Feminicídios em Porto Alegre, Rio Grande do Sul, Brasil: iniquidades de gênero ao morrer”</text:span><text:span text:style-name="T20"> </text:span><text:span text:style-name="T18">as vítimas de feminicídios </text:span><text:span text:style-name="T41">de</text:span><text:span text:style-name="T18"> poucos inquéritos </text:span><text:span text:style-name="T20">policiais </text:span><text:span text:style-name="T18">analisados </text:span><text:span text:style-name="T21">em Porto Alegre</text:span><text:span text:style-name="T18"> são as mulheres </text:span><text:span text:style-name="T20">com baixa </text:span><text:soft-page-break/><text:span text:style-name="T42">escolaridade, com pouca condição econômica</text:span><text:span text:style-name="T20">, negras, </text:span><text:span text:style-name="T18">pobres,</text:span><text:span text:style-name="T20"> de profissões desvalorizadas e uma quantidade grande de prostitutas</text:span><text:span text:style-name="T23">. </text:span><text:span text:style-name="T24">Ou seja, provavelmente </text:span><text:span text:style-name="T25">eram </text:span><text:span text:style-name="T24">pessoas que tiverem pouca escolaridade.</text:span></text:p>
      <text:p text:style-name="P28"><text:span text:style-name="T170">Stela e Ane no mesmo texto relatam a </text:span><text:span text:style-name="T205">prevalência nos inquéritos </text:span><text:span text:style-name="T206">d</text:span><text:span text:style-name="T205">a falta de sensibilidade e </text:span><text:span text:style-name="T207">o </text:span><text:span text:style-name="T205">desprestígio </text:span><text:span text:style-name="T207">com</text:span><text:span text:style-name="T205"> a vítima de feminicídio. </text:span><text:span text:style-name="T206">Elas são perseguidas, estupradas, torturadas, t</text:span><text:span text:style-name="T226">ivera</text:span><text:span text:style-name="T206">m </text:span><text:span text:style-name="T245">o orgão </text:span><text:span text:style-name="T206">genit</text:span><text:span text:style-name="T245">al</text:span><text:span text:style-name="T206"> arrancad</text:span><text:span text:style-name="T245">o</text:span><text:span text:style-name="T206">, </text:span><text:span text:style-name="T226">foram</text:span><text:span text:style-name="T224"> mortas na frente de </text:span><text:span text:style-name="T226">familiares ou de </text:span><text:span text:style-name="T224">suas filhas ou filhos, </text:span><text:span text:style-name="T226">foram emboscadas, fizeram programas que terminaram em assassinato das mesmas</text:span><text:span text:style-name="T206">, t</text:span><text:span text:style-name="T226">ivera</text:span><text:span text:style-name="T206">m o rosto desfigurado, </text:span><text:span text:style-name="T208">sofre</text:span><text:span text:style-name="T226">ra</text:span><text:span text:style-name="T208">m </text:span><text:span text:style-name="T209">de</text:span><text:span text:style-name="T208"> violência letal e </text:span><text:span text:style-name="T210">as execuções feitas pelo tráfico, um total de 15% no estudo, são muito mais cruéis pelo fato do indivíduo </text:span><text:span text:style-name="T226">simplesmente </text:span><text:span text:style-name="T210">ser mulher</text:span><text:span text:style-name="T206">.</text:span></text:p>
      <text:p text:style-name="P29"><text:span text:style-name="T225">Os autores em maioria são d</text:span><text:span text:style-name="T229">o mesmo domicílio da </text:span><text:span text:style-name="T226">mulher. </text:span><text:span text:style-name="T230">Estes foram feminicídios intimos, de autores que mantinham relações afetivas, sexuais e familiares com as vítimas. Uma parcela destas vítimas já tinham denunciado os casos de violência do companheiro de moradia. Inclusive, familiares, amig</text:span><text:span text:style-name="T245">a</text:span><text:span text:style-name="T230">s</text:span><text:span text:style-name="T245">(os)</text:span><text:span text:style-name="T230"> e </text:span><text:span text:style-name="T231">conhecid</text:span><text:span text:style-name="T245">as(os)</text:span><text:span text:style-name="T230"> </text:span><text:span text:style-name="T231">que sabiam</text:span><text:span text:style-name="T230"> </text:span><text:span text:style-name="T231">d</text:span><text:span text:style-name="T230">os casos de violência</text:span><text:span text:style-name="T231"> </text:span><text:span text:style-name="T245">deram as costas para as vítimas, negligenciando os casos</text:span><text:span text:style-name="T231">.</text:span><text:span text:style-name="T230"> </text:span><text:span text:style-name="T231">Tais negligências colabora</text:span><text:span text:style-name="T296">m</text:span><text:span text:style-name="T231"> para o poder masculino que subordina a mulher por meio da violência ser algo muito privado, privado para aquele casal e para aquela família </text:span><text:span text:style-name="T232">e, portanto, algo que não deve ser interferido</text:span><text:span text:style-name="T230">. </text:span><text:span text:style-name="T206">[</text:span><text:span text:style-name="T59">Feminicídios em Porto Alegre, Rio Grande do Sul, Brasil: iniquidades de gênero ao morrer</text:span><text:span text:style-name="T225">]</text:span></text:p>
      <text:p text:style-name="P31"><text:span text:style-name="T235">A</text:span><text:span text:style-name="T236">s execuções de mulheres pelo tráfico são ainda mais </text:span><text:span text:style-name="T237">gritantes. </text:span><text:span text:style-name="T238">Apenas dez mortes nos inquéritos foram informadas como ligadas ao tráfico de drogas. Nestes casos, a mulher foi morta no lugar do companheiro, porque ao quebrar o silêncio realizou uma denúncia ou porque os traficantes queriam simplesmente demonstrar o poder para um igual ou para </text:span><text:span text:style-name="T246">um </text:span><text:span text:style-name="T238">rival. </text:span><text:span text:style-name="T237">Em um dos relatos uma pessoa foi morta por apenas administrar uma boca de fumo de um indivíduo de sexo masculino: “atiraram na cara dela, porque ela estava administrando a boca no lugar de nego”. </text:span><text:span text:style-name="T238">Já em outro relato, uma líder comunitária foi estuprada e violentada por contrariar o tráfico numa das regiões mais pobres e violentas da cidade. Em meio a estes casos, teve corpos femininos que foram mortos por engano. </text:span><text:span text:style-name="T237">Neste tipo de crime o silêncio pelos que presenciaram o fato é imposto, pois há ameaças por parte dos autores do crime. Se na maioria dos casos os feminicídios acontece de forma privada, nos casos de tráfico estas mortes acontecem </text:span><text:span text:style-name="T239">em </text:span><text:span text:style-name="T240">públic</text:span><text:span text:style-name="T246">o</text:span><text:span text:style-name="T240"> </text:span><text:span text:style-name="T241">e mesmo assim não deixam de ter o seu horror ao corpo feminino</text:span><text:span text:style-name="T240">. </text:span><text:span text:style-name="T246">Sobre estes casos, c</text:span><text:span text:style-name="T239">omo diz </text:span><text:span text:style-name="T242">S</text:span><text:span text:style-name="T239">tela e Ane: “não há testemunhas, os familiares silenciam e a polícia não investiga” e do mesmo modo, </text:span><text:span text:style-name="T242">ao definir o tráfico e a milícia</text:span><text:span text:style-name="T239">: “lugar considerado masculino na rígida e generificada hierarquia do tráfico, que usa um poder de milícia, mafioso e patriarcal, paralelo ao poder do Estado. O controle do território se expande no controle do corpo das mulheres, </text:span><text:soft-page-break/><text:span text:style-name="T239">representando a expressão máxima do domínio físico e moral do outro”. [</text:span><text:span text:style-name="T59">Feminicídios em Porto Alegre, Rio Grande do Sul, Brasil: iniquidades de gênero ao morrer</text:span><text:span text:style-name="T239">]</text:span></text:p>
      <text:p text:style-name="P28"><text:span text:style-name="T211">A</text:span><text:span text:style-name="T212"> forma como se dá a construção do</text:span><text:span text:style-name="T214">s</text:span><text:span text:style-name="T212"> inquérito</text:span><text:span text:style-name="T214">s</text:span><text:span text:style-name="T212"> incorpora </text:span><text:span text:style-name="T296">muitas</text:span><text:span text:style-name="T212"> opiniões de várias pessoas envolvidas no crime, </text:span><text:span text:style-name="T211">entre estas concepções há uma que minimiza o crime feito pelo autor(a) </text:span><text:span text:style-name="T213">ao apresentar a condição patológica do indivíduo, </text:span><text:span text:style-name="T214">tratando este como um portador d</text:span><text:span text:style-name="T247">e</text:span><text:span text:style-name="T214"> doença, </text:span><text:span text:style-name="T223">esta</text:span><text:span text:style-name="T226">r</text:span><text:span text:style-name="T223"> momentaneamente alcoolizado ou drogado</text:span><text:span text:style-name="T214"> e </text:span><text:span text:style-name="T223">assim</text:span><text:span text:style-name="T214"> livre, ao menos parcialmente, da culpa. [</text:span><text:span text:style-name="T59">Feminicídios em Porto Alegre, Rio Grande do Sul, Brasil: iniquidades de gênero ao morrer</text:span><text:span text:style-name="T214">]</text:span></text:p>
      <text:p text:style-name="P28"><text:span text:style-name="T214">Outr</text:span><text:span text:style-name="T247">o</text:span><text:span text:style-name="T214"> entendimento do ocorrido enxerga a culpa na mulher pelo próprio crime, acusando a mesma de facilitar a ocorrência do crime por </text:span><text:span text:style-name="T215">um </text:span><text:span text:style-name="T214">ato que ela tenha tido anteriormente, como um adultério por parte dela, o uso de minissaias, </text:span><text:span text:style-name="T224">ter abandonado as filhas ou filhos, ter enviado mensagens sensuais via rede social, </text:span><text:span text:style-name="T228">ter usado drogas (Neste ponto, fica evidente que um homem drogado é visto diferente de uma mulher drogada), ter usado botas de cano alto, ter usado calcinhas vermelhas</text:span><text:span text:style-name="T214"> etc. Este </text:span><text:span text:style-name="T215">pensamento</text:span><text:span text:style-name="T214"> revela mais ainda como os padrões em sociedade para o homem e para a mulher não podem ser quebrados; pois neste caso, as consequências podem ser danosas; este é um tipo de raciocínio que limita a liberdade individual de mulheres, </text:span><text:span text:style-name="T215">pois qualquer coisa fora do padrão é reprimida</text:span><text:span text:style-name="T214">. [</text:span><text:span text:style-name="T59">Feminicídios em Porto Alegre, Rio Grande do Sul, Brasil: iniquidades de gênero ao morrer</text:span><text:span text:style-name="T214">]</text:span></text:p>
      <text:p text:style-name="P47"><text:span text:style-name="T214">Há também um fardo ou auto reconhecimento da</text:span><text:span text:style-name="T215">s autoridades nos textos dos inquéritos pela</text:span><text:span text:style-name="T214"> incapacidade do artefato público de segurança </text:span><text:span text:style-name="T226">em</text:span><text:span text:style-name="T214"> lidar com </text:span><text:span text:style-name="T226">os feminicídios</text:span><text:span text:style-name="T214">. </text:span><text:span text:style-name="T223">Por contradição </text:span><text:span text:style-name="T224">ao que foi dito anteriormente</text:span><text:span text:style-name="T223">, d</text:span><text:span text:style-name="T215">emonstrando assim um certa sensibilidade, </text:span><text:span text:style-name="T223">r</text:span><text:span text:style-name="T215">elatos como “mais um homem que mata sua companheira e fica impune, entrando para as estatísticas” justificam </text:span><text:span text:style-name="T247">esta sensibilidade</text:span><text:span text:style-name="T215"> </text:span><text:span text:style-name="T217">e</text:span><text:span text:style-name="T215"> isso também é um forte indicativo de que há opostos entre “opressores e oprimidos” fora dos debates educacionais, mas inclusos nos debates de gênero e sexo, pr</text:span><text:span text:style-name="T216">oc</text:span><text:span text:style-name="T215">urando definir </text:span><text:span text:style-name="T216">o que é bom socialmente. </text:span><text:span text:style-name="T214">[“</text:span><text:span text:style-name="T59">Feminicídios em Porto Alegre, Rio Grande do Sul, Brasil: iniquidades de gênero ao morrer” </text:span><text:span text:style-name="T111">e “Pedagogia do oprimido”</text:span><text:span text:style-name="T214">]</text:span></text:p>
      <text:p text:style-name="P37"><text:span text:style-name="T247">I</text:span><text:span text:style-name="T221">sso também pode ser novamente retomado por meio do embate entre Platão e os Sofistas</text:span><text:span text:style-name="T218">. </text:span><text:span text:style-name="T221">Nes</text:span><text:span text:style-name="T227">s</text:span><text:span text:style-name="T221">es casos,</text:span><text:span text:style-name="T216"> </text:span><text:span text:style-name="T218">é muito claro que não há bondade </text:span><text:span text:style-name="T227">nem racionalidade </text:span><text:span text:style-name="T218">no campo da opressão. [“</text:span><text:span text:style-name="T59">Feminicídios em Porto Alegre, Rio Grande do Sul, Brasil: iniquidades de gênero ao morrer” </text:span><text:span text:style-name="T60">e “Pedagogia do oprimido”</text:span><text:span text:style-name="T218">]</text:span></text:p>
      <text:p text:style-name="P30"><text:span text:style-name="T233">Devido </text:span><text:span text:style-name="T243">a </text:span><text:span text:style-name="T233">redução de feminicídio</text:span><text:span text:style-name="T234">s</text:span><text:span text:style-name="T233"> a problemas nas relações conjugais, a patologias do autor ou autora e a questões de honra </text:span><text:span text:style-name="T234">é evidente a presença </text:span><text:span text:style-name="T247">de </text:span><text:span text:style-name="T243">machismos</text:span><text:span text:style-name="T234"> que subordina</text:span><text:span text:style-name="T243">m</text:span><text:span text:style-name="T234"> as mulheres </text:span><text:span text:style-name="T243">ao patriarcado, </text:span><text:span text:style-name="T244">sistema de dominação masculina</text:span><text:span text:style-name="T243">. </text:span><text:span text:style-name="T244">E</text:span><text:span text:style-name="T243">mbora se considere as pontuações nos inquéritos analisados sobre a desigualdade de gênero e sexo, </text:span><text:span text:style-name="T244">estas pontuações não se comparam as palavras que culpam, desqualificam, negligenciam e banalizam este tipo de crime</text:span><text:span text:style-name="T233">. </text:span><text:span text:style-name="T216">A música A Faca d</text:span><text:span text:style-name="T219">a</text:span><text:span text:style-name="T216"> Kmila CDD </text:span><text:soft-page-break/><text:span text:style-name="T216">retrata muito bem a realidade triste de uma vítima de abuso sexual </text:span><text:span text:style-name="T209">e, d</text:span><text:span text:style-name="T216">o mesmo modo, a música Prostituta</text:span><text:span text:style-name="T217"> </text:span><text:span text:style-name="T243">de</text:span><text:span text:style-name="T216"> Nega Gizza </text:span><text:span text:style-name="T220">também </text:span><text:span text:style-name="T216">faz, </text:span><text:span text:style-name="T227">mas</text:span><text:span text:style-name="T216"> </text:span><text:span text:style-name="T226">acentuando os dilemas no pensamento de uma </text:span><text:span text:style-name="T243">profissional do sexo</text:span><text:span text:style-name="T216">. </text:span><text:span text:style-name="T290">Apesar destas representantes no rap, a série apresentada por Preta Rara mostra a difícil realidade feminina no rap e </text:span><text:span text:style-name="T291">em </text:span><text:span text:style-name="T290">diversas outras culturas d</text:span><text:span text:style-name="T291">e</text:span><text:span text:style-name="T290"> rua. </text:span><text:span text:style-name="T296">As mulheres dos tempos atuais carecem de ter seus pensamentos divulgados e mesmo tentando fazer isso tem seus problemas de repressão</text:span><text:span text:style-name="T216">. </text:span><text:span text:style-name="T218">[“</text:span><text:span text:style-name="T59">Feminicídios em Porto Alegre, Rio Grande do Sul, Brasil: iniquidades de gênero ao morrer” </text:span><text:span text:style-name="T114">e “NOSSA VOZ ECOA”</text:span><text:span text:style-name="T61">]</text:span></text:p>
      <text:p text:style-name="P40"><text:span text:style-name="T216">Nessa mesma linha d</text:span><text:span text:style-name="T266">o</text:span><text:span text:style-name="T216"> pensamento feminista não é possível excluir o valor do movimento LGBTQIA+ na contemporaneidade. </text:span><text:span text:style-name="T250">As pessoas que compreendem este grupo social se sentem como </text:span><text:span text:style-name="T267">algo diferente do que é ser </text:span><text:span text:style-name="T249">uma pessoa heterossexual</text:span><text:span text:style-name="T250">, mas não são vistas assim. </text:span><text:span text:style-name="T249">[</text:span><text:span text:style-name="T250">Sentidos atribuídos por jovens escolares LGBT à afetividade e à vivência da sexualidade</text:span><text:span text:style-name="T249">]</text:span></text:p>
      <text:p text:style-name="P53"><text:span text:style-name="T299">M</text:span><text:span text:style-name="T268">uito pelo contrário. </text:span><text:span text:style-name="T299">Considerando as pesquisas, </text:span><text:span text:style-name="T272">as pessoas LGBTQIA+ </text:span><text:span text:style-name="T268">são oprimidas </text:span><text:span text:style-name="T269">por não se adequarem </text:span><text:span text:style-name="T272">à</text:span><text:span text:style-name="T269"> imposição </text:span><text:span text:style-name="T270">cis-</text:span><text:span text:style-name="T269">hetero</text:span><text:span text:style-name="T299">normativa;</text:span><text:span text:style-name="T269"> </text:span><text:span text:style-name="T299">além disso, c</text:span><text:span text:style-name="T270">arregam uma culpa dupla </text:span><text:span text:style-name="T298">ao</text:span><text:span text:style-name="T271"> se compara</text:span><text:span text:style-name="T298">r</text:span><text:span text:style-name="T271"> com </text:span><text:span text:style-name="T298">o movimento </text:span><text:span text:style-name="T271">feminista</text:span><text:span text:style-name="T270">: são transgressor</text:span><text:span text:style-name="T298">a</text:span><text:span text:style-name="T270">s </text:span><text:span text:style-name="T277">de </text:span><text:span text:style-name="T276">modos </text:span><text:span text:style-name="T270">sociais e transgressor</text:span><text:span text:style-name="T298">as</text:span><text:span text:style-name="T270"> de suas identidades sociais</text:span><text:span text:style-name="T250">.</text:span></text:p>
      <text:p text:style-name="P41"><text:span text:style-name="T249">Os sentimentos dessas pessoas são neglig</text:span><text:span text:style-name="T251">e</text:span><text:span text:style-name="T249">nciados juntamente com seus desejos em relação aos outros na sociedade. </text:span><text:span text:style-name="T252">As violências físicas, sexuais, psicológicas, de negligências e de abandonos são parte das vidas dessas pessoas, que são expressas em diálogos como “Eu não queria ser, tinha medo, por conta de trejeitos, quando falavam que eu parecia viado, eu chorava muito...!”, “uns meninos da minha sala colocaram a mão embaixo da minha blusa e diziam que queriam ver se eu era menina mesmo. Os outros colegas viram e não falaram nada, uma professora me viu chorando e fez pouco caso””, “</text:span><text:span text:style-name="T259">As duas vezes eles me beijou e dai ele tatuou de qualquer jeito e ai me estuprou</text:span><text:span text:style-name="T252">” e “o meu vizinho colocava o pênis na minha boca e me ameaçava”</text:span><text:span text:style-name="T249">. [</text:span><text:span text:style-name="T250">Sentidos atribuídos por jovens escolares LGBT à afetividade e à vivência da sexualidade</text:span><text:span text:style-name="T249">]</text:span></text:p>
      <text:p text:style-name="P43"><text:span text:style-name="T254">É interessante notar que enquanto sofrem disso estes indivíduos tem um problema em relação a própria identidade. </text:span><text:span text:style-name="T278">E</text:span><text:span text:style-name="T254">nquanto se deparam com </text:span><text:span text:style-name="T255">um mundo cis-heteronormativo que faz o processo </text:span><text:span text:style-name="T257">d</text:span><text:span text:style-name="T255">e assumir a própria identidade LGBT+ um processo lento e custoso </text:span><text:span text:style-name="T256">para o indivíduo,</text:span><text:span text:style-name="T258"> é notável também que a violência pode se tornar algo corretivo nestes casos; assim como acontece com as mulheres.</text:span><text:span text:style-name="T254"> </text:span><text:span text:style-name="T263">Outra</text:span><text:span text:style-name="T288">s</text:span><text:span text:style-name="T263"> consequência</text:span><text:span text:style-name="T288">s</text:span><text:span text:style-name="T263"> da imposição heteronormativa é a tendência suicida,</text:span><text:span text:style-name="T264"> o adoecimento psíquico, </text:span><text:span text:style-name="T289">a pouca escolaridade</text:span><text:span text:style-name="T288"> e </text:span><text:span text:style-name="T289">a falta de apoio profissional</text:span><text:span text:style-name="T264">.</text:span><text:span text:style-name="T263"> </text:span><text:span text:style-name="T250">[“Sentidos atribuídos por jovens escolares LGBT à afetividade e à vivência da sexualidade” </text:span><text:span text:style-name="T264">e “Diversidade sexual: uma leitura do impacto do estigma e discriminação na adolescência”</text:span><text:span text:style-name="T249">]</text:span></text:p>
      <text:p text:style-name="P49"><text:soft-page-break/><text:span text:style-name="T279">Não é somente isso</text:span><text:span text:style-name="T278">, es</text:span><text:span text:style-name="T279">s</text:span><text:span text:style-name="T278">as pessoas acabam com diversos problemas familiares também. </text:span><text:span text:style-name="T297">Num </text:span><text:span text:style-name="T278">depoimento uma(um) adolescente confessa que uma live </text:span><text:span text:style-name="T279">(Gravação ao vivo) </text:span><text:span text:style-name="T278">foi gravada para que os familiares reunidos </text:span><text:span text:style-name="T297">na transmissão </text:span><text:span text:style-name="T278">pudessem raspar o cabelo longo do depoente. [</text:span><text:span text:style-name="T264">Diversidade sexual: uma leitura do impacto do estigma e discriminação na adolescência</text:span><text:span text:style-name="T249">]</text:span></text:p>
      <text:p text:style-name="P48"><text:span text:style-name="T280">Normalmente, estes choques familiares começam a ocorrer com o rompimento da confidencialidade de amigas(os) ou com a declaração do próprio jovem LGBTQIA+</text:span><text:span text:style-name="T260">. </text:span><text:span text:style-name="T281">Isso ocorre porque as construções do que é ser homem e mulher em algumas famílias se dá desde do período infantil com inserção de hábitos que promovem isso. </text:span><text:span text:style-name="T250">[</text:span><text:span text:style-name="T340">Diversidade sexual: uma leitura do impacto do estigma e discriminação na adolescência</text:span><text:span text:style-name="T249">]</text:span></text:p>
      <text:p text:style-name="P48"><text:span text:style-name="T283">No campo religioso </text:span><text:span text:style-name="T282">de vivência destas pessoas </text:span><text:span text:style-name="T283">há também embates com a liberdade </text:span><text:span text:style-name="T282">pra</text:span><text:span text:style-name="T283"> escolher o próprio gênero. </text:span><text:span text:style-name="T282">Neste aspecto, a família também se impõem exigindo por meio de uma conversão, rito religioso, </text:span><text:span text:style-name="T286">como</text:span><text:span text:style-name="T282"> um exorcismo para “livrar” o adolescente da </text:span><text:span text:style-name="T284">própria </text:span><text:span text:style-name="T282">liberdade. </text:span><text:span text:style-name="T250">[</text:span><text:span text:style-name="T340">Diversidade sexual: uma leitura do impacto do estigma e discriminação na adolescência</text:span><text:span text:style-name="T249">]</text:span></text:p>
      <text:p text:style-name="P48"><text:span text:style-name="T282">Porém este lado </text:span><text:span text:style-name="T285">entra</text:span><text:span text:style-name="T282"> em choque com </text:span><text:span text:style-name="T285">um relato</text:span><text:span text:style-name="T282"> </text:span><text:span text:style-name="T285">de uma(um) jovem que visualiza a religião como </text:span><text:span text:style-name="T282">um lugar de calmaria para e</text:span><text:span text:style-name="T285">la(ele) e espaço de fala</text:span><text:span text:style-name="T283">. </text:span><text:span text:style-name="T285">Também há casos que a figura materna da mãe pode ser algum facilitador no entendimento </text:span><text:span text:style-name="T288">e apoio </text:span><text:span text:style-name="T285">da identidade </text:span><text:span text:style-name="T287">d</text:span><text:span text:style-name="T285">e gênero de um adolescente LGTBQIA+</text:span><text:span text:style-name="T287">.</text:span><text:span text:style-name="T283"> </text:span><text:span text:style-name="T285">Estas duas experiências demonstram como a religião e </text:span><text:span text:style-name="T288">a</text:span><text:span text:style-name="T285"> família podem ser importantes atores </text:span><text:span text:style-name="T288">proativos para estes</text:span><text:span text:style-name="T285"> jovens</text:span><text:span text:style-name="T283">. </text:span><text:span text:style-name="T250">[</text:span><text:span text:style-name="T340">Diversidade sexual: uma leitura do impacto do estigma e discriminação na adolescência</text:span><text:span text:style-name="T249">]</text:span></text:p>
      <text:p text:style-name="P42"><text:span text:style-name="T260">Em estudo realizado </text:span><text:span text:style-name="T261">por</text:span><text:span text:style-name="T260"> Sandra, Ximena e Edgar </text:span><text:span text:style-name="T261">numa escola que tem um projeto de incentivo a saúde para o povo LGBTQIA+ </text:span><text:span text:style-name="T252">diálogos</text:span><text:span text:style-name="T260"> como </text:span><text:span text:style-name="T249">“olha, eu sou lésbica, amo garotas, sinto atração por garotas e não sinto atração nenhuma por garotos. Aqui eu posso dizer isso!”, “no projeto o que me chamou a atenção foi o acolhimento e o fato de poder ser quem eu era” </text:span><text:span text:style-name="T253">e “aprendi a viver com mais harmonia comigo e com os outros”</text:span><text:span text:style-name="T249"> </text:span><text:span text:style-name="T252">mostram como o reconhecimento, </text:span><text:span text:style-name="T260">a aceitação e a felicidade destas pessoas pode ser alcançada através do empoderamento e diálogo. Neste projeto </text:span><text:span text:style-name="T265">há </text:span><text:span text:style-name="T260">pessoas </text:span><text:span text:style-name="T265">que </text:span><text:span text:style-name="T260">chegam em pânico até as coordenadoras e coordenadores e, mesmo realizando o básico, eles conseguem obter resultados excepcionais. </text:span><text:span text:style-name="T273">Sendo assim é imprescindível a colaboração do estado e de órgãos internacionais neste tipo de </text:span><text:span text:style-name="T297">causa</text:span><text:span text:style-name="T273">, como </text:span><text:span text:style-name="T274">a Unesco (Organização das Nações Unidas para a Educação, a Ciência e Cultura) e </text:span><text:span text:style-name="T273">a Política Nacional de Saúde Integral de Lésbicas, Gays, Bissexuais, Travestis e Transsexuais (PNSILGBT) </text:span><text:span text:style-name="T274">aprovada pelo Ministério da Saúde</text:span><text:span text:style-name="T273">. </text:span><text:span text:style-name="T250">[“Sentidos atribuídos por jovens escolares LGBT à afetividade e à vivência da sexualidade” </text:span><text:span text:style-name="T275">e “</text:span><text:span text:style-name="T340">Diversidade sexual: uma leitura do impacto do estigma e discriminação na adolescência</text:span><text:span text:style-name="T275">”</text:span><text:span text:style-name="T249">]</text:span></text:p>
      <text:p text:style-name="P48"><text:soft-page-break/><text:span text:style-name="T249">E</text:span><text:span text:style-name="T260">ste também é dos grandes desafios atuais </text:span><text:span text:style-name="T262">para o mundo:</text:span><text:span text:style-name="T260"> inspirar e incentivar as </text:span><text:span text:style-name="T262">singularidades de </text:span><text:span text:style-name="T260">pessoas LGB</text:span><text:span text:style-name="T269">T</text:span><text:span text:style-name="T260">+ para uma vida livre de preconceitos de qualquer espécie dado o direito delas, </text:span><text:span text:style-name="T297">por meio do entendimento dos pensamentos destas pessoas tão únicas</text:span><text:span text:style-name="T260">.</text:span></text:p>
      <text:p text:style-name="P48"><text:span text:style-name="T297">I</text:span><text:span text:style-name="T216">nfeli</text:span><text:span text:style-name="T217">zmente, é muito claro pelo que foi visto nos parágrafos anteriores que as mulheres e </text:span><text:span text:style-name="T297">pessoas</text:span><text:span text:style-name="T217"> LGBTQIA+ se encaixam no campo dos “oprimid</text:span><text:span text:style-name="T222">o</text:span><text:span text:style-name="T217">s” </text:span><text:span text:style-name="T222">e oprimidas desde a época de Platão</text:span><text:span text:style-name="T216">. </text:span><text:span text:style-name="T222">É claro também q</text:span><text:span text:style-name="T218">ue estes grupos precisam de apoio em suas causas e em suas vozes, </text:span><text:span text:style-name="T248">que ultimamente tem sido caladas por um movimento mundial. </text:span><text:span text:style-name="T297">Seus pensamentos têm então sido barrados nos espaços mais fechados e mais abertos das sociedades</text:span><text:span text:style-name="T218">. </text:span><text:span text:style-name="T171">Para que isso possa se concretizar o MFRG e seu produto, o jogo Consciente Ignição, precisa dar sua contribuição com </text:span><text:span text:style-name="T218">o apoio devido</text:span><text:span text:style-name="T171">. </text:span><text:span text:style-name="T172">[Pedagogia do oprimido]</text:span></text:p>
      <text:p text:style-name="P69"><text:span text:style-name="T343">Afrodescendência: </text:span><text:span text:style-name="T344">f</text:span><text:span text:style-name="T192">avelas, </text:span><text:span text:style-name="T193">cortiços e </text:span><text:span text:style-name="T192">qui</text:span><text:span text:style-name="T194">lo</text:span><text:span text:style-name="T192">mbos</text:span></text:p>
      <text:p text:style-name="P69"><text:span text:style-name="T182">Kmila CDD, Preta Rara, Nega Gizza e Conceição Evaristo não apenas falam das mulheres. </text:span><text:span text:style-name="T183">Como um todo falam</text:span><text:span text:style-name="T184"> </text:span><text:span text:style-name="T182">das negras e negros, descendentes de african</text:span><text:span text:style-name="T319">a</text:span><text:span text:style-name="T182">s </text:span><text:span text:style-name="T184">e africanos </text:span><text:span text:style-name="T185">(Afrodescendentes)</text:span><text:span text:style-name="T182">, que residem no Brasil atual. </text:span><text:span text:style-name="T319">Assim, estas mulheres falam das dificuldades e desafios que estas comunidades abrigadas em guetos do Brasil </text:span><text:span text:style-name="T320">enfrentam</text:span><text:span text:style-name="T319">.</text:span></text:p>
      <text:p text:style-name="P58"><text:span text:style-name="T300">Nas obras de Conceição Evaristo é revelada a preocupação com a condição social das pessoas afrodescendentes. Para ela esta literatura é nasce devido ao seu compromisso de desenvolver desde jovem a condição que ela mesma enfrentada, de mulher negra pobre lesada de seus direitos mais básicos e fundamentais; </text:span><text:span text:style-name="T301">por isso Conceição Evaristo traduz seus textos como feitos por meio de um método ou pensamento chamado escrevivência, um</text:span><text:span text:style-name="T303">a</text:span><text:span text:style-name="T301"> escrita sobre aquilo se vive, </text:span><text:span text:style-name="T305">sobre o que esta escritora viveu</text:span><text:span text:style-name="T173">. [Escrevivência, testemunho e direitos humanos em Olhos d'água de Conceição Evaristo]</text:span><text:span text:style-name="T177"> </text:span><text:span text:style-name="T176">p2</text:span></text:p>
      <text:p text:style-name="P89"><text:span text:style-name="T302">N</text:span><text:span text:style-name="T304">este ponto, a literatura de Evaristo é muito valiosa, pois se conhecendo o passado de eventos preconceituosos é possível ver claramente a necessidade de se debater no campo literário contista es</text:span><text:span text:style-name="T306">s</text:span><text:span text:style-name="T304">es temas raciais. </text:span><text:span text:style-name="T306">Os eventos que a humanidade presenciou recentemente; como o Holocausto durante a Segunda Guerra Mundial, os crimes de guerra no Vietnam, Oriente Médio e África, e as ditaduras civis-militares da segunda metade do século vinte em países como El Salvador, Guatemala, Brasil e o Cone Sul.</text:span><text:span text:style-name="T304"> </text:span><text:span text:style-name="T306">Os contos de Evaristo surgem justamente após estes eventos </text:span><text:span text:style-name="T307">propondo uma discussão tão vinculada na escrevivência e na perspectiva das negras e negros que eles se tornam importante </text:span><text:span text:style-name="T308">narrativa</text:span><text:span text:style-name="T307"> testemunhal, </text:span><text:span text:style-name="T309">a</text:span><text:span text:style-name="T307"> qu</text:span><text:span text:style-name="T309">al</text:span><text:span text:style-name="T307"> mostra elementos de denúncia, de resistência e de esperança </text:span><text:span text:style-name="T310">numa sociedade de violento conflito social aos corpos escuros</text:span><text:span text:style-name="T307">. [</text:span><text:span text:style-name="T311">Escrevivência, testemunho e direitos humanos em Olhos d'água de Conceição Evaristo</text:span><text:span text:style-name="T307">]</text:span></text:p>
      <text:p text:style-name="P89"><text:span text:style-name="T307"/></text:p>
      <text:p text:style-name="P13"><text:soft-page-break/>falar das favelas, quilombos e cortiços – citar o cortiço de aluisio de azevedo e capitaes da areia; </text:p>
      <text:p text:style-name="P12">falar dos pobres, citar Jesse Souza;</text:p>
      <text:p text:style-name="P12">com base em tudo acima, repetir e ressaltar o objetivo do projeto;</text:p>
      <text:p text:style-name="P73">3. Objetivos,<text:span text:style-name="T351"> metas </text:span><text:span text:style-name="T353">e cronogramas</text:span><text:span text:style-name="T351"> </text:span>do projeto</text:p>
      <text:p text:style-name="P1"/>
      <text:p text:style-name="P1">Em ordem de prioridade decrescente (Do mais importante para o menos importante):</text:p>
      <text:list xml:id="list660178108" text:style-name="WWNum3">
        <text:list-item>
          <text:p text:style-name="P82"><text:span text:style-name="T7">Dar voz aos </text:span><text:span text:style-name="T33">grupos</text:span><text:span text:style-name="T7"> </text:span><text:span text:style-name="T33">que estão a margem social</text:span><text:span text:style-name="T7"> </text:span><text:span text:style-name="T33">n</text:span><text:span text:style-name="T7">o Brasil por meio desta produção. Ou seja, espaço para eles falarem sobre eles mesmos.</text:span></text:p>
        </text:list-item>
        <text:list-item>
          <text:p text:style-name="P82"><text:span text:style-name="T7">Incentivar a valoração </text:span><text:span text:style-name="T33">as</text:span><text:span text:style-name="T7"> minorias socia</text:span><text:span text:style-name="T33">is</text:span><text:span text:style-name="T7"> tão renegadas pelas políticas públicas ao longo da história.</text:span></text:p>
        </text:list-item>
        <text:list-item>
          <text:p text:style-name="P82"><text:span text:style-name="T7">Difundir em um público gamer (jogadores de jogos eletrônicos) carente de informação sobre os saberes e histórias contadas pelos </text:span><text:span text:style-name="T33">povos historicamente renegados do Brasil</text:span><text:span text:style-name="T7">.</text:span></text:p>
        </text:list-item>
        <text:list-item>
          <text:p text:style-name="P84">Fazer os jogos eletrônicos alvo do interesse de movimentos sociais que reivindicam por produções voltadas para o debate de problemas sociais.</text:p>
        </text:list-item>
      </text:list>
      <text:p text:style-name="P1">Com base nos objetivos temos as seguintes metas:</text:p>
      <text:list xml:id="list2897328493" text:style-name="WWNum4">
        <text:list-item>
          <text:p text:style-name="P83"><text:span text:style-name="T9">Juntar material intelectual para leitura e acumulação de conhecimento sobre </text:span><text:span text:style-name="T30">desigualdade social</text:span><text:span text:style-name="T9"> no Brasil.</text:span></text:p>
        </text:list-item>
        <text:list-item>
          <text:p text:style-name="P83"><text:span text:style-name="T9">Escrever um documento de jogo. Um jogo normalmente tem documentos que ajudam na produção do mesmo. Para este projeto </text:span><text:span text:style-name="T30">será elaborado </text:span><text:span text:style-name="T9">o GDD (Game Design Document).</text:span></text:p>
        </text:list-item>
        <text:list-item>
          <text:p text:style-name="P85">Elaborar um esboço do projeto: um protótipo da ideia com mecânicas e um pouco da história para ser mostrado.</text:p>
        </text:list-item>
        <text:list-item>
          <text:p text:style-name="P83"><text:span text:style-name="T30">Desenvolver o</text:span><text:span text:style-name="T9"> jogo e buscar opiniões sobre cada estado de desenvolvimento que for finalizado, para isso a realização de apresentações pode ser necessária. (</text:span><text:span text:style-name="T11">TALVEZ AS CONSULTAS SOBRE O ANDAMENTO DO PROJETO NÃO SEJAM REALIZADAS PELA DIFICULDADE </text:span><text:span text:style-name="T201">DO PRODUTOR EM CONTATAR PESSOAS DE GRUPOS SOCIAIS TÃO DISTINTOS – UNS MUITO LONGE, OUTROS INCOMUNICÁVEIS, POR EXEMPLO – O MATERIAL INTELECTUAL DA COLETA DEVE SUPRIR EM PEQUENA PARTE ALGUMAS LACUNAS QUANDO SURGIREM, MAS ESTE NÃO DEVE SER TRATADO COMO ESSENCIAL DEVIDO AO OBJETIVO: FAZER UM JOGO DELES, COM ELES E PARA ELES – CONSIDERADO MELHOR EXPRESSÃO DA IGUALDADE. ESTE TAMBÉM É O MOTIVO PELO QUAL O MFRG PODE FRACASSAR EM CUMPRIR COM OS DOIS PRIMEIROS OBJETIVOS ACIMA CITADOS</text:span><text:span text:style-name="T9">)</text:span></text:p>
        </text:list-item>
        <text:list-item>
          <text:p text:style-name="P87">Após desenvolvimento, buscar opiniões de diversos grupos sociais menosprezados sobre o estado atual da produção do jogo, buscando com isso coletar informações valiosas e para isso sempre realizar apresentações do jogo quando possível.</text:p>
        </text:list-item>
        <text:list-item>
          <text:p text:style-name="P87">Fechar o desenvolvimento do jogo realizando edições no projeto de acordo com as opiniões coletadas.</text:p>
        </text:list-item>
      </text:list>
      <text:p text:style-name="P1"><text:soft-page-break/></text:p>
      <text:p text:style-name="P72">Cronograma de atividades</text:p>
      <text:p text:style-name="P59"><text:span text:style-name="T9">Observação: o projeto existe a muito tempo, por volta de </text:span><text:span text:style-name="T30">2016-2017 ele estava sendo pensado; o cronograma serve apenas para organizar as etapas deste projeto, mas tudo ocorrerá de forma maleável devido aos desafios de um projeto independente; sendo assim, </text:span><text:span text:style-name="T137">o cronograma</text:span><text:span text:style-name="T30"> deve ser bastante modificado </text:span><text:span text:style-name="T31">até a versão definitiva d</text:span><text:span text:style-name="T138">este</text:span><text:span text:style-name="T31"> GDD</text:span><text:span text:style-name="T30">.</text:span></text:p>
      <text:p text:style-name="P44"><text:span text:style-name="T127">Como o cronograma é muito maleável ele foi realocado para outro documento, “</text:span><text:span text:style-name="T128">cronograma_de_desenvolvimento_v1.ods</text:span><text:span text:style-name="T127">”, </text:span><text:span text:style-name="T128">que é </text:span><text:span text:style-name="T127">um documento do Libre Office Math que se encontra na mesma página deste GDD.</text:span></text:p>
      <text:p text:style-name="P72">4. Resultados esperados</text:p>
      <text:p text:style-name="P3"/>
      <text:p text:style-name="P66"><text:span text:style-name="T7">Apurar a eficácia deste trabalho de divulgação em forma de jogo em dois níveis: (</text:span><text:span text:style-name="T33">I</text:span><text:span text:style-name="T7">) entre os indígenas e (</text:span><text:span text:style-name="T33">II</text:span><text:span text:style-name="T7">) jogadores não descendentes diretamente de etnias indígenas. Ou seja, apurar a satisfação com o produto final, o jogo. Após apuração, conclusões podem ser melhor tomadas, como notar por meio das opiniões coletadas via questionário algum estranhamento ou negação dos indígenas com uma tecnologia talvez não tão acessível, no caso um jogo eletrônico; ou um negação do software desenvolvido pelo fato daquilo não pertencer originalmente a cultura indígena.</text:span></text:p>
      <text:p text:style-name="P10">Verificar e analisar por meio da apuração e dos encontros com os indígenas a possibilidade de jogos servirem como difusores de importantes opiniões na sociedade e, desta forma, incentivar a tomada de uma produção consciente/cuidadosa com o conteúdo de jogos eletrônicos e ao mesmo tempo garantir melhor igualdade social.</text:p>
      <text:p text:style-name="P1"/>
      <text:p text:style-name="P3"/>
      <text:p text:style-name="P74"><text:span text:style-name="T8">5. Método científico ou método de </text:span><text:span text:style-name="T37">desenvolvimento</text:span></text:p>
      <text:p text:style-name="P1"/>
      <text:p text:style-name="P56"><text:span text:style-name="T329">Para </text:span><text:span text:style-name="T174">justificar os diálogos </text:span><text:span text:style-name="T175">em cada cena ou evento </text:span><text:span text:style-name="T329">de</text:span><text:span text:style-name="T175"> corrida </text:span><text:span text:style-name="T329">será apresentado um questionário para algum representante social dos grupos escolhidos. </text:span><text:span text:style-name="T330">Serão quatro questionários. Cada questionário tem um diálogo que corresponde as vivências de um dos quatro grupos </text:span><text:span text:style-name="T331">e perguntas sobre este diálogo (APROFUNDAR MAIS ISSO)</text:span><text:span text:style-name="T330">.</text:span></text:p>
      <text:p text:style-name="P72">6. Fichas de personagens</text:p>
      <text:p text:style-name="P3"/>
      <text:p text:style-name="P59"><text:span text:style-name="T37">ANNE</text:span><text:span text:style-name="T9">: </text:span><text:span text:style-name="T30">personagem </text:span><text:span text:style-name="T9">principal no jogo.</text:span></text:p>
      <text:p text:style-name="P59"><text:span text:style-name="T9">Ela é conhecida por competir com vários corredores </text:span><text:span text:style-name="T30">experientes e vencê-los com grande grande conhecimento do terreno da pista e do carro do adversário.</text:span></text:p>
      <text:p text:style-name="P21">Anne não teve pais para cuidar dela quando cri<text:span text:style-name="T352">a</text:span>nça. Sua mãe morreu num programa que fez em uma discussão com um cliente e seu pai teve a alma levada para o tráfico na primeira semana de vida. Foi acolhida pelos tios. Um deles que era mecânico ensinou muita coisa sobre funcionamento de carros e aproveitamento de peças usadas que eram descartadas no lixão.</text:p>
      <text:p text:style-name="P66"><text:span text:style-name="T30">Quase todo dia, o tio dela levava Anne quando pequena para a área de descartes de carros para coletar alguma peça encontrada lá. Infelizmente, o tio dela não pode mais praticar a profissão que aprendeu com o pai devido a contaminação sofrida pelo contato direto com o lixo. Atualmente, até Anne sente alguns sintomas e ao contar isso para sua tia, ela aconselhou a sobrinha </text:span><text:span text:style-name="T200">à não ir mais para a sucata e entrar no RUA para adquirir dinheiro por outros meios.</text:span></text:p>
      <text:p text:style-name="P21">Personalidade: alegre, corajosa, esperta.</text:p>
      <text:p text:style-name="P59"><text:span text:style-name="T8">CARLOS, O PRIMEIRO</text:span><text:span text:style-name="T9">: O </text:span><text:span text:style-name="T30">PRIMEIRO</text:span><text:span text:style-name="T9"> dos administradores </text:span><text:span text:style-name="T30">centrais</text:span><text:span text:style-name="T9"> no </text:span><text:span text:style-name="T30">evento RUA</text:span><text:span text:style-name="T9">. Responsável pelos eventos iniciais. Cuida de </text:span><text:span text:style-name="T30">repassar informações do registro de novas(os) corredoras(es) e introduzi-las(los) ao evento; além de conferir a administração em cada pista periodicamente através de reunião com a(o) administradora(or) da pista e sua equipe.</text:span></text:p>
      <text:p text:style-name="P21">Quando mais novo traficava na boca mais próxima da casa dele, mas desistiu após um tempo. Decidiu ganhar dinheiro de outro jeito, mas não abandonou as amizades que arrumou na época do crime. Possui ligações com os traficantes, frequentando os mesmos ambientes com eles de forma rotineira até. Com a fama de ter se tornado o Primeiro e a história no crime é reconhecido por várias facções e traficantes na comunidade.</text:p>
      <text:p text:style-name="P8">Personalidade: sério; mais alegre com amigos; amoroso com sua família: irmã e avó.</text:p>
      <text:p text:style-name="P59"><text:span text:style-name="T37">ZU</text:span><text:span text:style-name="T9">:</text:span></text:p>
      <text:p text:style-name="P59"><text:span text:style-name="T37">MOACIR</text:span><text:span text:style-name="T9">: administrador de </text:span><text:span text:style-name="T30">pista.</text:span></text:p>
      <text:p text:style-name="P21">Moacir é um antigo frequentador e colaborador no terreiro próximo a pista que ele e sua equipe administra. Sua idade avançada e estudo sem escolaridade permitiram ele conhecer o mundo por outro olhar, com erros e acertos ele pode aprender muito na vida e se orgulha muito disso.</text:p>
      <text:p text:style-name="P21">Quando jovem gostava muito de brincar com seu carrinho de garrafa pet e sonhava em ter um carro e poder andar com toda sua família pela cidade e o cortiço, por isso fica muito feliz em colaborar com a juventude na organização do evento RUA.</text:p>
      <text:p text:style-name="P59"><text:soft-page-break/><text:span text:style-name="T7">Infelizmente, ele </text:span><text:span text:style-name="T33">conseguiu o carro, mas nem todos da sua família puderam andar com ele por aí. Perdeu alguns pro tráfico, pra polícia, pela droga e pelo mandado de desocupação. Nem nunca pôde pilotar seu carro na cidade. Apesar de tudo isso, se sente realizado em saber que foi um dos fundadores originais do RUA e antigo TERCEIRO.</text:span></text:p>
      <text:p text:style-name="P21">Personalidade: calmo, pensativo, muito inteligente.</text:p>
      <text:p text:style-name="P8"/>
      <text:p text:style-name="P72">7. Fichas de locais e eventos</text:p>
      <text:p text:style-name="P3"/>
      <text:p text:style-name="P59"><text:span text:style-name="T9">CIDADE: a cidade que a </text:span><text:span text:style-name="T30">história</text:span><text:span text:style-name="T9"> </text:span><text:span text:style-name="T30">acontece é fictícia e não tem o nome definido para melhor se adequar na mentalidade da(do) jogadora(or) representada(o) com a cidade que ela(ele) mora.</text:span></text:p>
      <text:p text:style-name="P59"><text:span text:style-name="T9">RUA: evento anual de corrida </text:span><text:span text:style-name="T30">contra o tempo que acontece na maior comunidade pobre da cidade. </text:span><text:span text:style-name="T9">RUA é uma abreviação ou apelido para a palavra REUNIÃO. </text:span><text:span text:style-name="T30">A reunião que este evento propõem fica na característica marcante dele: procura reunir as(os) corredoras(es) em um evento anual para escolher o melhor piloto das corridas ilegais do ano.</text:span></text:p>
      <text:p text:style-name="P15">Cada evento no RUA é excepcional, pois procurar reunir pessoas de todos os tipos em um baile funk, em uma batalha de rap ou evento de conversa e todo no fim converge para a corrida.</text:p>
      <text:p text:style-name="P59"><text:span text:style-name="T30">BAIXO DO REGINALDO: favela formada após a intensificação da poluição num rio da cidade e falta de controle do saneamento básico no antigo Cortiço do Jacó. Atualmente o rio morreu e é o córrego principal da cidade. O Cortiço do Jacó foi destruído e as famílias foram desocupadas e expulsas para distante da zona central da cidade, se aproximando mais da floresta e do lixão da cidade para liberar o espaço para a construção de uma </text:span><text:span text:style-name="T32">UTA (Unidade de Tratamento de Água)</text:span><text:span text:style-name="T30"> – até hoje o centro da cidade continua poluído</text:span><text:span text:style-name="T201">… DEVO ESCREVER MELHOR ESTA HISTÓRIA</text:span></text:p>
      <text:p text:style-name="P59"><text:span text:style-name="T30">CORTIÇO DE JACÓ (</text:span><text:span text:style-name="T201">TALVEZ EU MUDE O NOME DESTE LUGAR, NÃO LEMBRO BEM DO PERSONAGEM BÍBLICO JACÓ, </text:span><text:span text:style-name="T30">): antigo cortiço no centro da cidade que teve moradias destruídas e moradores desalojados para implantação de um programa de tratamento e manejo melhor dos recursos do rio ou córrego.</text:span></text:p>
      <text:p text:style-name="P24"/>
      <text:p text:style-name="P72">8. História do jogo</text:p>
      <text:p text:style-name="P3"/>
      <text:p text:style-name="P8">NARRAÇÃO DO “NEW GAME”, UM SENHOR DE AVANÇADA IDADE CONTA:</text:p>
      <text:p text:style-name="P59"><text:span text:style-name="T30">Faz</text:span><text:span text:style-name="T9"> muito tempo que </text:span><text:span text:style-name="T30">a burguesia reclamava de uns incômodo advindo das pessoas habitantes da comunidade ribeirinha do Cortiço de Jacó (</text:span><text:span text:style-name="T201">TALVEZ EU MUDE O NOME DESTE LUGAR</text:span><text:span text:style-name="T30">). Eles recramava e recramava na rádia que nôis era doença e era feio. Eles então começaram com essas cosas de mudar, de tirar, de obter posse; quando vimos chego aqui uma orde de juiz maldoso – tosse interrompe a fala dele por um momento.</text:span></text:p>
      <text:p text:style-name="P21">Esta orde dizia pra nôis sair de nossas casa, que aquelas casa nossa eles precisavam pegar e pegar o terreno. A maioria fico lá, como eu. Porque nascemo e crescemo e… e depois de tanto tempo – mais uma pausa inesperada por conta da tosse – deveríamos sair do lugar. Não pode. Isso tá errado.</text:p>
      <text:p text:style-name="P21">Perdemo tudo. Foi tudo destruído. Quase morri na mão daqueles capangas deles que vestem aquelas farda. Perdemo… Perdemo mermo. Eu consigo me lembrar, até hoje! Até hoje! Daqueles carros, daquelas armaduras... matano meu amor.</text:p>
      <text:p text:style-name="P21">Então subimo o morro e invadimo o lixão. Moramo aqui a... agora. Na Favela do Baixo do Reginaldo. Té quando eles vorta de novo. Sei lá! Hoje sobrevivemo ainda da pesca, mas andamo muito até chegar lá, mas alguns sobrevive do lixo. Então veio esse doençero, esse lixo todo de computador, de carro, de comida, de tudo. Tudo isso mata.</text:p>
      <text:p text:style-name="P21">Eu amava minha terra. Por que isso? De todo modo, tenho minhas filhas e netas... e tenho que continuar, né? Não posso parar antes de ver elas florescer e fica bem.</text:p>
      <text:p text:style-name="P3"/>
      <text:p text:style-name="P8">DIÁLOGO INICIAL COM CARLOS - O PRIMEIRO:</text:p>
      <text:p text:style-name="P59"><text:span text:style-name="T9">A protagonista se aproxima do primeiro e ao perceber a </text:span><text:span text:style-name="T30">vinda dela o Primeiro começa</text:span><text:span text:style-name="T9">:</text:span></text:p>
      <text:p text:style-name="P8">- Opa, gata! Tudo bom?</text:p>
      <text:p text:style-name="P59"><text:span text:style-name="T9">- Tudo. Bo</text:span><text:span text:style-name="T30">a</text:span><text:span text:style-name="T9"> tarde!</text:span></text:p>
      <text:p text:style-name="P8">- Boa!</text:p>
      <text:p text:style-name="P59"><text:span text:style-name="T30">Um traficante armado com um fuzil se vira e </text:span><text:span text:style-name="T9">fala ao lado do </text:span><text:span text:style-name="T30">P</text:span><text:span text:style-name="T9">rimeiro:</text:span></text:p>
      <text:p text:style-name="P8">- Quê que essa mulé quer, hein?</text:p>
      <text:p text:style-name="P59"><text:span text:style-name="T9">E completa com </text:span><text:span text:style-name="T30">cinismo</text:span><text:span text:style-name="T9">:</text:span></text:p>
      <text:p text:style-name="P8">- Sua bitch?</text:p>
      <text:p text:style-name="P8">- Sou puta de ninguém porque quero falar com outra pessoa de sexo oposto, não, e outra, eu tô falando com cê, por acaso?</text:p>
      <text:p text:style-name="P59"><text:span text:style-name="T9">- É o quê, </text:span><text:span text:style-name="T30">quenga</text:span><text:span text:style-name="T9">? Cê me respeite, </text:span><text:span text:style-name="T30">viu</text:span><text:span text:style-name="T9">?</text:span></text:p>
      <text:p text:style-name="P59"><text:soft-page-break/><text:span text:style-name="T9">- Se não vai fazer o qu</text:span><text:span text:style-name="T30">ê</text:span><text:span text:style-name="T9">? Me matar? Aqui quem me faltô respeito foi você, viu? Isso é magoa. Porque n</text:span><text:span text:style-name="T30">a pista já ganhei de cê antes, otário.</text:span></text:p>
      <text:p text:style-name="P21">Os outros ao redor vaiam e é possível ouvir as falas “Carai! Nessa cê morreu Marquinhos!” e “Se fudeu!” ao fundo:</text:p>
      <text:p text:style-name="P21">- Uuuuuuuu! - vaia.</text:p>
      <text:p text:style-name="P21">Ele então tenta retomar a fala zangado, mas é rapidamente interrompido pelo primeiro:</text:p>
      <text:p text:style-name="P8">- Oxi, olha…</text:p>
      <text:p text:style-name="P59"><text:span text:style-name="T9">- Ela tá certa. Vacilo feio, mano - fala o </text:span><text:span text:style-name="T30">P</text:span><text:span text:style-name="T9">rimeiro. Após uma pausa e risos ao fundo o primeiro prossegue:</text:span></text:p>
      <text:p text:style-name="P59"><text:span text:style-name="T9">- Olha, meu nome é </text:span><text:span text:style-name="T30">Carlos. Fala o que cê quer?</text:span></text:p>
      <text:p text:style-name="P59"><text:span text:style-name="T9">- </text:span><text:span text:style-name="T30">É</text:span><text:span text:style-name="T9"> você que </text:span><text:span text:style-name="T30">gerencia as corridas de nível 1. Como faço pra participar do RUA?</text:span></text:p>
      <text:p text:style-name="P21">- Sou eu sim. Massa! Seja bem vinda. Fique a vontade pra se enturmar com as meninas e meninos daqui. Só gente boa!</text:p>
      <text:p text:style-name="P21">- Me dá seu nome compreto, celular e otras coisas. Eu vou anotar e repassar pra Terceira, no fim das contas ela que manda.</text:p>
      <text:p text:style-name="P21">- Beleza. Meu nome é <text:span text:style-name="T354">Anne Gizza da Iara Bonita e Dandara </text:span><text:span text:style-name="T355">(AINDA NÃO SEI)</text:span>. Meu número é…</text:p>
      <text:p text:style-name="P8">[A TELA ESCURECE]</text:p>
      <text:p text:style-name="P21">Um dos amigos de Carlos e Anne sobem a rua para falar com Zu, uma administradora de pista. Então o moço para um momento, se aproxima mais de Anne e diz apontando uma casa:</text:p>
      <text:p text:style-name="P21">- Oiá a casa azul de alvenaria ali.</text:p>
      <text:p text:style-name="P21">- É a casa dela.</text:p>
      <text:p text:style-name="P21">- Sim e boa sorte, viu, gata? As pistas podem ser perigosas.</text:p>
      <text:p text:style-name="P21">- Viu.</text:p>
      <text:p text:style-name="P21">- Eu vou embora agora. Precisar é só falar no meu número ou no número do primeiro mermo. Ele não se importa muito se ligarem pra ele.</text:p>
      <text:p text:style-name="P21">- Beleza.</text:p>
      <text:p text:style-name="P21">Então o rapaz se despedi ao falar:</text:p>
      <text:p text:style-name="P21">- Falô!!</text:p>
      <text:p text:style-name="P21">Anne então se volta para a casa da Zu e anda na direção da casa.</text:p>
      <text:p text:style-name="P21">Porém, mesmo ao longe, o rapaz que ia embora, grita:</text:p>
      <text:p text:style-name="P21">- Ôôôôô, Anneeee!</text:p>
      <text:p text:style-name="P21">- Oiii!</text:p>
      <text:p text:style-name="P21"><text:soft-page-break/>- Não esquece de olhar o mapa.</text:p>
      <text:p text:style-name="P21">- Ta certo. Brigada!</text:p>
      <text:p text:style-name="P8"/>
      <text:p text:style-name="P59"><text:span text:style-name="T9">E</text:span><text:span text:style-name="T30">VENTO </text:span><text:span text:style-name="T9">1 – diálogo antes do evento começar entre a administradora de pista </text:span><text:span text:style-name="T30">Zu</text:span><text:span text:style-name="T9"> (descendente de africanas) e a personagem principal Anne:</text:span></text:p>
      <text:p text:style-name="P21">Zu esta na frente de sua casa sentada sobre uma caixa de som alta e larga. Ela esta selecionando pelo celular uma música para tocar na caixa. Ela percebi a aproximação de Anne e as duas começam a conversar até este ponto:</text:p>
      <text:p text:style-name="P21">- Não podemos competir contra os carros da polícia. Da última vez que eles vieram aqui eu perdi minha mulher. Eu não gosto deles. Todo ano, toda vez é isso.</text:p>
      <text:p text:style-name="P21">- Eu ti entendo. Queria poder fazer algo, mas... num sei.</text:p>
      <text:p text:style-name="P21">Se alegrando Zu responde:</text:p>
      <text:p text:style-name="P21">- Nem se preocupe com isso, não. Tudo que cê tem que fazer agora é fazer o melhor tempo na corrida. Bora se preparar?</text:p>
      <text:p text:style-name="P21">- Bora!</text:p>
      <text:p text:style-name="P21">- Beleza!</text:p>
      <text:p text:style-name="P8"/>
      <text:p text:style-name="P59"><text:span text:style-name="T30">EVENTO</text:span><text:span text:style-name="T9"> 2 - diálogo antes do evento começar entre a administradora de pista </text:span><text:span text:style-name="T30">Carolina – </text:span><text:span text:style-name="T201">TALVEZ ESTE NOME MUDE DEVIDO A UMA PESQUISA POR NOMES INDÍGENAS EM ANDAMENTO</text:span><text:span text:style-name="T30"> - (Indígena)</text:span><text:span text:style-name="T9"> e a personagem principal Anne:</text:span></text:p>
      <text:p text:style-name="P21">- Embora o terreno seja difícil, temos algumas pistas no início da floresta...</text:p>
      <text:p text:style-name="P21">- Sério? Isso num sabia.</text:p>
      <text:p text:style-name="P21">- Tome cuidado com os espíritos da floresta. Eles podem trazer algum mal. Antigas e antigos indígenas que não tiveram enterros dignos vagam pela floresta e podem te causar algum mau.</text:p>
      <text:p text:style-name="P21">- Nem se preocupe! Eu não tenho medo!</text:p>
      <text:p text:style-name="P21">- Não é medo.</text:p>
      <text:p text:style-name="P21">- Oxi! E é o quê?</text:p>
      <text:p text:style-name="P21">Carolina fala em tom de alerta e preocupada:</text:p>
      <text:p text:style-name="P21">- Respeito! Eles existem. Eles não sabem o quê causam pra ti. Elas e eles sofrem muito por não puderem “desaparecer”.</text:p>
      <text:p text:style-name="P21">- Desculpa! Cê tem razão, mas por que eles não tiveram enterro?</text:p>
      <text:p text:style-name="P21">- Infelizmente, os home branco foram lá e mataram elas e eles por terra, gado, ouro. Essas coisas de valor pra os branco.</text:p>
      <text:p text:style-name="P21"><text:soft-page-break/>Anne muda abruptamente a feição e se entristesse um pouco:</text:p>
      <text:p text:style-name="P21">- Que triste. Eles vagam sem rumo e sem saber pra onde vão…</text:p>
      <text:p text:style-name="P21">Carolina tenta consolá-la de alguum modo. Caroline pega e aperta a mão de Anne e diz:</text:p>
      <text:p text:style-name="P21">- Tudo bem, amiga. A mãe terra esta com a gente. As coisa vão mudar.</text:p>
      <text:p text:style-name="P21">- Tá certo.</text:p>
      <text:p text:style-name="P8"/>
      <text:p text:style-name="P59"><text:span text:style-name="T30">EVENTO</text:span><text:span text:style-name="T9"> 3 - diálogo antes do evento começar entre </text:span><text:span text:style-name="T30">o</text:span><text:span text:style-name="T9"> administrador de pista </text:span><text:span text:style-name="T30">Moacir (negro religioso da ubanda) </text:span><text:span text:style-name="T9">e a personagem principal Anne:</text:span></text:p>
      <text:p text:style-name="P59"><text:span text:style-name="T9">Anne chega de carro n</text:span><text:span text:style-name="T30">o barraco de M</text:span><text:span text:style-name="T9">oacir e chama por ele na porta, este atende, eles se </text:span><text:span text:style-name="T30">cumprimentam</text:span><text:span text:style-name="T9"> e chama a moça para entrar pra ela esperar, porque ele esta um pouco ocupado. </text:span><text:span text:style-name="T30">Moacir </text:span><text:span text:style-name="T9">começa a conversar com a jovem enquanto </text:span><text:span text:style-name="T30">ele</text:span><text:span text:style-name="T9"> termina de fazer o almoço. Então a conversa chega até este ponto:</text:span></text:p>
      <text:p text:style-name="P8">- Não tendi porque ali assumiu seu machismo. Machismo é algo estrutural e ruim. Deveria ser mortalmente evitado.</text:p>
      <text:p text:style-name="P59"><text:span text:style-name="T9">- Exatamente por isso. É algo que esta em todos os lugares, em mim e você. Antes de olhar para </text:span><text:span text:style-name="T30">os outros,</text:span><text:span text:style-name="T9"> eu olhei para mim mesmo e vi que precisava melhorar também se eu quisesse que não existisse </text:span><text:span text:style-name="T30">estas coisas más; como racismo e xenofobia. Mais do que apontar o dedo na cara de alguém, eu resolvi mudar a mim mesmo.</text:span></text:p>
      <text:p text:style-name="P21">- Mas… - Anne então para e ele aproveita para perguntar:</text:p>
      <text:p text:style-name="P21">- Você procura evitar tratar destas questões com seus colegas?</text:p>
      <text:p text:style-name="P21">- Não. É que…</text:p>
      <text:p text:style-name="P21">- Seu mundo nunca mudará, jovem.</text:p>
      <text:p text:style-name="P21">- Tendi o que cê fez. Desculpa.</text:p>
      <text:p text:style-name="P21">- Tudo bem. Olhe para minha idade. Tou quase um pai de santo já, então saber destas coisas é fácil. Além disso, ao sair do terreiro mais cedo vi você se impondo muito diante daquele jovem armado. Parabéns!</text:p>
      <text:p text:style-name="P21">- Brigada!</text:p>
      <text:p text:style-name="P21">- Depois vo ter que falar com ele, por sinal; mas vamos ao que interessa. Gostei d’ocê e cê quer vencer, né?</text:p>
      <text:p text:style-name="P21">Em tom alegre e sorrindo ela responde:</text:p>
      <text:p text:style-name="P21">- Claro!</text:p>
      <text:p text:style-name="P21">- Então vamos nos preparar.</text:p>
      <text:p text:style-name="P8"/>
      <text:p text:style-name="P72">9. Ciclo de progresso do jogo</text:p>
      <text:p text:style-name="P8"/>
      <text:p text:style-name="P59"><text:span text:style-name="T9">O jogo se divide em eventos. Cada evento com seus obstáculos <text:s/>diversos que tornam a pista difícil de ser completada. Se a(o) jogadora(or) termina uma pista com um tempo menor ou igual ao melhor tempo da </text:span><text:span text:style-name="T30">pista (Inicialmente, um tempo fixado, mas que vai se alterando para <text:s/>o menor tempo que a pista foi completada),</text:span><text:span text:style-name="T9"> então o jogador vence </text:span><text:span text:style-name="T30">e completa o evento.</text:span></text:p>
      <text:p text:style-name="P59"><text:span text:style-name="T9">A história principal se divide entre três partes, separadas entre as histórias dos três personagens principais: Carlos, </text:span><text:span text:style-name="T30">Maria e Safira. Respectivamente, elas(eles) são o Primeiro, a Segunda e a Terceira. Sendo a Terceira a administradora central do festival RUA, um evento anula de corrida ilegal que acontece na comunidade do Baixo do Reginaldo, e proprietária dos eventos mais difíceis no festival. Já Carlos administra os eventos mais fáceis e iniciais.</text:span></text:p>
      <text:p text:style-name="P21">Se a jogadora(or) vence todos os eventos do Carlos, ela(ele) prossegue na história e libera permanentemente os eventos da Maria e da mesma forma acontece com a história e eventos da Safira. De todo modo na parte de um administrador central deve ser encontrada alguma referência aos outros personagens que existem nas outras duas partes da história principal.</text:p>
      <text:p text:style-name="P21">A cada evento ganho, a(o) jogadora(jogador) ganha uma quantidade em dinheiro de jogo que pode ser usado para comprar carros no menu garagem do jogo.</text:p>
      <text:p text:style-name="P71">10. Apoio</text:p>
      <text:p text:style-name="P8"/>
      <text:p text:style-name="P9">Elthon <text:span text:style-name="T357">Oliveira</text:span>. Professor da Ufal Campus Arapiraca – Sede.</text:p>
      <text:p text:style-name="P26"><text:span text:style-name="T2">Elias </text:span><text:span text:style-name="T3">(</text:span><text:span text:style-name="T115">NÃO TENHO O NOME COMPLETO DELE</text:span><text:span text:style-name="T3">)</text:span></text:p>
      <text:p text:style-name="P9"/>
      <text:p text:style-name="P72">11. Referências bibliográficas</text:p>
      <text:p text:style-name="P3"/>
      <text:p text:style-name="P3">Livros, textos e artigos na internet:</text:p>
      <text:p text:style-name="P8">A EDUCAÇÃO ESCOLAR INDÍGENA COMO FORTALECIMENTO DA IDENTIDADE CULTURAL DOS POTIGUARA DA PARAÍBA/BRASIL – CONSIDERAÇÕES INICIAIS. Pedro Lôbo dos Santos e Eduardo Dias da Silva. pg. 2-4. Link: https://www.scielo.br/j/tla/a/zhFtBtt95P6bTVbwGGkvVmv/?lang=pt; acesso em 26/06/2021 às 01:58 (1).</text:p>
      <text:p text:style-name="P8">A xawara e os mortos: os Yanomami, luto e luta na pandemia da Covid-19. Marcelo Moura Silva e Carlos Estellita-Lins. pg. 4-5, pg. 13-17. Link: https://www.scielo.br/j/tla/a/zhFtBtt95P6bTVbwGGkvVmv/?lang=pt; acesso em 26/06/2021 às 01:59 (2).</text:p>
      <text:p text:style-name="P8">O Brasil indígena. IBGE. Link: https://www.gov.br/funai/pt-br/atuacao/povos-indigenas/o-brasil-indigena-ibge-1; acesso em 30/06/2021 às 11:53.</text:p>
      <text:p text:style-name="P8">Mapas de terras indígenas da Funai (Fundação Nacional do Índio):</text:p>
      <text:p text:style-name="P8">Link geral: https://www.gov.br/funai/pt-br/atuacao/terras-indigenas/geoprocessamento-e-mapas; acesso em 30/06/2021 às 14:52.</text:p>
      <text:list xml:id="list2785827970" text:style-name="WWNum5">
        <text:list-item>
          <text:p text:style-name="P86">Terras indígenas do Brasil. Link: https://www.gov.br/funai/pt-br/arquivos/conteudo/cggeo/pdf/terra-indigena.pdf</text:p>
        </text:list-item>
        <text:list-item>
          <text:p text:style-name="P86">Jurisdicionamento das coordenações com terras indígenas: Link: https://www.gov.br/funai/pt-br/arquivos/conteudo/cggeo/pdf/terra-indigena-coordenacao.pdf</text:p>
        </text:list-item>
      </text:list>
      <text:p text:style-name="P8">Informações da C.R. Nordeste I(AL) no site da Funai. Link: https://www.gov.br/funai/pt-br/composicao/coordenacoes-regionais/cr-nordeste; acesso em 30/06/2021 às 21:42.</text:p>
      <text:p text:style-name="P59"><text:span text:style-name="T30">D</text:span><text:span text:style-name="T9">icionário Tupi</text:span><text:span text:style-name="T30">(</text:span><text:span text:style-name="T9">Antigo)-Português. Moacir Ribeiro de Carvalho. Link: https://www.google.com.br/url?sa=t&amp;source=web&amp;rct=j&amp;url=http://etnolinguistica.wdfiles.com/local--files/biblio%253Acarvalho-1987-dicionario/Carvalho_1987_DicTupiAntigo-Port_OCR.pdf&amp;ved=2ahUKEwjFtJiC1eLxAhWErJUCHXZEDa0QFnoECBwQAQ&amp;usg=AOvVaw1gRhgKijWO0sNgappV1zen; acesso em 14/07/2021, às 10:28.</text:span></text:p>
      <text:p text:style-name="P21">Livro Racionais Mc’s - Sobrevivendo no Inferno - 1ª ed. - São Paulo: Companhia das Letras, 2018.</text:p>
      <text:p text:style-name="P21">Questões de gênero em Platão e Eurípedes: corpos antigos e gender performativity. Link: https://www.scielo.br/j/ep/a/GkVwGqNVJBqHKNYkGS5mPXD/?lang=pt. Vânia Silva e Gabriele Cornelli; acesso em 20/07/2021 às 19:40.</text:p>
      <text:p text:style-name="P64"><text:soft-page-break/><text:span text:style-name="T139">Discurso antigênero e agendas feministas e LGBT nos planos estaduais de educação: tensões e disputas. </text:span><text:span text:style-name="T140">Cláudia Vianna e Alexandre Bortolini.</text:span><text:span text:style-name="T139"> </text:span><text:span text:style-name="T141">pg. 1-</text:span><text:span text:style-name="T142">8; </text:span><text:span text:style-name="T143">pg. 10-</text:span><text:span text:style-name="T144">21</text:span><text:span text:style-name="T139">. Link: https://www.scielo.br/j/ep/a/Tc37WjhH7ywmFCpJJ4NbBCH/?lang=pt; acesso em 21/07/2021 às 00:46.</text:span></text:p>
      <text:p text:style-name="P64"><text:span text:style-name="T139">Feminicídios em Porto Alegre, Rio Grande do Sul, Brasil: iniquidades de gênero ao morrer. Stela Nazareth Meneghel e Ane Freitas Margarites. </text:span><text:span text:style-name="T145">pg. </text:span><text:span text:style-name="T146">2. pg 4</text:span><text:span text:style-name="T145">-</text:span><text:span text:style-name="T147">9</text:span><text:span text:style-name="T145">.</text:span><text:span text:style-name="T139"> Link: https://www.scielosp.org/article/csp/2017.v33n12/e00168516/; acesso em 04/08/2021 às 01:13.</text:span></text:p>
      <text:p text:style-name="P17">Conceição Evaristo - Olhos d'água. Link: http://www.letras.ufmg.br/literafro/autoras/24-textos-das-autoras/929-conceicao-evaristo-olhos-d-agua; acesso em 12/08/2021 às 10:03.</text:p>
      <text:p text:style-name="P59"><text:span text:style-name="T202">A edu</text:span><text:span text:style-name="T350">caç</text:span><text:span text:style-name="T202">ão para além do capital. Is</text:span><text:span text:style-name="T204">t</text:span><text:span text:style-name="T350">ván Mészáros</text:span><text:span text:style-name="T202">. </text:span><text:span text:style-name="T203">2.ed. - São Paulo: Boitempo, 2008</text:span><text:span text:style-name="T202">. pg. 47-50.</text:span></text:p>
      <text:p text:style-name="P51"><text:span text:style-name="T186">Pedagogia do oprimido. Paulo Freire. 64. ed. - Rio de Janeiro/São Paulo: Paz e </text:span><text:span text:style-name="T338">T</text:span><text:span text:style-name="T186">erra, 2017.</text:span></text:p>
      <text:p text:style-name="P52"><text:span text:style-name="T134">O que é Gênero? / </text:span><text:span text:style-name="T135">Silva Carmuça; Taciana Gouveia. - 4. ed. - Recife: SOS CORPO – Instituto Feminista para a Democracia, 2004. 40 p. - (Cadernos SOS CORPO; v. 1).</text:span></text:p>
      <text:p text:style-name="P16">NOSSA VOZ ECOA | EP 02 - "HIP HOP RESISTE". Websérie idealizada por Preta-Rara e Talita Fernandes e direção de Cibele Appes. Link: https://m.youtube.com/watch?v=3_PpQVw5in0&amp;t=960s; acesso em 11/08/2021 às 22:36.</text:p>
      <text:p text:style-name="P67"><text:span text:style-name="T189">Sentidos atribuídos por jovens escolares LGBT à afetividade e à vivência da sexualidade. Sandra Freitas, Ximena Pamela Diaz Bermúdez e Edgar Mérchan-Hamann. </text:span><text:span text:style-name="T190">pg. 3-11.</text:span><text:span text:style-name="T189"> Link: https://www.scielosp.org/article/sausoc/2021.v30n2/e190351/; acesso em 06/08/2021 às 22:57.</text:span></text:p>
      <text:p text:style-name="P57"><text:span text:style-name="T187">Diversidade sexual: uma leitura do impacto do estigma e discriminação na adolescência. José Carlos Pacheco da Silva, Rodrigo Ribeiro Cardoso, Ângela Maria Rosas Cardoso e Renato Santos Gonçalves. </text:span><text:span text:style-name="T188">pg. </text:span><text:span text:style-name="T339">2-</text:span><text:span text:style-name="T341">9</text:span><text:span text:style-name="T187">. Link: https://www.scielo.br/j/csc/a/TCJ6mXyyK4pB94FDNhcjZZc/?lang=pt#; acesso em 06/08/2021 às 22:49.</text:span></text:p>
      <text:p text:style-name="P16">Escrevivência, testemunho e direitos humanos em Olhos d'água de Conceição Evaristo. Cristina Ferreira Pinto-Bailey. <text:span text:style-name="T361">pg. 2-7.</text:span> Link: https://www.scielo.br/j/rblc/a/ztzrMxwqY49Krg6M7pqPdRp/?lang=pt; acesso em 14/08/2021 às 00:31.</text:p>
      <text:p text:style-name="P19">Músicas:</text:p>
      <text:p text:style-name="P22">Nega Gizza - Prostituta. Link: https://m.youtube.com/watch?v=uoVO9H971wU; acesso 12/08/2021 às 10:06.</text:p>
      <text:p text:style-name="P22">Kmila CDD - A faca (Prod DJ Caique). Link: https://m.youtube.com/watch?v=d7WKttXjdlo; acesso 12/08/2021 às 10:17.</text:p>
      <text:p text:style-name="P19">Músicas nos menus do jogo:</text:p>
      <text:p text:style-name="P20"><text:soft-page-break/>INCOMPLETO!!</text:p>
      <text:p text:style-name="P19">Músicas nos eventos ou corridas do jogo:</text:p>
      <text:p text:style-name="P5">INCOMPLETO!!</text:p>
      <text:p text:style-name="P3">Vídeos e documentários:</text:p>
      <text:p text:style-name="P5">INCOMPLETO!!</text:p>
      <text:p text:style-name="P7">Fotos:</text:p>
      <text:p text:style-name="P6">INCOMPLETO!!</text:p>
      <text:p text:style-name="P59"><text:span text:style-name="T37">Referencial do carro Lílas e outros carros</text:span><text:span text:style-name="T8">:</text:span></text:p>
      <text:p text:style-name="P25"><text:span text:style-name="T15">Image</text:span><text:span text:style-name="T40">ns</text:span><text:span text:style-name="T15"> usada</text:span><text:span text:style-name="T16">s</text:span><text:span text:style-name="T15"> para Lí</text:span><text:span text:style-name="T4">l</text:span><text:span text:style-name="T15">a</text:span><text:span text:style-name="T4">s e outros carros. &lt;a href='https://br.freepik.com/fotos/festa'&gt;Festa foto criado por bearfotos - br.freepik.com&lt;/a&gt;; acesso em 18/09/2020, às 19:22.</text:span></text:p>
      <text:p text:style-name="P25"><text:span text:style-name="T15">Image</text:span><text:span text:style-name="T40">ns</text:span><text:span text:style-name="T15"> usada</text:span><text:span text:style-name="T16">s</text:span><text:span text:style-name="T15"> para Lí</text:span><text:span text:style-name="T4">l</text:span><text:span text:style-name="T15">a</text:span><text:span text:style-name="T4">s e outros carros. &lt;a href='https://br.freepik.com/vetores/carro'&gt;Carro vetor criado por macrovector - br.freepik.com&lt;/a&gt;; acesso em 14/09/2020, às 19:48.</text:span></text:p>
      <text:p text:style-name="P25"><text:span text:style-name="T15">Image</text:span><text:span text:style-name="T40">ns</text:span><text:span text:style-name="T15"> usada</text:span><text:span text:style-name="T16">s</text:span><text:span text:style-name="T15"> para Lí</text:span><text:span text:style-name="T4">l</text:span><text:span text:style-name="T15">a</text:span><text:span text:style-name="T4">s e outros carros. Carro retrô estacionado, imagem de ArthurHidden no freepik. Link: &lt;a href='https://br.freepik.com/fotos/carro'&gt;Carro foto criado por ArthurHidden - br.freepik.com&lt;/a&gt;; acesso em 14/09/2020, às 19:45</text:span></text:p>
      <text:p text:style-name="P19">Imagens da Monalisa do Funk do Tars:</text:p>
      <text:p text:style-name="P59"><text:span text:style-name="T33">Imagens da M</text:span><text:span text:style-name="T7">onalisa do </text:span><text:span text:style-name="T33">F</text:span><text:span text:style-name="T7">unk do </text:span><text:span text:style-name="T33">T</text:span><text:span text:style-name="T7">ars. Link: https://www.google.com.br/amp/s/www.alagoas24horas.com.br/1183717/grafiteiro-paulista-da-mona-lisa-funkeira-e-preso-em-maceio/amp/?espv=1; acesso em 29/06/2021 às 22:35.</text:span></text:p>
      <text:p text:style-name="P75">Referencial do carro Noturno: </text:p>
      <text:p text:style-name="P21">Imagens de referência para Noturno. Imagem de carros no livro Racionais Mc’s Sobrevivendo no Inferno. pg. 70-71. - 1ª ed. - São Paulo: Companhia das Letras, 2018.</text:p>
      <text:p text:style-name="P77"><text:span text:style-name="T33">C</text:span><text:span text:style-name="T7">arros de modelos mais antigos que aparecem nos trailers de Need for Speed Payback (Trailer 1: https://m.youtube.com/watch?v=04KPiGmC7Lc, acesso em 13/09/2020, às 16:09) e Need for Speed Heat (Trailer 2: https://m.youtube.com/watch?v=04KPiGmC7Lc; acesso em 13/09/2020, ás 16:04) e do trailer da comemoração de aniversário do jogo The Crew 2 (Trailer 3: https://m.youtube.com/watch?v=eF-slyfHEVQ; acesso em 13/09/2020, às 16:17).</text:span></text:p>
      <text:p text:style-name="P76"/>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Symbol" svg:font-family="Symbol" style:font-charset="x-symbol"/>
    <style:font-face style:name="OpenSymbol1" svg:font-family="OpenSymbol" style:font-adornments="Regular" style:font-pitch="variable" style:font-charset="x-symbol"/>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OpenSymbol2" svg:font-family="OpenSymbol" style:font-family-generic="system" style:font-pitch="variable"/>
    <style:font-face style:name="Symbol1" svg:font-family="Symbo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0pt" fo:language="pt" fo:country="BR" style:letter-kerning="true" style:font-name-asian="Noto Sans CJK SC Regular" style:font-size-asian="10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0pt" fo:language="pt" fo:country="BR" style:letter-kerning="true" style:font-name-asian="Noto Sans CJK SC Regular" style:font-size-asian="10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text-align="start" style:justify-single-word="false" fo:orphans="2" fo:widows="2" fo:hyphenation-ladder-count="no-limit" style:punctuation-wrap="simple" style:writing-mode="lr-tb"/>
      <style:text-properties style:use-window-font-color="true" style:font-name="Liberation Serif" fo:font-family="'Liberation Serif'" style:font-family-generic="roman" style:font-pitch="variable" fo:font-size="12pt" style:letter-kerning="true" style:font-name-asian="Noto Sans CJK SC Regular" style:font-family-asian="'Noto Sans CJK SC Regular'" style:font-family-generic-asian="system" style:font-pitch-asian="variable" style:font-size-asian="12pt" style:language-asian="zh" style:country-asian="CN" style:font-name-complex="FreeSans" style:font-family-complex="FreeSans" style:font-family-generic-complex="system"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Figure" style:family="paragraph" style:parent-style-name="Caption" style:default-outline-level="" style:class="extra"/>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omplex="Symbol1" style:font-family-complex="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ListLabel_20_10" style:display-name="ListLabel 10" style:family="text">
      <style:text-properties style:font-name-complex="Symbol1" style:font-family-complex="Symbol" style:font-family-generic-complex="system" style:font-pitch-complex="variable"/>
    </style:style>
    <style:style style:name="ListLabel_20_11" style:display-name="ListLabel 11" style:family="text">
      <style:text-properties style:font-name-complex="OpenSymbol2" style:font-family-complex="OpenSymbol" style:font-family-generic-complex="system" style:font-pitch-complex="variable"/>
    </style:style>
    <style:style style:name="ListLabel_20_12" style:display-name="ListLabel 12" style:family="text">
      <style:text-properties style:font-name-complex="OpenSymbol2" style:font-family-complex="OpenSymbol" style:font-family-generic-complex="system" style:font-pitch-complex="variable"/>
    </style:style>
    <style:style style:name="ListLabel_20_13" style:display-name="ListLabel 13" style:family="text">
      <style:text-properties style:font-name-complex="Symbol1" style:font-family-complex="Symbol" style:font-family-generic-complex="system" style:font-pitch-complex="variable"/>
    </style:style>
    <style:style style:name="ListLabel_20_14" style:display-name="ListLabel 14" style:family="text">
      <style:text-properties style:font-name-complex="OpenSymbol2" style:font-family-complex="OpenSymbol" style:font-family-generic-complex="system" style:font-pitch-complex="variable"/>
    </style:style>
    <style:style style:name="ListLabel_20_15" style:display-name="ListLabel 15" style:family="text">
      <style:text-properties style:font-name-complex="OpenSymbol2" style:font-family-complex="OpenSymbol" style:font-family-generic-complex="system" style:font-pitch-complex="variable"/>
    </style:style>
    <style:style style:name="ListLabel_20_16" style:display-name="ListLabel 16" style:family="text">
      <style:text-properties style:font-name-complex="Symbol1" style:font-family-complex="Symbol" style:font-family-generic-complex="system" style:font-pitch-complex="variable"/>
    </style:style>
    <style:style style:name="ListLabel_20_17" style:display-name="ListLabel 17" style:family="text">
      <style:text-properties style:font-name-complex="OpenSymbol2" style:font-family-complex="OpenSymbol" style:font-family-generic-complex="system" style:font-pitch-complex="variable"/>
    </style:style>
    <style:style style:name="ListLabel_20_18" style:display-name="ListLabel 18" style:family="text">
      <style:text-properties style:font-name-complex="OpenSymbol2" style:font-family-complex="OpenSymbol" style:font-family-generic-complex="system" style:font-pitch-complex="variable"/>
    </style:style>
    <style:style style:name="ListLabel_20_19" style:display-name="ListLabel 19" style:family="text">
      <style:text-properties style:font-name-complex="Symbol1" style:font-family-complex="Symbol" style:font-family-generic-complex="system" style:font-pitch-complex="variable"/>
    </style:style>
    <style:style style:name="ListLabel_20_20" style:display-name="ListLabel 20" style:family="text">
      <style:text-properties style:font-name-complex="OpenSymbol2" style:font-family-complex="OpenSymbol" style:font-family-generic-complex="system" style:font-pitch-complex="variable"/>
    </style:style>
    <style:style style:name="ListLabel_20_21" style:display-name="ListLabel 21" style:family="text">
      <style:text-properties style:font-name-complex="OpenSymbol2" style:font-family-complex="OpenSymbol" style:font-family-generic-complex="system" style:font-pitch-complex="variable"/>
    </style:style>
    <style:style style:name="ListLabel_20_22" style:display-name="ListLabel 22" style:family="text">
      <style:text-properties style:font-name-complex="Symbol1" style:font-family-complex="Symbol" style:font-family-generic-complex="system" style:font-pitch-complex="variable"/>
    </style:style>
    <style:style style:name="ListLabel_20_23" style:display-name="ListLabel 23" style:family="text">
      <style:text-properties style:font-name-complex="OpenSymbol2" style:font-family-complex="OpenSymbol" style:font-family-generic-complex="system" style:font-pitch-complex="variable"/>
    </style:style>
    <style:style style:name="ListLabel_20_24" style:display-name="ListLabel 24" style:family="text">
      <style:text-properties style:font-name-complex="OpenSymbol2" style:font-family-complex="OpenSymbol" style:font-family-generic-complex="system" style:font-pitch-complex="variable"/>
    </style:style>
    <style:style style:name="ListLabel_20_25" style:display-name="ListLabel 25" style:family="text">
      <style:text-properties style:font-name-complex="Symbol1" style:font-family-complex="Symbol" style:font-family-generic-complex="system" style:font-pitch-complex="variable"/>
    </style:style>
    <style:style style:name="ListLabel_20_26" style:display-name="ListLabel 26" style:family="text">
      <style:text-properties style:font-name-complex="OpenSymbol2" style:font-family-complex="OpenSymbol" style:font-family-generic-complex="system" style:font-pitch-complex="variable"/>
    </style:style>
    <style:style style:name="ListLabel_20_27" style:display-name="ListLabel 27" style:family="text">
      <style:text-properties style:font-name-complex="OpenSymbol2" style:font-family-complex="OpenSymbol" style:font-family-generic-complex="system" style:font-pitch-complex="variable"/>
    </style:style>
    <style:style style:name="ListLabel_20_28" style:display-name="ListLabel 28" style:family="text">
      <style:text-properties style:font-name-complex="Symbol1" style:font-family-complex="Symbol" style:font-family-generic-complex="system" style:font-pitch-complex="variable"/>
    </style:style>
    <style:style style:name="ListLabel_20_29" style:display-name="ListLabel 29" style:family="text">
      <style:text-properties style:font-name-complex="OpenSymbol2" style:font-family-complex="OpenSymbol" style:font-family-generic-complex="system" style:font-pitch-complex="variable"/>
    </style:style>
    <style:style style:name="ListLabel_20_30" style:display-name="ListLabel 30" style:family="text">
      <style:text-properties style:font-name-complex="OpenSymbol2" style:font-family-complex="OpenSymbol" style:font-family-generic-complex="system" style:font-pitch-complex="variable"/>
    </style:style>
    <style:style style:name="ListLabel_20_31" style:display-name="ListLabel 31" style:family="text">
      <style:text-properties style:font-name-complex="Symbol1" style:font-family-complex="Symbol" style:font-family-generic-complex="system" style:font-pitch-complex="variable"/>
    </style:style>
    <style:style style:name="ListLabel_20_32" style:display-name="ListLabel 32" style:family="text">
      <style:text-properties style:font-name-complex="OpenSymbol2" style:font-family-complex="OpenSymbol" style:font-family-generic-complex="system" style:font-pitch-complex="variable"/>
    </style:style>
    <style:style style:name="ListLabel_20_33" style:display-name="ListLabel 33" style:family="text">
      <style:text-properties style:font-name-complex="OpenSymbol2" style:font-family-complex="OpenSymbol" style:font-family-generic-complex="system" style:font-pitch-complex="variable"/>
    </style:style>
    <style:style style:name="ListLabel_20_34" style:display-name="ListLabel 34" style:family="text">
      <style:text-properties style:font-name-complex="Symbol1" style:font-family-complex="Symbol" style:font-family-generic-complex="system" style:font-pitch-complex="variable"/>
    </style:style>
    <style:style style:name="ListLabel_20_35" style:display-name="ListLabel 35" style:family="text">
      <style:text-properties style:font-name-complex="OpenSymbol2" style:font-family-complex="OpenSymbol" style:font-family-generic-complex="system" style:font-pitch-complex="variable"/>
    </style:style>
    <style:style style:name="ListLabel_20_36" style:display-name="ListLabel 36" style:family="text">
      <style:text-properties style:font-name-complex="OpenSymbol2" style:font-family-complex="OpenSymbol" style:font-family-generic-complex="system" style:font-pitch-complex="variable"/>
    </style:style>
    <style:style style:name="ListLabel_20_37" style:display-name="ListLabel 37" style:family="text">
      <style:text-properties style:font-name-complex="Symbol1" style:font-family-complex="Symbol" style:font-family-generic-complex="system" style:font-pitch-complex="variable"/>
    </style:style>
    <style:style style:name="ListLabel_20_38" style:display-name="ListLabel 38" style:family="text">
      <style:text-properties style:font-name-complex="OpenSymbol2" style:font-family-complex="OpenSymbol" style:font-family-generic-complex="system" style:font-pitch-complex="variable"/>
    </style:style>
    <style:style style:name="ListLabel_20_39" style:display-name="ListLabel 39" style:family="text">
      <style:text-properties style:font-name-complex="OpenSymbol2" style:font-family-complex="OpenSymbol" style:font-family-generic-complex="system" style:font-pitch-complex="variable"/>
    </style:style>
    <style:style style:name="ListLabel_20_40" style:display-name="ListLabel 40" style:family="text">
      <style:text-properties style:font-name-complex="Symbol1" style:font-family-complex="Symbol" style:font-family-generic-complex="system" style:font-pitch-complex="variable"/>
    </style:style>
    <style:style style:name="ListLabel_20_41" style:display-name="ListLabel 41" style:family="text">
      <style:text-properties style:font-name-complex="OpenSymbol2" style:font-family-complex="OpenSymbol" style:font-family-generic-complex="system" style:font-pitch-complex="variable"/>
    </style:style>
    <style:style style:name="ListLabel_20_42" style:display-name="ListLabel 42" style:family="text">
      <style:text-properties style:font-name-complex="OpenSymbol2" style:font-family-complex="OpenSymbol" style:font-family-generic-complex="system" style:font-pitch-complex="variable"/>
    </style:style>
    <style:style style:name="ListLabel_20_43" style:display-name="ListLabel 43" style:family="text">
      <style:text-properties style:font-name-complex="Symbol1" style:font-family-complex="Symbol" style:font-family-generic-complex="system" style:font-pitch-complex="variable"/>
    </style:style>
    <style:style style:name="ListLabel_20_44" style:display-name="ListLabel 44" style:family="text">
      <style:text-properties style:font-name-complex="OpenSymbol2" style:font-family-complex="OpenSymbol" style:font-family-generic-complex="system" style:font-pitch-complex="variable"/>
    </style:style>
    <style:style style:name="ListLabel_20_45" style:display-name="ListLabel 45" style:family="text">
      <style:text-properties style:font-name-complex="OpenSymbol2" style:font-family-complex="OpenSymbol"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4"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7"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12"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13"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4"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15"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16"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7"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18"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0"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2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22"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23"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24"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25"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26"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27"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format="1" text:display-levels="3">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format="1" text:display-levels="3">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format="1" text:display-levels="3">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format="1" text:display-levels="3">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format="1" text:display-levels="3">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28" text:bullet-char="">
        <style:list-level-properties text:list-level-position-and-space-mode="label-alignment">
          <style:list-level-label-alignment text:label-followed-by="listtab" text:list-tab-stop-position="3.771cm" fo:text-indent="-0.635cm" fo:margin-left="3.771cm"/>
        </style:list-level-properties>
        <style:text-properties style:font-name="Symbol"/>
      </text:list-level-style-bullet>
      <text:list-level-style-bullet text:level="2" text:style-name="ListLabel_20_29" text:bullet-char="◦">
        <style:list-level-properties text:list-level-position-and-space-mode="label-alignment">
          <style:list-level-label-alignment text:label-followed-by="listtab" text:list-tab-stop-position="4.406cm" fo:text-indent="-0.635cm" fo:margin-left="4.406cm"/>
        </style:list-level-properties>
        <style:text-properties style:font-name="OpenSymbol1"/>
      </text:list-level-style-bullet>
      <text:list-level-style-bullet text:level="3" text:style-name="ListLabel_20_30" text:bullet-char="▪">
        <style:list-level-properties text:list-level-position-and-space-mode="label-alignment">
          <style:list-level-label-alignment text:label-followed-by="listtab" text:list-tab-stop-position="5.041cm" fo:text-indent="-0.635cm" fo:margin-left="5.041cm"/>
        </style:list-level-properties>
        <style:text-properties style:font-name="OpenSymbol1"/>
      </text:list-level-style-bullet>
      <text:list-level-style-bullet text:level="4" text:style-name="ListLabel_20_31" text:bullet-char="">
        <style:list-level-properties text:list-level-position-and-space-mode="label-alignment">
          <style:list-level-label-alignment text:label-followed-by="listtab" text:list-tab-stop-position="5.676cm" fo:text-indent="-0.635cm" fo:margin-left="5.676cm"/>
        </style:list-level-properties>
        <style:text-properties style:font-name="Symbol"/>
      </text:list-level-style-bullet>
      <text:list-level-style-bullet text:level="5" text:style-name="ListLabel_20_32" text:bullet-char="◦">
        <style:list-level-properties text:list-level-position-and-space-mode="label-alignment">
          <style:list-level-label-alignment text:label-followed-by="listtab" text:list-tab-stop-position="6.311cm" fo:text-indent="-0.635cm" fo:margin-left="6.311cm"/>
        </style:list-level-properties>
        <style:text-properties style:font-name="OpenSymbol1"/>
      </text:list-level-style-bullet>
      <text:list-level-style-bullet text:level="6" text:style-name="ListLabel_20_33" text:bullet-char="▪">
        <style:list-level-properties text:list-level-position-and-space-mode="label-alignment">
          <style:list-level-label-alignment text:label-followed-by="listtab" text:list-tab-stop-position="6.946cm" fo:text-indent="-0.635cm" fo:margin-left="6.946cm"/>
        </style:list-level-properties>
        <style:text-properties style:font-name="OpenSymbol1"/>
      </text:list-level-style-bullet>
      <text:list-level-style-bullet text:level="7" text:style-name="ListLabel_20_34" text:bullet-char="">
        <style:list-level-properties text:list-level-position-and-space-mode="label-alignment">
          <style:list-level-label-alignment text:label-followed-by="listtab" text:list-tab-stop-position="7.581cm" fo:text-indent="-0.635cm" fo:margin-left="7.581cm"/>
        </style:list-level-properties>
        <style:text-properties style:font-name="Symbol"/>
      </text:list-level-style-bullet>
      <text:list-level-style-bullet text:level="8" text:style-name="ListLabel_20_35" text:bullet-char="◦">
        <style:list-level-properties text:list-level-position-and-space-mode="label-alignment">
          <style:list-level-label-alignment text:label-followed-by="listtab" text:list-tab-stop-position="8.216cm" fo:text-indent="-0.635cm" fo:margin-left="8.216cm"/>
        </style:list-level-properties>
        <style:text-properties style:font-name="OpenSymbol1"/>
      </text:list-level-style-bullet>
      <text:list-level-style-bullet text:level="9" text:style-name="ListLabel_20_36" text:bullet-char="▪">
        <style:list-level-properties text:list-level-position-and-space-mode="label-alignment">
          <style:list-level-label-alignment text:label-followed-by="listtab" text:list-tab-stop-position="8.851cm" fo:text-indent="-0.635cm" fo:margin-left="8.85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37"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38"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39"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4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4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42"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4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44"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45"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2"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7-01-01T14:28:30</meta:creation-date>
    <dc:language>pt-BR</dc:language>
    <dc:date>2021-08-17T19:20:12.157470706</dc:date>
    <meta:editing-cycles>539</meta:editing-cycles>
    <meta:editing-duration>P1DT11H17M29S</meta:editing-duration>
    <meta:generator>LibreOffice/6.4.7.2$Linux_X86_64 LibreOffice_project/40$Build-2</meta:generator>
    <meta:document-statistic meta:table-count="0" meta:image-count="0" meta:object-count="0" meta:page-count="32" meta:paragraph-count="270" meta:word-count="9333" meta:character-count="59183" meta:non-whitespace-character-count="50125"/>
  </office:meta>
</office:document-meta>
</file>